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A99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" style:family="table-cell" style:parent-style-name="Default" style:data-style-name="N0">
      <style:table-cell-properties style:vertical-align="automatic" fo:background-color="#00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5" style:family="table-cell" style:parent-style-name="Default" style:data-style-name="N0"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6" style:family="table-cell" style:parent-style-name="Default" style:data-style-name="N0">
      <style:table-cell-properties style:vertical-align="automatic" fo:background-color="#D9EAD3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7" style:family="table-cell" style:parent-style-name="Default" style:data-style-name="N0">
      <style:table-cell-properties style:vertical-align="automatic" fo:background-color="#B4A7D6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8" style:family="table-cell" style:parent-style-name="Default" style:data-style-name="N0">
      <style:table-cell-properties style:vertical-align="automatic"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9" style:family="table-cell" style:parent-style-name="Default" style:data-style-name="N0">
      <style:table-cell-properties style:vertical-align="automatic" fo:background-color="#A2C4C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0" style:family="table-cell" style:parent-style-name="Default" style:data-style-name="N0">
      <style:table-cell-properties style:vertical-align="automatic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1" style:family="table-cell" style:parent-style-name="Default" style:data-style-name="N0">
      <style:table-cell-properties style:vertical-align="automatic" fo:background-color="#D5A6BD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2" style:family="table-cell" style:parent-style-name="Default" style:data-style-name="N0">
      <style:table-cell-properties style:vertical-align="automatic" fo:background-color="#FFE5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3" style:family="table-cell" style:parent-style-name="Default" style:data-style-name="N0">
      <style:table-cell-properties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4" style:family="table-cell" style:parent-style-name="Default" style:data-style-name="N0">
      <style:table-cell-properties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5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6" style:family="table-cell" style:parent-style-name="Default" style:data-style-name="N0">
      <style:table-cell-properties fo:background-color="#B6D7A8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style:vertical-align="middle" fo:background-color="#B6D7A8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B6D7A8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0" style:family="table-cell" style:parent-style-name="Default" style:data-style-name="N0">
      <style:table-cell-properties fo:background-color="#FFFFFF"/>
      <style:text-properties style:font-name="Cambria" style:font-name-asian="Cambria" style:font-name-complex="Cambria" style:font-family-generic="roman"/>
    </style:style>
    <style:style style:name="ce21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2" style:family="table-cell" style:parent-style-name="Default" style:data-style-name="N0">
      <style:table-cell-properties fo:background-color="#FFFFFF"/>
    </style:style>
    <style:style style:name="ce23" style:family="table-cell" style:parent-style-name="Default" style:data-style-name="N0">
      <style:table-cell-properties style:vertical-align="middle" fo:background-color="#FFFFFF"/>
      <style:text-properties fo:font-size="7pt" style:font-size-asian="7pt" style:font-size-complex="7pt"/>
    </style:style>
    <style:style style:name="ce24" style:family="table-cell" style:parent-style-name="Default" style:data-style-name="N30">
      <style:table-cell-properties style:vertical-align="middle" fo:background-color="#B6D7A8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6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27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8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9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0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1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2" style:family="table-cell" style:parent-style-name="Default" style:data-style-name="N0">
      <style:table-cell-properties style:vertical-align="middle" fo:background-color="#FFFFFF"/>
      <style:text-properties fo:font-size="7pt" style:font-size-asian="7pt" style:font-size-complex="7pt"/>
    </style:style>
    <style:style style:name="ce33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4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5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6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o1" style:family="table-column">
      <style:table-column-properties fo:break-before="auto" style:column-width="4.7836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29116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92616666666667cm"/>
    </style:style>
    <style:style style:name="co7" style:family="table-column">
      <style:table-column-properties fo:break-before="auto" style:column-width="41.952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0.8pt" style:use-optimal-row-height="fals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nblat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7" table:default-cell-style-name="ce1"/>
        <table:table-column table:style-name="co2" table:number-columns-repeated="1003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D 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lural name</text:p>
          </table:table-cell>
          <table:table-cell office:value-type="string" table:style-name="ce2">
            <text:p>flags</text:p>
          </table:table-cell>
          <table:table-cell office:value-type="string" table:style-name="ce2">
            <text:p>scene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faction</text:p>
          </table:table-cell>
          <table:table-cell office:value-type="string" table:style-name="ce2">
            <text:p>head armors</text:p>
          </table:table-cell>
          <table:table-cell office:value-type="string" table:style-name="ce2">
            <text:p>body armors</text:p>
          </table:table-cell>
          <table:table-cell office:value-type="string" table:style-name="ce2">
            <text:p>hand armors</text:p>
          </table:table-cell>
          <table:table-cell office:value-type="string" table:style-name="ce2">
            <text:p>foot armors</text:p>
          </table:table-cell>
          <table:table-cell office:value-type="string" table:style-name="ce2">
            <text:p>pri weapons</text:p>
          </table:table-cell>
          <table:table-cell office:value-type="string" table:style-name="ce2">
            <text:p>sec weapions</text:p>
          </table:table-cell>
          <table:table-cell office:value-type="string" table:style-name="ce2">
            <text:p>horses</text:p>
          </table:table-cell>
          <table:table-cell office:value-type="string" table:style-name="ce2">
            <text:p>attributes</text:p>
          </table:table-cell>
          <table:table-cell office:value-type="string" table:style-name="ce2">
            <text:p>proficiencies</text:p>
          </table:table-cell>
          <table:table-cell office:value-type="string" table:style-name="ce2">
            <text:p>skills</text:p>
          </table:table-cell>
          <table:table-cell office:value-type="string" table:style-name="ce2">
            <text:p>face code 1</text:p>
          </table:table-cell>
          <table:table-cell office:value-type="string" table:style-name="ce2">
            <text:p>face code 2</text:p>
          </table:table-cell>
          <table:table-cell office:value-type="string" table:style-name="ce2">
            <text:p>image</text:p>
          </table:table-cell>
          <table:table-cell office:value-type="string" table:style-name="ce3">
            <text:p>code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Woodmen</text:p>
          </table:table-cell>
          <table:table-cell table:number-columns-repeated="19" table:style-name="ce5"/>
          <table:table-cell office:value-type="string" office:string-value="#Woodmen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table:style-name="ce5">
            <text:p>#Woodme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men_youth</text:p>
          </table:table-cell>
          <table:table-cell office:value-type="string" table:style-name="ce6">
            <text:p>Woodman</text:p>
          </table:table-cell>
          <table:table-cell office:value-type="string" table:style-name="ce6">
            <text:p>Woodmen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table:style-name="ce10"/>
          <table:table-cell office:value-type="string" table:style-name="ce10">
            <text:p>itm_woodman_tunic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beorn_staff,</text:p>
          </table:table-cell>
          <table:table-cell table:number-columns-repeated="2"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|knows_athletics_1|knows_power_strike_1|knows_ironflesh_1</text:p>
          </table:table-cell>
          <table:table-cell office:value-type="string" table:style-name="ce12">
            <text:p>rohan_face_younger_1</text:p>
          </table:table-cell>
          <table:table-cell office:value-type="string" table:style-name="ce12">
            <text:p>rohan_face_middle_2</text:p>
          </table:table-cell>
          <table:table-cell table:style-name="ce13"/>
          <table:table-cell office:value-type="string" office:string-value="[&quot;woodmen_youth&quot;,&quot;Woodman&quot;,&quot;Woodmen&quot;,tfg_armor| tfg_boots,0,0,fac_beorn,[itm_woodman_tunic,itm_leather_boots,itm_beorn_staff,],attr_tier_1,wp_tier_1,knows_common|knows_athletics_1|knows_power_strike_1|knows_ironflesh_1,rohan_face_younger_1,rohan_face_middle_2],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table:style-name="ce5">
            <text:p>["woodmen_youth","Woodman","Woodmen",tfg_armor| tfg_boots,0,0,fac_beorn,[itm_woodman_tunic,itm_leather_boots,itm_beorn_staff,],attr_tier_1,wp_tier_1,knows_common|knows_athletics_1|knows_power_strike_1|knows_ironflesh_1,rohan_face_younger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men_forester</text:p>
          </table:table-cell>
          <table:table-cell office:value-type="string" table:style-name="ce6">
            <text:p>Woodmen_Forester</text:p>
          </table:table-cell>
          <table:table-cell office:value-type="string" table:style-name="ce6">
            <text:p>Woodmen_Foresters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table:style-name="ce10"/>
          <table:table-cell office:value-type="string" table:style-name="ce10">
            <text:p>itm_woodman_tunic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beorn_axe,</text:p>
          </table:table-cell>
          <table:table-cell table:number-columns-repeated="2"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2|knows_power_draw_2|knows_power_strike_2|knows_ironflesh_2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middle_2</text:p>
          </table:table-cell>
          <table:table-cell table:style-name="ce13"/>
          <table:table-cell office:value-type="string" office:string-value="[&quot;woodmen_forester&quot;,&quot;Woodmen_Forester&quot;,&quot;Woodmen_Foresters&quot;,tfg_armor| tfg_boots,0,0,fac_beorn,[itm_woodman_tunic,itm_leather_boots,itm_beorn_axe,],attr_tier_2,wp_tier_2,knows_common|knows_athletics_2|knows_power_draw_2|knows_power_strike_2|knows_ironflesh_2,rohan_face_young_1,rohan_face_middle_2],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table:style-name="ce5">
            <text:p>["woodmen_forester","Woodmen_Forester","Woodmen_Foresters",tfg_armor| tfg_boots,0,0,fac_beorn,[itm_woodman_tunic,itm_leather_boots,itm_beorn_axe,],attr_tier_2,wp_tier_2,knows_common|knows_athletics_2|knows_power_draw_2|knows_power_strike_2|knows_ironflesh_2,rohan_face_young_1,rohan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men_skilled_forester</text:p>
          </table:table-cell>
          <table:table-cell office:value-type="string" table:style-name="ce6">
            <text:p>Woodmen_Skilled_Forester</text:p>
          </table:table-cell>
          <table:table-cell office:value-type="string" table:style-name="ce6">
            <text:p>Woodmen_Skilled_Foresters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table:style-name="ce10"/>
          <table:table-cell office:value-type="string" table:style-name="ce10">
            <text:p>itm_woodman_tunic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beorn_axe,itm_beorn_battle_axe,</text:p>
          </table:table-cell>
          <table:table-cell table:number-columns-repeated="2"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2|knows_power_draw_2|knows_power_strike_2|knows_ironflesh_2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middle_2</text:p>
          </table:table-cell>
          <table:table-cell table:style-name="ce13"/>
          <table:table-cell office:value-type="string" office:string-value="[&quot;woodmen_skilled_forester&quot;,&quot;Woodmen_Skilled_Forester&quot;,&quot;Woodmen_Skilled_Foresters&quot;,tfg_armor| tfg_boots,0,0,fac_beorn,[itm_woodman_tunic,itm_leather_boots,itm_beorn_axe,itm_beorn_battle_axe,],attr_tier_3,wp_tier_3,knows_common|knows_athletics_2|knows_power_draw_2|knows_power_strike_2|knows_ironflesh_2,rohan_face_young_1,rohan_face_middle_2],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table:style-name="ce5">
            <text:p>["woodmen_skilled_forester","Woodmen_Skilled_Forester","Woodmen_Skilled_Foresters",tfg_armor| tfg_boots,0,0,fac_beorn,[itm_woodman_tunic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woodmen_axemen</text:p>
          </table:table-cell>
          <table:table-cell office:value-type="string" table:style-name="ce6">
            <text:p>Woodmen_Axeman</text:p>
          </table:table-cell>
          <table:table-cell office:value-type="string" table:style-name="ce6">
            <text:p>Woodmen_Axemen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</text:p>
          </table:table-cell>
          <table:table-cell office:value-type="string" table:style-name="ce10">
            <text:p>itm_woodman_padded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beorn_battle_axe,</text:p>
          </table:table-cell>
          <table:table-cell table:number-columns-repeated="2"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3|knows_power_draw_2|knows_power_strike_3|knows_ironflesh_3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old_2</text:p>
          </table:table-cell>
          <table:table-cell table:style-name="ce13"/>
          <table:table-cell office:value-type="string" office:string-value="[&quot;woodmen_axemen&quot;,&quot;Woodmen_Axeman&quot;,&quot;Woodmen_Axemen&quot;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table:style-name="ce5">
            <text:p>["woodmen_axemen","Woodmen_Axeman","Woodmen_Axemen"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6363"/>
        </table:table-row>
        <table:table-row table:style-name="ro3">
          <table:table-cell office:value-type="string" table:style-name="ce6">
            <text:p>woodmen_master_axemen</text:p>
          </table:table-cell>
          <table:table-cell office:value-type="string" table:style-name="ce6">
            <text:p>Woodmen_Master_Axeman</text:p>
          </table:table-cell>
          <table:table-cell office:value-type="string" table:style-name="ce6">
            <text:p>Woodmen_Master_Axemen</text:p>
          </table:table-cell>
          <table:table-cell office:value-type="string" table:style-name="ce7">
            <text:p>tfg_armor| tfg_helm| tfg_boots| tfg_glov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</text:p>
          </table:table-cell>
          <table:table-cell office:value-type="string" table:style-name="ce10">
            <text:p>itm_woodman_padded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beorn_battle_axe,</text:p>
          </table:table-cell>
          <table:table-cell table:number-columns-repeated="2"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draw_2|knows_power_strike_4|knows_ironflesh_4</text:p>
          </table:table-cell>
          <table:table-cell office:value-type="string" table:style-name="ce12">
            <text:p>rohan_face_middle_1</text:p>
          </table:table-cell>
          <table:table-cell office:value-type="string" table:style-name="ce12">
            <text:p>rohan_face_old_2</text:p>
          </table:table-cell>
          <table:table-cell table:style-name="ce13"/>
          <table:table-cell office:value-type="string" office:string-value="[&quot;woodmen_master_axemen&quot;,&quot;Woodmen_Master_Axeman&quot;,&quot;Woodmen_Master_Axemen&quot;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table:style-name="ce5">
            <text:p>["woodmen_master_axemen","Woodmen_Master_Axeman","Woodmen_Master_Axemen"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men_tracker</text:p>
          </table:table-cell>
          <table:table-cell office:value-type="string" table:style-name="ce6">
            <text:p>Woodmen_Tracker</text:p>
          </table:table-cell>
          <table:table-cell office:value-type="string" table:style-name="ce6">
            <text:p>Woodmen_Trackers</text:p>
          </table:table-cell>
          <table:table-cell office:value-type="string" table:style-name="ce7">
            <text:p>tfg_ranged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woodman_scout,</text:p>
          </table:table-cell>
          <table:table-cell table:style-name="ce10"/>
          <table:table-cell office:value-type="string" table:style-name="ce10">
            <text:p>itm_leather_boots,itm_rohan_shoes,</text:p>
          </table:table-cell>
          <table:table-cell office:value-type="string" table:style-name="ce10">
            <text:p>itm_short_bow,itm_arrows,</text:p>
          </table:table-cell>
          <table:table-cell office:value-type="string" table:style-name="ce10">
            <text:p>itm_beorn_axe,</text:p>
          </table:table-cell>
          <table:table-cell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2|knows_power_draw_1|knows_ironflesh_1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old_2</text:p>
          </table:table-cell>
          <table:table-cell table:style-name="ce13"/>
          <table:table-cell office:value-type="string" office:string-value="[&quot;woodmen_tracker&quot;,&quot;Woodmen_Tracker&quot;,&quot;Woodmen_Trackers&quot;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table:style-name="ce5">
            <text:p>["woodmen_tracker","Woodmen_Tracker","Woodmen_Trackers"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men_scout</text:p>
          </table:table-cell>
          <table:table-cell office:value-type="string" table:style-name="ce6">
            <text:p>Woodmen_Scout</text:p>
          </table:table-cell>
          <table:table-cell office:value-type="string" table:style-name="ce6">
            <text:p>Woodmen_Scouts</text:p>
          </table:table-cell>
          <table:table-cell office:value-type="string" table:style-name="ce7">
            <text:p>tfg_ranged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woodman_scout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short_bow,itm_arrows,</text:p>
          </table:table-cell>
          <table:table-cell office:value-type="string" table:style-name="ce10">
            <text:p>itm_beorn_axe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2|knows_power_draw_2|knows_power_strike_2|knows_ironflesh_2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middle_2</text:p>
          </table:table-cell>
          <table:table-cell table:style-name="ce13"/>
          <table:table-cell office:value-type="string" office:string-value="[&quot;woodmen_scout&quot;,&quot;Woodmen_Scout&quot;,&quot;Woodmen_Scouts&quot;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table:style-name="ce5">
            <text:p>["woodmen_scout","Woodmen_Scout","Woodmen_Scouts"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</text:p>
          </table:table-cell>
          <table:table-cell table:number-columns-repeated="16363"/>
        </table:table-row>
        <table:table-row table:style-name="ro3">
          <table:table-cell office:value-type="string" table:style-name="ce6">
            <text:p>woodmen_archer</text:p>
          </table:table-cell>
          <table:table-cell office:value-type="string" table:style-name="ce6">
            <text:p>Woodmen_Archer</text:p>
          </table:table-cell>
          <table:table-cell office:value-type="string" table:style-name="ce6">
            <text:p>Woodmen_Archers</text:p>
          </table:table-cell>
          <table:table-cell office:value-type="string" table:style-name="ce7">
            <text:p>tfg_ranged| tfg_armor| tfg_helm|tfg_boots| tfg_glov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itm_gondor_ranger_hood,</text:p>
          </table:table-cell>
          <table:table-cell office:value-type="string" table:style-name="ce10">
            <text:p>itm_woodman_scou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dale_bow,itm_arrows,</text:p>
          </table:table-cell>
          <table:table-cell office:value-type="string" table:style-name="ce10">
            <text:p>itm_beorn_axe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3|knows_power_draw_2|knows_power_strike_3|knows_ironflesh_3</text:p>
          </table:table-cell>
          <table:table-cell office:value-type="string" table:style-name="ce12">
            <text:p>rohan_face_young_1</text:p>
          </table:table-cell>
          <table:table-cell office:value-type="string" table:style-name="ce12">
            <text:p>rohan_face_old_2</text:p>
          </table:table-cell>
          <table:table-cell table:style-name="ce13"/>
          <table:table-cell office:value-type="string" office:string-value="[&quot;woodmen_archer&quot;,&quot;Woodmen_Archer&quot;,&quot;Woodmen_Archers&quot;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table:style-name="ce5">
            <text:p>["woodmen_archer","Woodmen_Archer","Woodmen_Archers"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6363"/>
        </table:table-row>
        <table:table-row table:style-name="ro3">
          <table:table-cell office:value-type="string" table:style-name="ce6">
            <text:p>fell_huntsmen_of_mirkwood</text:p>
          </table:table-cell>
          <table:table-cell office:value-type="string" table:style-name="ce6">
            <text:p>Expert_Huntsman_of_Mirkwood</text:p>
          </table:table-cell>
          <table:table-cell office:value-type="string" table:style-name="ce6">
            <text:p>Expert_Huntsmen_of_Mirkwood</text:p>
          </table:table-cell>
          <table:table-cell office:value-type="string" table:style-name="ce7">
            <text:p>tfg_ranged| tfg_gloves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</text:p>
          </table:table-cell>
          <table:table-cell office:value-type="string" table:style-name="ce10">
            <text:p>itm_woodman_padded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elven_bow,itm_arrows,</text:p>
          </table:table-cell>
          <table:table-cell office:value-type="string" table:style-name="ce10">
            <text:p>itm_beorn_battle_axe,itm_beorn_axe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archery(200)|wp(170)</text:p>
          </table:table-cell>
          <table:table-cell office:value-type="string" table:style-name="ce11">
            <text:p>knows_common|knows_athletics_4|knows_power_draw_3|knows_power_strike_3|knows_ironflesh_4</text:p>
          </table:table-cell>
          <table:table-cell office:value-type="string" table:style-name="ce12">
            <text:p>rohan_face_middle_1</text:p>
          </table:table-cell>
          <table:table-cell office:value-type="string" table:style-name="ce12">
            <text:p>rohan_face_old_2</text:p>
          </table:table-cell>
          <table:table-cell table:style-name="ce13"/>
          <table:table-cell office:value-type="string" office:string-value="[&quot;fell_huntsmen_of_mirkwood&quot;,&quot;Expert_Huntsman_of_Mirkwood&quot;,&quot;Expert_Huntsmen_of_Mirkwood&quot;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table:style-name="ce5">
            <text:p>["fell_huntsmen_of_mirkwood","Expert_Huntsman_of_Mirkwood","Expert_Huntsmen_of_Mirkwood"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3]+[.F4]+[.F5]+[.F6]+[.F7]+[.F8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Beornings</text:p>
          </table:table-cell>
          <table:table-cell table:number-columns-repeated="19" table:style-name="ce5"/>
          <table:table-cell office:value-type="string" office:string-value="#Beornings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table:style-name="ce5">
            <text:p>#Beorning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vale_man</text:p>
          </table:table-cell>
          <table:table-cell office:value-type="string" table:style-name="ce6">
            <text:p>Beorning_Man</text:p>
          </table:table-cell>
          <table:table-cell office:value-type="string" table:style-name="ce6">
            <text:p>Beorning_Man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beorn_tunic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beorn_staff,itm_beorn_axe,</text:p>
          </table:table-cell>
          <table:table-cell table:number-columns-repeated="2"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|knows_athletics_1|knows_power_strike_1|knows_ironflesh_1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vale_man&quot;,&quot;Beorning_Man&quot;,&quot;Beorning_Man&quot;,tfg_armor| tfg_boots,0,0,fac_beorn,[itm_gondor_ranger_hood,itm_beorn_tunic,itm_leather_boots,itm_beorn_staff,itm_beorn_axe,],attr_tier_1,wp_tier_1,knows_common|knows_athletics_1|knows_power_strike_1|knows_ironflesh_1,beorn_face1,beorn_face2],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table:style-name="ce5">
            <text:p>["beorning_vale_man","Beorning_Man","Beorning_Man",tfg_armor| tfg_boots,0,0,fac_beorn,[itm_gondor_ranger_hood,itm_beorn_tunic,itm_leather_boots,itm_beorn_staff,itm_beorn_axe,],attr_tier_1,wp_tier_1,knows_common|knows_athletics_1|knows_power_strike_1|knows_ironflesh_1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warrior</text:p>
          </table:table-cell>
          <table:table-cell office:value-type="string" table:style-name="ce6">
            <text:p>Beorning_Warrior</text:p>
          </table:table-cell>
          <table:table-cell office:value-type="string" table:style-name="ce6">
            <text:p>Beorning_Warriors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table:style-name="ce10"/>
          <table:table-cell office:value-type="string" table:style-name="ce10">
            <text:p>itm_beorn_padded,</text:p>
          </table:table-cell>
          <table:table-cell table:style-name="ce10"/>
          <table:table-cell office:value-type="string" table:style-name="ce10">
            <text:p>itm_rohan_shoes,</text:p>
          </table:table-cell>
          <table:table-cell office:value-type="string" table:style-name="ce10">
            <text:p>itm_beorn_axe,itm_beorn_axe,itm_beorn_battle_axe,</text:p>
          </table:table-cell>
          <table:table-cell table:number-columns-repeated="2"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2|knows_power_strike_1|knows_ironflesh_1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warrior&quot;,&quot;Beorning_Warrior&quot;,&quot;Beorning_Warriors&quot;,tfg_armor| tfg_boots,0,0,fac_beorn,[itm_beorn_padded,itm_rohan_shoes,itm_beorn_axe,itm_beorn_axe,itm_beorn_battle_axe,],attr_tier_2,wp_tier_2,knows_common|knows_athletics_2|knows_power_strike_1|knows_ironflesh_1,beorn_face1,beorn_face2],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table:style-name="ce5">
            <text:p>["beorning_warrior","Beorning_Warrior","Beorning_Warriors",tfg_armor| tfg_boots,0,0,fac_beorn,[itm_beorn_padded,itm_rohan_shoes,itm_beorn_axe,itm_beorn_axe,itm_beorn_battle_axe,],attr_tier_2,wp_tier_2,knows_common|knows_athletics_2|knows_power_strike_1|knows_ironflesh_1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tolltacker</text:p>
          </table:table-cell>
          <table:table-cell office:value-type="string" table:style-name="ce6">
            <text:p>Beorning_Toll-Taker</text:p>
          </table:table-cell>
          <table:table-cell office:value-type="string" table:style-name="ce6">
            <text:p>Beorning_Toll-Takers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table:style-name="ce10"/>
          <table:table-cell office:value-type="string" table:style-name="ce10">
            <text:p>itm_beorn_padded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rohan_shoes,</text:p>
          </table:table-cell>
          <table:table-cell office:value-type="string" table:style-name="ce10">
            <text:p>itm_dwarf_sword_a,</text:p>
          </table:table-cell>
          <table:table-cell office:value-type="string" table:style-name="ce10">
            <text:p>itm_beorn_shield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2|knows_power_strike_2|knows_ironflesh_2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tolltacker&quot;,&quot;Beorning_Toll-Taker&quot;,&quot;Beorning_Toll-Takers&quot;,tfg_armor| tfg_boots,0,0,fac_beorn,[itm_beorn_padded,itm_leather_gloves,itm_rohan_shoes,itm_dwarf_sword_a,itm_beorn_shield,],attr_tier_3,wp_tier_3,knows_common|knows_athletics_2|knows_power_strike_2|knows_ironflesh_2,beorn_face1,beorn_face2],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table:style-name="ce5">
            <text:p>["beorning_tolltacker","Beorning_Toll-Taker","Beorning_Toll-Takers",tfg_armor| tfg_boots,0,0,fac_beorn,[itm_beorn_padded,itm_leather_gloves,itm_rohan_shoes,itm_dwarf_sword_a,itm_beorn_shield,],attr_tier_3,wp_tier_3,knows_common|knows_athletics_2|knows_power_strike_2|knows_ironflesh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sentinel</text:p>
          </table:table-cell>
          <table:table-cell office:value-type="string" table:style-name="ce6">
            <text:p>Beorning_Sentinel</text:p>
          </table:table-cell>
          <table:table-cell office:value-type="string" table:style-name="ce6">
            <text:p>Beorning_Sentinels</text:p>
          </table:table-cell>
          <table:table-cell office:value-type="string" table:style-name="ce7">
            <text:p>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</text:p>
          </table:table-cell>
          <table:table-cell office:value-type="string" table:style-name="ce10">
            <text:p>itm_beorn_heavy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dwarf_sword_a,itm_dale_sword,</text:p>
          </table:table-cell>
          <table:table-cell office:value-type="string" table:style-name="ce10">
            <text:p>itm_beorn_shield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3|knows_power_strike_3|knows_ironflesh_3|knows_shield_2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sentinel&quot;,&quot;Beorning_Sentinel&quot;,&quot;Beorning_Sentinels&quot;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table:style-name="ce5">
            <text:p>["beorning_sentinel","Beorning_Sentinel","Beorning_Sentinels"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warden_of_the_ford</text:p>
          </table:table-cell>
          <table:table-cell office:value-type="string" table:style-name="ce6">
            <text:p>Beorning_Warden_of_the_Ford</text:p>
          </table:table-cell>
          <table:table-cell office:value-type="string" table:style-name="ce6">
            <text:p>Beorning_Wardens_of_the_Ford</text:p>
          </table:table-cell>
          <table:table-cell office:value-type="string" table:style-name="ce7">
            <text:p>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dale_helmet_b,</text:p>
          </table:table-cell>
          <table:table-cell office:value-type="string" table:style-name="ce10">
            <text:p>itm_beorn_chief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dwarf_sword_a,itm_dwarf_sword_b,itm_dale_sword,itm_dale_sword_long,</text:p>
          </table:table-cell>
          <table:table-cell office:value-type="string" table:style-name="ce10">
            <text:p>itm_beorn_shield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strike_3|knows_ironflesh_4|knows_shield_3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warden_of_the_ford&quot;,&quot;Beorning_Warden_of_the_Ford&quot;,&quot;Beorning_Wardens_of_the_Ford&quot;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table:style-name="ce5">
            <text:p>["beorning_warden_of_the_ford","Beorning_Warden_of_the_Ford","Beorning_Wardens_of_the_Ford"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carrock_lookout</text:p>
          </table:table-cell>
          <table:table-cell office:value-type="string" table:style-name="ce6">
            <text:p>Beorning_Carrock_Lookout</text:p>
          </table:table-cell>
          <table:table-cell office:value-type="string" table:style-name="ce6">
            <text:p>Beorning_Carrock_Lookouts</text:p>
          </table:table-cell>
          <table:table-cell office:value-type="string" table:style-name="ce7">
            <text:p>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beorn_tunic,</text:p>
          </table:table-cell>
          <table:table-cell table:style-name="ce10"/>
          <table:table-cell office:value-type="string" table:style-name="ce10">
            <text:p>itm_rohan_shoes,</text:p>
          </table:table-cell>
          <table:table-cell office:value-type="string" table:style-name="ce10">
            <text:p>itm_beorn_axe,</text:p>
          </table:table-cell>
          <table:table-cell table:number-columns-repeated="2"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2|knows_power_strike_2|knows_ironflesh_2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carrock_lookout&quot;,&quot;Beorning_Carrock_Lookout&quot;,&quot;Beorning_Carrock_Lookouts&quot;,tfg_armor| tfg_boots,0,0,fac_beorn,[itm_gondor_ranger_hood,itm_beorn_tunic,itm_rohan_shoes,itm_beorn_axe,],attr_tier_3,wp_tier_3,knows_common|knows_athletics_2|knows_power_strike_2|knows_ironflesh_2,beorn_face1,beorn_face2],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table:style-name="ce5">
            <text:p>["beorning_carrock_lookout","Beorning_Carrock_Lookout","Beorning_Carrock_Lookouts",tfg_armor| tfg_boots,0,0,fac_beorn,[itm_gondor_ranger_hood,itm_beorn_tunic,itm_rohan_shoes,itm_beorn_axe,],attr_tier_3,wp_tier_3,knows_common|knows_athletics_2|knows_power_strike_2|knows_ironflesh_2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carrock_fighter</text:p>
          </table:table-cell>
          <table:table-cell office:value-type="string" table:style-name="ce6">
            <text:p>Beorning_Carrock_Fighter</text:p>
          </table:table-cell>
          <table:table-cell office:value-type="string" table:style-name="ce6">
            <text:p>Beorning_Carrock_Fighters</text:p>
          </table:table-cell>
          <table:table-cell office:value-type="string" table:style-name="ce7">
            <text:p>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</text:p>
          </table:table-cell>
          <table:table-cell office:value-type="string" table:style-name="ce10">
            <text:p>itm_beorn_heavy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beorn_axe,itm_beorn_battle_axe,</text:p>
          </table:table-cell>
          <table:table-cell table:number-columns-repeated="2"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3|knows_power_strike_3|knows_ironflesh_3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carrock_fighter&quot;,&quot;Beorning_Carrock_Fighter&quot;,&quot;Beorning_Carrock_Fighters&quot;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table:style-name="ce5">
            <text:p>["beorning_carrock_fighter","Beorning_Carrock_Fighter","Beorning_Carrock_Fighters"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eorning_carrock_berserker</text:p>
          </table:table-cell>
          <table:table-cell office:value-type="string" table:style-name="ce6">
            <text:p>Beorning_Carrock_Berserker</text:p>
          </table:table-cell>
          <table:table-cell office:value-type="string" table:style-name="ce6">
            <text:p>Beorning_Carrock_Berserkers</text:p>
          </table:table-cell>
          <table:table-cell office:value-type="string" table:style-name="ce7">
            <text:p>tfg_gloves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eorn</text:p>
          </table:table-cell>
          <table:table-cell office:value-type="string" table:style-name="ce10">
            <text:p>itm_beorn_helmet,itm_dale_helmet_b,</text:p>
          </table:table-cell>
          <table:table-cell office:value-type="string" table:style-name="ce10">
            <text:p>itm_beorn_berserk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beorn_battle_axe,itm_dale_sword_long,</text:p>
          </table:table-cell>
          <table:table-cell table:number-columns-repeated="2"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6|knows_power_strike_3|knows_ironflesh_6</text:p>
          </table:table-cell>
          <table:table-cell office:value-type="string" table:style-name="ce12">
            <text:p>beorn_face1</text:p>
          </table:table-cell>
          <table:table-cell office:value-type="string" table:style-name="ce12">
            <text:p>beorn_face2</text:p>
          </table:table-cell>
          <table:table-cell table:style-name="ce13"/>
          <table:table-cell office:value-type="string" office:string-value="[&quot;beorning_carrock_berserker&quot;,&quot;Beorning_Carrock_Berserker&quot;,&quot;Beorning_Carrock_Berserkers&quot;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table:style-name="ce5">
            <text:p>["beorning_carrock_berserker","Beorning_Carrock_Berserker","Beorning_Carrock_Berserkers"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Dale</text:p>
          </table:table-cell>
          <table:table-cell table:number-columns-repeated="19" table:style-name="ce5"/>
          <table:table-cell office:value-type="string" office:string-value="#Dale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table:style-name="ce5">
            <text:p>#Dal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militia</text:p>
          </table:table-cell>
          <table:table-cell office:value-type="string" table:style-name="ce6">
            <text:p>Dale_Militiaman</text:p>
          </table:table-cell>
          <table:table-cell office:value-type="string" table:style-name="ce6">
            <text:p>Dale_Militia</text:p>
          </table:table-cell>
          <table:table-cell office:value-type="string" table:style-name="ce7">
            <text:p>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table:style-name="ce10"/>
          <table:table-cell office:value-type="string" table:style-name="ce10">
            <text:p>itm_dale_armor_a,</text:p>
          </table:table-cell>
          <table:table-cell table:style-name="ce10"/>
          <table:table-cell office:value-type="string" table:style-name="ce10">
            <text:p>itm_leather_boots,itm_leather_boots,</text:p>
          </table:table-cell>
          <table:table-cell office:value-type="string" table:style-name="ce10">
            <text:p>itm_dale_pike,</text:p>
          </table:table-cell>
          <table:table-cell table:number-columns-repeated="2"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dale_militia&quot;,&quot;Dale_Militiaman&quot;,&quot;Dale_Militia&quot;,tfg_boots| tfg_armor,0,0,fac_dale,[itm_dale_armor_a,itm_leather_boots,itm_leather_boots,itm_dale_pike,],attr_tier_1,wp_tier_1,knows_common,vaegir_face_younger_1,vaegir_face_middle_2],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table:style-name="ce5">
            <text:p>["dale_militia","Dale_Militiaman","Dale_Militia",tfg_boots| tfg_armor,0,0,fac_dale,[itm_dale_armor_a,itm_leather_boots,itm_leather_boots,itm_dale_pike,],attr_tier_1,wp_tier_1,knows_common,vaegir_face_younger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man_at_arms</text:p>
          </table:table-cell>
          <table:table-cell office:value-type="string" table:style-name="ce6">
            <text:p>Dale_Man-at-Arms</text:p>
          </table:table-cell>
          <table:table-cell office:value-type="string" table:style-name="ce6">
            <text:p>Dale_Men-at-Arms</text:p>
          </table:table-cell>
          <table:table-cell office:value-type="string" table:style-name="ce7">
            <text:p>tfg_boots| tfg_armor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b,</text:p>
          </table:table-cell>
          <table:table-cell office:value-type="string" table:style-name="ce10">
            <text:p>itm_dale_armor_a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sword,itm_dale_pike,</text:p>
          </table:table-cell>
          <table:table-cell office:value-type="string" table:style-name="ce10">
            <text:p>itm_dale_shield_a,</text:p>
          </table:table-cell>
          <table:table-cell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dale_man_at_arms&quot;,&quot;Dale_Man-at-Arms&quot;,&quot;Dale_Men-at-Arms&quot;,tfg_boots| tfg_armor| tfg_shield,0,0,fac_dale,[itm_dale_helmet_b,itm_dale_armor_a,itm_leather_boots,itm_dale_sword,itm_dale_pike,itm_dale_shield_a,],attr_tier_2,wp_tier_2,knows_common,vaegir_face_young_1,vaegir_face_middle_2],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table:style-name="ce5">
            <text:p>["dale_man_at_arms","Dale_Man-at-Arms","Dale_Men-at-Arms",tfg_boots| tfg_armor| tfg_shield,0,0,fac_dale,[itm_dale_helmet_b,itm_dale_armor_a,itm_leather_boots,itm_dale_sword,itm_dale_pike,itm_dale_shield_a,],attr_tier_2,wp_tier_2,knows_common,vaegir_face_young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aketown_scout</text:p>
          </table:table-cell>
          <table:table-cell office:value-type="string" table:style-name="ce6">
            <text:p>Laketown_Scout</text:p>
          </table:table-cell>
          <table:table-cell office:value-type="string" table:style-name="ce6">
            <text:p>Laketown_Scouts</text:p>
          </table:table-cell>
          <table:table-cell office:value-type="string" table:style-name="ce7">
            <text:p>tfg_ranged| 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table:style-name="ce10"/>
          <table:table-cell office:value-type="string" table:style-name="ce10">
            <text:p>itm_dale_armor_c,itm_dale_armor_d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arrows,itm_short_bow,</text:p>
          </table:table-cell>
          <table:table-cell office:value-type="string" table:style-name="ce10">
            <text:p>itm_dale_sword,</text:p>
          </table:table-cell>
          <table:table-cell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ironflesh_1|knows_power_draw_1|knows_power_throw_1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laketown_scout&quot;,&quot;Laketown_Scout&quot;,&quot;Laketown_Scouts&quot;,tfg_ranged| tfg_boots| tfg_armor,0,0,fac_dale,[itm_dale_armor_c,itm_dale_armor_d,itm_leather_boots,itm_arrows,itm_short_bow,itm_dale_sword,],attr_tier_2,wp_tier_2,knows_ironflesh_1|knows_power_draw_1|knows_power_throw_1,vaegir_face_young_1,vaegir_face_old_2],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table:style-name="ce5">
            <text:p>["laketown_scout","Laketown_Scout","Laketown_Scouts",tfg_ranged| tfg_boots| tfg_armor,0,0,fac_dale,[itm_dale_armor_c,itm_dale_armor_d,itm_leather_boots,itm_arrows,itm_short_bow,itm_dale_sword,],attr_tier_2,wp_tier_2,knows_ironflesh_1|knows_power_draw_1|knows_power_throw_1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aketown_bowmen</text:p>
          </table:table-cell>
          <table:table-cell office:value-type="string" table:style-name="ce6">
            <text:p>Laketown_Bowman</text:p>
          </table:table-cell>
          <table:table-cell office:value-type="string" table:style-name="ce6">
            <text:p>Laketown_Bowmen</text:p>
          </table:table-cell>
          <table:table-cell office:value-type="string" table:style-name="ce7">
            <text:p>tfg_ranged| 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d,</text:p>
          </table:table-cell>
          <table:table-cell office:value-type="string" table:style-name="ce10">
            <text:p>itm_dale_armor_c,itm_dale_armor_d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arrows,itm_dale_bow,</text:p>
          </table:table-cell>
          <table:table-cell office:value-type="string" table:style-name="ce10">
            <text:p>itm_dale_sword_broad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ironflesh_1|knows_power_draw_2|knows_athletics_2|knows_power_throw_1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laketown_bowmen&quot;,&quot;Laketown_Bowman&quot;,&quot;Laketown_Bowmen&quot;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table:style-name="ce5">
            <text:p>["laketown_bowmen","Laketown_Bowman","Laketown_Bowmen"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aketown_archer</text:p>
          </table:table-cell>
          <table:table-cell office:value-type="string" table:style-name="ce6">
            <text:p>Laketown_Archer</text:p>
          </table:table-cell>
          <table:table-cell office:value-type="string" table:style-name="ce6">
            <text:p>Laketown_Archers</text:p>
          </table:table-cell>
          <table:table-cell office:value-type="string" table:style-name="ce7">
            <text:p>tfg_ranged| 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e,itm_dale_helmet_d,itm_dale_helmet_c,</text:p>
          </table:table-cell>
          <table:table-cell office:value-type="string" table:style-name="ce10">
            <text:p>itm_dale_armor_c,itm_dale_armor_d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arrows,itm_dale_bow,</text:p>
          </table:table-cell>
          <table:table-cell office:value-type="string" table:style-name="ce10">
            <text:p>itm_dale_sword_broad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ironflesh_1|knows_power_draw_2|knows_athletics_2|knows_power_throw_1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laketown_archer&quot;,&quot;Laketown_Archer&quot;,&quot;Laketown_Archers&quot;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table:style-name="ce5">
            <text:p>["laketown_archer","Laketown_Archer","Laketown_Archers"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arding_bowmen_of_esgaroth</text:p>
          </table:table-cell>
          <table:table-cell office:value-type="string" table:style-name="ce6">
            <text:p>Barding_Bowman_of_Esgaroth</text:p>
          </table:table-cell>
          <table:table-cell office:value-type="string" table:style-name="ce6">
            <text:p>Barding_Bowmen_of_Esgaroth</text:p>
          </table:table-cell>
          <table:table-cell office:value-type="string" table:style-name="ce7">
            <text:p>tfg_range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e,itm_dale_helmet_c,</text:p>
          </table:table-cell>
          <table:table-cell office:value-type="string" table:style-name="ce10">
            <text:p>itm_dale_armor_h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arrows,itm_dale_bow,</text:p>
          </table:table-cell>
          <table:table-cell office:value-type="string" table:style-name="ce10">
            <text:p>itm_dale_sword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archery(240)|wp(200)</text:p>
          </table:table-cell>
          <table:table-cell office:value-type="string" table:style-name="ce11">
            <text:p>knows_ironflesh_2|knows_power_draw_4|knows_power_strike_1|knows_athletics_3|knows_power_throw_1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arding_bowmen_of_esgaroth&quot;,&quot;Barding_Bowman_of_Esgaroth&quot;,&quot;Barding_Bowmen_of_Esgaroth&quot;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table:style-name="ce5">
            <text:p>["barding_bowmen_of_esgaroth","Barding_Bowman_of_Esgaroth","Barding_Bowmen_of_Esgaroth"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warrior</text:p>
          </table:table-cell>
          <table:table-cell office:value-type="string" table:style-name="ce6">
            <text:p>Dale_Warrior</text:p>
          </table:table-cell>
          <table:table-cell office:value-type="string" table:style-name="ce6">
            <text:p>Dale_Warriors</text:p>
          </table:table-cell>
          <table:table-cell office:value-type="string" table:style-name="ce7">
            <text:p>tfg_boots| tfg_armor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b,</text:p>
          </table:table-cell>
          <table:table-cell office:value-type="string" table:style-name="ce10">
            <text:p>itm_dale_armor_b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pike,itm_dale_sword,</text:p>
          </table:table-cell>
          <table:table-cell office:value-type="string" table:style-name="ce10">
            <text:p>itm_dale_shield_a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athletics_1|knows_power_strike_1|knows_ironflesh_1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dale_warrior&quot;,&quot;Dale_Warrior&quot;,&quot;Dale_Warriors&quot;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table:style-name="ce5">
            <text:p>["dale_warrior","Dale_Warrior","Dale_Warriors"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veteran_warrior</text:p>
          </table:table-cell>
          <table:table-cell office:value-type="string" table:style-name="ce6">
            <text:p>Dale_Veteran_Warrior</text:p>
          </table:table-cell>
          <table:table-cell office:value-type="string" table:style-name="ce6">
            <text:p>Dale_Veteran_Warriors</text:p>
          </table:table-cell>
          <table:table-cell office:value-type="string" table:style-name="ce7">
            <text:p>tfg_shiel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a,itm_dale_helmet_b,</text:p>
          </table:table-cell>
          <table:table-cell office:value-type="string" table:style-name="ce10">
            <text:p>itm_dale_armor_f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pike,itm_dale_sword,</text:p>
          </table:table-cell>
          <table:table-cell office:value-type="string" table:style-name="ce10">
            <text:p>itm_dale_shield_a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athletics_2|knows_ironflesh_2|knows_power_strike_2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dale_veteran_warrior&quot;,&quot;Dale_Veteran_Warrior&quot;,&quot;Dale_Veteran_Warriors&quot;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table:style-name="ce5">
            <text:p>["dale_veteran_warrior","Dale_Veteran_Warrior","Dale_Veteran_Warriors"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marchwarden</text:p>
          </table:table-cell>
          <table:table-cell office:value-type="string" table:style-name="ce6">
            <text:p>Marchwarden_of_Dale</text:p>
          </table:table-cell>
          <table:table-cell office:value-type="string" table:style-name="ce6">
            <text:p>Marchwardens_of_Dale</text:p>
          </table:table-cell>
          <table:table-cell office:value-type="string" table:style-name="ce7">
            <text:p>tfg_shiel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a,</text:p>
          </table:table-cell>
          <table:table-cell office:value-type="string" table:style-name="ce10">
            <text:p>itm_dale_armor_h,itm_dale_armor_i,itm_dale_armor_j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dale_sword_broad,itm_dale_pike,</text:p>
          </table:table-cell>
          <table:table-cell office:value-type="string" table:style-name="ce10">
            <text:p>itm_dale_shield_c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athletics_3|knows_shield_2|knows_ironflesh_3|knows_power_strike_3</text:p>
          </table:table-cell>
          <table:table-cell office:value-type="string" table:style-name="ce12">
            <text:p>vaegir_face_middle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dale_marchwarden&quot;,&quot;Marchwarden_of_Dale&quot;,&quot;Marchwardens_of_Dale&quot;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table:style-name="ce5">
            <text:p>["dale_marchwarden","Marchwarden_of_Dale","Marchwardens_of_Dale"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pikeman</text:p>
          </table:table-cell>
          <table:table-cell office:value-type="string" table:style-name="ce6">
            <text:p>Dale_Spearman</text:p>
          </table:table-cell>
          <table:table-cell office:value-type="string" table:style-name="ce6">
            <text:p>Dale_Spearmen</text:p>
          </table:table-cell>
          <table:table-cell office:value-type="string" table:style-name="ce7">
            <text:p>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b,itm_dale_helmet_a,</text:p>
          </table:table-cell>
          <table:table-cell office:value-type="string" table:style-name="ce10">
            <text:p>itm_dale_armor_b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pike,</text:p>
          </table:table-cell>
          <table:table-cell office:value-type="string" table:style-name="ce10">
            <text:p>itm_dale_shield_a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athletics_1|knows_power_strike_1|knows_ironflesh_1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dale_pikeman&quot;,&quot;Dale_Spearman&quot;,&quot;Dale_Spearmen&quot;,tfg_boots| tfg_armor,0,0,fac_dale,[itm_dale_helmet_b,itm_dale_helmet_a,itm_dale_armor_b,itm_leather_boots,itm_dale_pike,itm_dale_shield_a,],attr_tier_3,wp_tier_3,knows_athletics_1|knows_power_strike_1|knows_ironflesh_1|knows_shield_2,vaegir_face_young_1,vaegir_face_old_2],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table:style-name="ce5">
            <text:p>["dale_pikeman","Dale_Spearman","Dale_Spearmen",tfg_boots| tfg_armor,0,0,fac_dale,[itm_dale_helmet_b,itm_dale_helmet_a,itm_dale_armor_b,itm_leather_boots,itm_dale_pike,itm_dale_shield_a,],attr_tier_3,wp_tier_3,knows_athletics_1|knows_power_strike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billman</text:p>
          </table:table-cell>
          <table:table-cell office:value-type="string" table:style-name="ce6">
            <text:p>Dale_Billman</text:p>
          </table:table-cell>
          <table:table-cell office:value-type="string" table:style-name="ce6">
            <text:p>Dale_Billmen</text:p>
          </table:table-cell>
          <table:table-cell office:value-type="string" table:style-name="ce7">
            <text:p>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b,itm_dale_helmet_a,</text:p>
          </table:table-cell>
          <table:table-cell office:value-type="string" table:style-name="ce10">
            <text:p>itm_dale_armor_f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billhook,</text:p>
          </table:table-cell>
          <table:table-cell office:value-type="string" table:style-name="ce10">
            <text:p>itm_dale_shield_c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athletics_2|knows_ironflesh_2|knows_power_strike_2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dale_billman&quot;,&quot;Dale_Billman&quot;,&quot;Dale_Billmen&quot;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table:style-name="ce5">
            <text:p>["dale_billman","Dale_Billman","Dale_Billmen"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ale_bill_master</text:p>
          </table:table-cell>
          <table:table-cell office:value-type="string" table:style-name="ce6">
            <text:p>Dale_Bill_Master</text:p>
          </table:table-cell>
          <table:table-cell office:value-type="string" table:style-name="ce6">
            <text:p>Dale_Bill_Masters</text:p>
          </table:table-cell>
          <table:table-cell office:value-type="string" table:style-name="ce7">
            <text:p>tfg_shiel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table:style-name="ce10"/>
          <table:table-cell office:value-type="string" table:style-name="ce10">
            <text:p>itm_dale_armor_h,itm_dale_armor_i,itm_dale_armor_j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billhook,</text:p>
          </table:table-cell>
          <table:table-cell table:number-columns-repeated="2"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athletics_3|knows_shield_2|knows_ironflesh_3|knows_power_strike_3</text:p>
          </table:table-cell>
          <table:table-cell office:value-type="string" table:style-name="ce12">
            <text:p>vaegir_face_middle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dale_bill_master&quot;,&quot;Dale_Bill_Master&quot;,&quot;Dale_Bill_Masters&quot;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table:style-name="ce5">
            <text:p>["dale_bill_master","Dale_Bill_Master","Dale_Bill_Masters"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hant_squire_or_dale</text:p>
          </table:table-cell>
          <table:table-cell office:value-type="string" table:style-name="ce6">
            <text:p>Merchant_Squire_of_Dale</text:p>
          </table:table-cell>
          <table:table-cell office:value-type="string" table:style-name="ce6">
            <text:p>Merchant_Squires_of_Dale</text:p>
          </table:table-cell>
          <table:table-cell office:value-type="string" table:style-name="ce7">
            <text:p>tfg_boots| tfg_armor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e,</text:p>
          </table:table-cell>
          <table:table-cell office:value-type="string" table:style-name="ce10">
            <text:p>itm_dale_armor_b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dale_pike,itm_dale_sword_long,</text:p>
          </table:table-cell>
          <table:table-cell office:value-type="string" table:style-name="ce10">
            <text:p>itm_dale_shield_d,</text:p>
          </table:table-cell>
          <table:table-cell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athletics_1|knows_ironflesh_1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merchant_squire_or_dale&quot;,&quot;Merchant_Squire_of_Dale&quot;,&quot;Merchant_Squires_of_Dale&quot;,tfg_boots| tfg_armor| tfg_shield,0,0,fac_dale,[itm_dale_helmet_e,itm_dale_armor_b,itm_leather_boots,itm_dale_pike,itm_dale_sword_long,itm_dale_shield_d,],attr_tier_2,wp_tier_2,knows_athletics_1|knows_ironflesh_1|knows_shield_2,vaegir_face_young_1,vaegir_face_old_2],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table:style-name="ce5">
            <text:p>["merchant_squire_or_dale","Merchant_Squire_of_Dale","Merchant_Squires_of_Dale",tfg_boots| tfg_armor| tfg_shield,0,0,fac_dale,[itm_dale_helmet_e,itm_dale_armor_b,itm_leather_boots,itm_dale_pike,itm_dale_sword_long,itm_dale_shield_d,],attr_tier_2,wp_tier_2,knows_athletics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hant_guard_of_dale</text:p>
          </table:table-cell>
          <table:table-cell office:value-type="string" table:style-name="ce6">
            <text:p>Merchant_Guard_of_Dale</text:p>
          </table:table-cell>
          <table:table-cell office:value-type="string" table:style-name="ce6">
            <text:p>Merchant_Guards_of_Dale</text:p>
          </table:table-cell>
          <table:table-cell office:value-type="string" table:style-name="ce7">
            <text:p>tf_mounted| tfg_boots| tfg_armor| tfg_helm| tfg_horse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e,itm_dale_helmet_f,</text:p>
          </table:table-cell>
          <table:table-cell office:value-type="string" table:style-name="ce10">
            <text:p>itm_dale_armor_e,itm_dale_armor_f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lance,itm_dale_sword_long,</text:p>
          </table:table-cell>
          <table:table-cell office:value-type="string" table:style-name="ce10">
            <text:p>itm_dale_shield_d,</text:p>
          </table:table-cell>
          <table:table-cell office:value-type="string" table:style-name="ce10">
            <text:p>itm_dale_horse,</text:p>
          </table:table-cell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athletics_1|knows_ironflesh_1|knows_shield_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merchant_guard_of_dale&quot;,&quot;Merchant_Guard_of_Dale&quot;,&quot;Merchant_Guards_of_Dale&quot;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table:style-name="ce5">
            <text:p>["merchant_guard_of_dale","Merchant_Guard_of_Dale","Merchant_Guards_of_Dale"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hant_protector_of_dale</text:p>
          </table:table-cell>
          <table:table-cell office:value-type="string" table:style-name="ce6">
            <text:p>Merchant_Protector_of_Dale</text:p>
          </table:table-cell>
          <table:table-cell office:value-type="string" table:style-name="ce6">
            <text:p>Merchant_Protectors_of_Dale</text:p>
          </table:table-cell>
          <table:table-cell office:value-type="string" table:style-name="ce7">
            <text:p>tf_mounted| tfg_boots| tfg_armor| tfg_helm| tfg_horse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e,itm_dale_helmet_f,</text:p>
          </table:table-cell>
          <table:table-cell office:value-type="string" table:style-name="ce10">
            <text:p>itm_dale_armor_e,itm_dale_armor_f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lance,</text:p>
          </table:table-cell>
          <table:table-cell office:value-type="string" table:style-name="ce10">
            <text:p>itm_dale_shield_d,</text:p>
          </table:table-cell>
          <table:table-cell office:value-type="string" table:style-name="ce10">
            <text:p>itm_dale_horse,</text:p>
          </table:table-cell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riding_3|knows_ironflesh_2|knows_power_strike_1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merchant_protector_of_dale&quot;,&quot;Merchant_Protector_of_Dale&quot;,&quot;Merchant_Protectors_of_Dale&quot;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table:style-name="ce5">
            <text:p>["merchant_protector_of_dale","Merchant_Protector_of_Dale","Merchant_Protectors_of_Dale"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irions_guard_of_dale</text:p>
          </table:table-cell>
          <table:table-cell office:value-type="string" table:style-name="ce6">
            <text:p>Girion's_Guard_of_Dale</text:p>
          </table:table-cell>
          <table:table-cell office:value-type="string" table:style-name="ce6">
            <text:p>Girion's_Guards_of_Dale</text:p>
          </table:table-cell>
          <table:table-cell office:value-type="string" table:style-name="ce7">
            <text:p>tf_mounted| tfg_boots| tfg_gloves| tfg_armor| tfg_helm| tfg_horse| tfg_shield|tfg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ale</text:p>
          </table:table-cell>
          <table:table-cell office:value-type="string" table:style-name="ce10">
            <text:p>itm_dale_helmet_f,</text:p>
          </table:table-cell>
          <table:table-cell office:value-type="string" table:style-name="ce10">
            <text:p>itm_dale_armor_k,itm_dale_armor_l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lance,itm_dale_sword_long,</text:p>
          </table:table-cell>
          <table:table-cell office:value-type="string" table:style-name="ce10">
            <text:p>itm_dale_shield_d,</text:p>
          </table:table-cell>
          <table:table-cell office:value-type="string" table:style-name="ce10">
            <text:p>itm_dale_warhorse,</text:p>
          </table:table-cell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riding_4|knows_shield_2|knows_ironflesh_3|knows_power_strike_2</text:p>
          </table:table-cell>
          <table:table-cell office:value-type="string" table:style-name="ce12">
            <text:p>vaegir_face_middle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girions_guard_of_dale&quot;,&quot;Girion's_Guard_of_Dale&quot;,&quot;Girion's_Guards_of_Dale&quot;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table:style-name="ce5">
            <text:p>["girions_guard_of_dale","Girion's_Guard_of_Dale","Girion's_Guards_of_Dale"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Rhun</text:p>
          </table:table-cell>
          <table:table-cell table:number-columns-repeated="19" table:style-name="ce5"/>
          <table:table-cell office:value-type="string" office:string-value="#Rhun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table:style-name="ce5">
            <text:p>#Rhu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tribesman</text:p>
          </table:table-cell>
          <table:table-cell office:value-type="string" table:style-name="ce6">
            <text:p>Rhun_Tribesman</text:p>
          </table:table-cell>
          <table:table-cell office:value-type="string" table:style-name="ce6">
            <text:p>Rhun_Tribesmen</text:p>
          </table:table-cell>
          <table:table-cell office:value-type="string" table:style-name="ce7">
            <text:p>tf_evil_man| tf_mounted| tfg_boots| tfg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table:style-name="ce10"/>
          <table:table-cell office:value-type="string" table:style-name="ce10">
            <text:p>itm_rhun_armor_a,itm_rhun_armor_b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hortsword,</text:p>
          </table:table-cell>
          <table:table-cell office:value-type="string" table:style-name="ce10">
            <text:p>itm_arrows,itm_hunting_bow,</text:p>
          </table:table-cell>
          <table:table-cell table:style-name="ce10"/>
          <table:table-cell office:value-type="string" table:style-name="ce11">
            <text:p>attr_evil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|knows_riding_3|knows_power_draw_2|knows_horse_archery_2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table:style-name="ce5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horse_scout</text:p>
          </table:table-cell>
          <table:table-cell office:value-type="string" table:style-name="ce6">
            <text:p>Rhun_Horse_Scout</text:p>
          </table:table-cell>
          <table:table-cell office:value-type="string" table:style-name="ce6">
            <text:p>Rhun_Horse_Scouts</text:p>
          </table:table-cell>
          <table:table-cell office:value-type="string" table:style-name="ce7">
            <text:p>tf_evil_man| tf_mounted| tfg_boots| tfg_armor| tfg_horse| tfg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table:style-name="ce10"/>
          <table:table-cell office:value-type="string" table:style-name="ce10">
            <text:p>itm_rhun_armor_a,itm_rhun_armor_b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arrows,itm_nomad_bow,</text:p>
          </table:table-cell>
          <table:table-cell office:value-type="string" table:style-name="ce10">
            <text:p>itm_rhun_falchion,</text:p>
          </table:table-cell>
          <table:table-cell office:value-type="string" table:style-name="ce10">
            <text:p>itm_rhun_horse_a,itm_rhun_horse_b,</text:p>
          </table:table-cell>
          <table:table-cell office:value-type="string" table:style-name="ce11">
            <text:p>attr_evil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riding_4|knows_power_draw_3|knows_power_throw_1|knows_horse_archery_3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table:style-name="ce5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horse_archer</text:p>
          </table:table-cell>
          <table:table-cell office:value-type="string" table:style-name="ce6">
            <text:p>Rhun_Horse_Archer</text:p>
          </table:table-cell>
          <table:table-cell office:value-type="string" table:style-name="ce6">
            <text:p>Rhun_Horse_Archers</text:p>
          </table:table-cell>
          <table:table-cell office:value-type="string" table:style-name="ce7">
            <text:p>tf_evil_man| tf_mounted| tfg_boots| tfg_armor| tfg_ranged| tfg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k,itm_rhun_helm_l,</text:p>
          </table:table-cell>
          <table:table-cell office:value-type="string" table:style-name="ce10">
            <text:p>itm_rhun_armor_a,itm_rhun_armor_b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arrows,itm_nomad_bow,</text:p>
          </table:table-cell>
          <table:table-cell office:value-type="string" table:style-name="ce10">
            <text:p>itm_rhun_sword,</text:p>
          </table:table-cell>
          <table:table-cell office:value-type="string" table:style-name="ce10">
            <text:p>itm_rhun_horse_a,itm_rhun_horse_b,</text:p>
          </table:table-cell>
          <table:table-cell office:value-type="string" table:style-name="ce11">
            <text:p>attr_evil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riding_5|knows_power_draw_3|knows_ironflesh_1|knows_horse_archery_4|knows_power_throw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table:style-name="ce5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veteran_horse_archer</text:p>
          </table:table-cell>
          <table:table-cell office:value-type="string" table:style-name="ce6">
            <text:p>Rhun_Veteran_Horse_Archer</text:p>
          </table:table-cell>
          <table:table-cell office:value-type="string" table:style-name="ce6">
            <text:p>Rhun_Veteran_Horse_Archers</text:p>
          </table:table-cell>
          <table:table-cell office:value-type="string" table:style-name="ce7">
            <text:p>tf_evil_man| tf_mounted| tfg_boots| tfg_armor| tfg_ranged| tfg_horse| tfg_shield|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k,itm_rhun_helm_l,itm_rhun_helm_m,</text:p>
          </table:table-cell>
          <table:table-cell office:value-type="string" table:style-name="ce10">
            <text:p>itm_rhun_armor_j,itm_rhun_armor_n,itm_rhun_armor_m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arrows,itm_nomad_bow,</text:p>
          </table:table-cell>
          <table:table-cell office:value-type="string" table:style-name="ce10">
            <text:p>itm_rhun_sword,</text:p>
          </table:table-cell>
          <table:table-cell office:value-type="string" table:style-name="ce10">
            <text:p>itm_rhun_horse_a,itm_rhun_horse_b,</text:p>
          </table:table-cell>
          <table:table-cell office:value-type="string" table:style-name="ce11">
            <text:p>attr_evil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riding_6|knows_power_draw_4|knows_power_strike_1|knows_ironflesh_2|knows_horse_archery_5|knows_power_throw_3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table:style-name="ce5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ell_balchoth_horse_archer</text:p>
          </table:table-cell>
          <table:table-cell office:value-type="string" table:style-name="ce6">
            <text:p>Balchoth_Horse_Archer</text:p>
          </table:table-cell>
          <table:table-cell office:value-type="string" table:style-name="ce6">
            <text:p>Balchoth_Horse_Archers</text:p>
          </table:table-cell>
          <table:table-cell office:value-type="string" table:style-name="ce7">
            <text:p>tf_evil_man| tf_mounted| tfg_boots| tfg_armor| tfg_horse| tfg_ranged| tfg_shield|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l,itm_rhun_helm_i,itm_rhun_helm_j,</text:p>
          </table:table-cell>
          <table:table-cell office:value-type="string" table:style-name="ce10">
            <text:p>itm_rhun_armor_o,itm_rhun_armor_n,itm_rhun_armor_m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arrows,itm_nomad_bow,</text:p>
          </table:table-cell>
          <table:table-cell office:value-type="string" table:style-name="ce10">
            <text:p>itm_rhun_sword,itm_rhun_bull1_shield,itm_rhun_bull2_shield,</text:p>
          </table:table-cell>
          <table:table-cell office:value-type="string" table:style-name="ce10">
            <text:p>itm_rhun_horse_d,itm_rhun_horse_b,</text:p>
          </table:table-cell>
          <table:table-cell office:value-type="string" table:style-name="ce11">
            <text:p>attr_evil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riding_6|knows_power_strike_2|knows_power_draw_5|knows_power_throw_4|knows_ironflesh_2|knows_horse_archery_6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table:style-name="ce5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swift_horseman</text:p>
          </table:table-cell>
          <table:table-cell office:value-type="string" table:style-name="ce6">
            <text:p>Rhun_Swift_Horseman</text:p>
          </table:table-cell>
          <table:table-cell office:value-type="string" table:style-name="ce6">
            <text:p>Rhun_Swift_Horsemen</text:p>
          </table:table-cell>
          <table:table-cell office:value-type="string" table:style-name="ce7">
            <text:p>tf_evil_man| tf_mounted| tfg_boots| tfg_armor| tfg_ranged| tfg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g,itm_rhun_helm_h,</text:p>
          </table:table-cell>
          <table:table-cell office:value-type="string" table:style-name="ce10">
            <text:p>itm_rhun_armor_a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itm_light_lance,</text:p>
          </table:table-cell>
          <table:table-cell table:style-name="ce10"/>
          <table:table-cell office:value-type="string" table:style-name="ce10">
            <text:p>itm_rhun_horse_a,itm_rhun_horse_b,</text:p>
          </table:table-cell>
          <table:table-cell office:value-type="string" table:style-name="ce11">
            <text:p>attr_evil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riding_5|knows_power_draw_4|knows_ironflesh_1|knows_power_throw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table:style-name="ce5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veteran_swift_horseman</text:p>
          </table:table-cell>
          <table:table-cell office:value-type="string" table:style-name="ce6">
            <text:p>Rhun_Veteran_Swift_Horseman</text:p>
          </table:table-cell>
          <table:table-cell office:value-type="string" table:style-name="ce6">
            <text:p>Rhun_Veteran_Swift_Horsemen</text:p>
          </table:table-cell>
          <table:table-cell office:value-type="string" table:style-name="ce7">
            <text:p>tf_evil_man| tf_mounted| tfg_boots| tfg_armor| tfg_horse| tfg_shield|tfg_helm|tfg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a,itm_rhun_helm_b,itm_rhun_helm_j,</text:p>
          </table:table-cell>
          <table:table-cell office:value-type="string" table:style-name="ce10">
            <text:p>itm_rhun_armor_j,itm_rhun_armor_n,itm_rhun_armor_m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itm_light_lance,</text:p>
          </table:table-cell>
          <table:table-cell office:value-type="string" table:style-name="ce10">
            <text:p>itm_rhun_bull1_shield,</text:p>
          </table:table-cell>
          <table:table-cell office:value-type="string" table:style-name="ce10">
            <text:p>itm_rhun_horse_d,itm_rhun_horse_b,</text:p>
          </table:table-cell>
          <table:table-cell office:value-type="string" table:style-name="ce11">
            <text:p>attr_evil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riding_6|knows_power_strike_2|knows_power_draw_2|knows_power_throw_2|knows_ironflesh_2|knows_horse_archery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table:style-name="ce5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alcon_horseman</text:p>
          </table:table-cell>
          <table:table-cell office:value-type="string" table:style-name="ce6">
            <text:p>Falcon_Horseman</text:p>
          </table:table-cell>
          <table:table-cell office:value-type="string" table:style-name="ce6">
            <text:p>Falcon_Horsemen</text:p>
          </table:table-cell>
          <table:table-cell office:value-type="string" table:style-name="ce7">
            <text:p>tf_evil_man| tf_mounted| tfg_boots| tfg_helm|tfg_armor| tfg_horse| tfg_shield|tfg_polear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a,itm_rhun_helm_b,itm_rhun_helm_j,</text:p>
          </table:table-cell>
          <table:table-cell office:value-type="string" table:style-name="ce10">
            <text:p>itm_rhun_armor_g,itm_rhun_armor_h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itm_light_lance,</text:p>
          </table:table-cell>
          <table:table-cell office:value-type="string" table:style-name="ce10">
            <text:p>itm_rhun_bull1_shield,</text:p>
          </table:table-cell>
          <table:table-cell office:value-type="string" table:style-name="ce10">
            <text:p>itm_rhun_horse_e,itm_rhun_horse_f,</text:p>
          </table:table-cell>
          <table:table-cell office:value-type="string" table:style-name="ce11">
            <text:p>attr_evil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riding_6|knows_power_strike_3|knows_power_draw_2|knows_power_throw_2|knows_ironflesh_2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table:style-name="ce5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tribal_warrior</text:p>
          </table:table-cell>
          <table:table-cell office:value-type="string" table:style-name="ce6">
            <text:p>Rhun_Tribal_Warrior</text:p>
          </table:table-cell>
          <table:table-cell office:value-type="string" table:style-name="ce6">
            <text:p>Rhun_Tribal_Warriors</text:p>
          </table:table-cell>
          <table:table-cell office:value-type="string" table:style-name="ce7">
            <text:p>tf_evil_man| tfg_boots| tfg_armor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table:style-name="ce10"/>
          <table:table-cell office:value-type="string" table:style-name="ce10">
            <text:p>itm_rhun_armor_a,itm_rhun_armor_b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falchion,itm_rhun_shortsword,</text:p>
          </table:table-cell>
          <table:table-cell office:value-type="string" table:style-name="ce10">
            <text:p>itm_rhun_shield,</text:p>
          </table:table-cell>
          <table:table-cell table:style-name="ce10"/>
          <table:table-cell office:value-type="string" table:style-name="ce11">
            <text:p>attr_evil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table:style-name="ce5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tribal_infantry</text:p>
          </table:table-cell>
          <table:table-cell office:value-type="string" table:style-name="ce6">
            <text:p>Rhun_Tribal_Infantryman</text:p>
          </table:table-cell>
          <table:table-cell office:value-type="string" table:style-name="ce6">
            <text:p>Rhun_Tribal_Infantry</text:p>
          </table:table-cell>
          <table:table-cell office:value-type="string" table:style-name="ce7">
            <text:p>tf_evil_man| tfg_boots| tfg_armor| tfg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k,itm_rhun_helm_l,itm_rhun_helm_m,</text:p>
          </table:table-cell>
          <table:table-cell office:value-type="string" table:style-name="ce10">
            <text:p>itm_rhun_armor_a,itm_rhun_armor_b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glaive,itm_rhun_greatfalchion,</text:p>
          </table:table-cell>
          <table:table-cell office:value-type="string" table:style-name="ce10">
            <text:p>itm_rhun_shield,</text:p>
          </table:table-cell>
          <table:table-cell table:style-name="ce10"/>
          <table:table-cell office:value-type="string" table:style-name="ce11">
            <text:p>attr_evil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athletics_1|knows_ironflesh_1|knows_power_strike_1|knows_shield_2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table:style-name="ce5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vet_infantry</text:p>
          </table:table-cell>
          <table:table-cell office:value-type="string" table:style-name="ce6">
            <text:p>Rhun_Veteran_Infantryman</text:p>
          </table:table-cell>
          <table:table-cell office:value-type="string" table:style-name="ce6">
            <text:p>Rhun_Veteran_Infantry</text:p>
          </table:table-cell>
          <table:table-cell office:value-type="string" table:style-name="ce7">
            <text:p>tf_evil_man| tfg_shiel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c,itm_rhun_helm_e,itm_rhun_helm_i,</text:p>
          </table:table-cell>
          <table:table-cell office:value-type="string" table:style-name="ce10">
            <text:p>itm_rhun_armor_j,itm_rhun_armor_b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falchion,itm_rhun_glaive,itm_rhun_greatfalchion,itm_rhun_battleaxe,</text:p>
          </table:table-cell>
          <table:table-cell office:value-type="string" table:style-name="ce10">
            <text:p>itm_rhun_shield,</text:p>
          </table:table-cell>
          <table:table-cell table:style-name="ce10"/>
          <table:table-cell office:value-type="string" table:style-name="ce11">
            <text:p>attr_evil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athletics_2|knows_ironflesh_2|knows_power_strike_2|knows_shield_2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table:style-name="ce5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infantry_of_the_ox</text:p>
          </table:table-cell>
          <table:table-cell office:value-type="string" table:style-name="ce6">
            <text:p>Infantryman_of_the_Ox</text:p>
          </table:table-cell>
          <table:table-cell office:value-type="string" table:style-name="ce6">
            <text:p>Infantry_of_the_Ox</text:p>
          </table:table-cell>
          <table:table-cell office:value-type="string" table:style-name="ce7">
            <text:p>tf_evil_man| tfg_shield| tfg_boots| tfg_armor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a,itm_rhun_helm_b,itm_rhun_helm_j,</text:p>
          </table:table-cell>
          <table:table-cell office:value-type="string" table:style-name="ce10">
            <text:p>itm_rhun_armor_g,itm_rhun_armor_h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falchion,itm_rhun_greataxe,itm_rhun_battleaxe,itm_rhun_greatsword,</text:p>
          </table:table-cell>
          <table:table-cell office:value-type="string" table:style-name="ce10">
            <text:p>itm_rhun_bull2_shield,</text:p>
          </table:table-cell>
          <table:table-cell table:style-name="ce10"/>
          <table:table-cell office:value-type="string" table:style-name="ce11">
            <text:p>attr_evil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athletics_3|knows_shield_2|knows_ironflesh_3|knows_power_strike_3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table:style-name="ce5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light_horseman</text:p>
          </table:table-cell>
          <table:table-cell office:value-type="string" table:style-name="ce6">
            <text:p>Rhun_Light_Horseman</text:p>
          </table:table-cell>
          <table:table-cell office:value-type="string" table:style-name="ce6">
            <text:p>Rhun_Light_Horsemen</text:p>
          </table:table-cell>
          <table:table-cell office:value-type="string" table:style-name="ce7">
            <text:p>tf_evil_man| tf_mounted| tfg_boots| tfg_armor| tfg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table:style-name="ce10"/>
          <table:table-cell office:value-type="string" table:style-name="ce10">
            <text:p>itm_rhun_armor_a,itm_rhun_armor_b,itm_rhun_armor_d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</text:p>
          </table:table-cell>
          <table:table-cell table:style-name="ce10"/>
          <table:table-cell office:value-type="string" table:style-name="ce10">
            <text:p>itm_rhun_horse_a,itm_rhun_horse_b,</text:p>
          </table:table-cell>
          <table:table-cell office:value-type="string" table:style-name="ce11">
            <text:p>attr_evil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riding_4|knows_power_draw_3|knows_power_throw_1|knows_horse_archery_3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table:style-name="ce5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light_cavalry</text:p>
          </table:table-cell>
          <table:table-cell office:value-type="string" table:style-name="ce6">
            <text:p>Rhun_Light_Cavalryman</text:p>
          </table:table-cell>
          <table:table-cell office:value-type="string" table:style-name="ce6">
            <text:p>Rhun_Light_Cavalry</text:p>
          </table:table-cell>
          <table:table-cell office:value-type="string" table:style-name="ce7">
            <text:p>tf_evil_man| tf_mounted| tfg_boots| tfg_armor| tfg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c,itm_rhun_helm_e,</text:p>
          </table:table-cell>
          <table:table-cell office:value-type="string" table:style-name="ce10">
            <text:p>itm_rhun_armor_j,itm_rhun_armor_n,itm_rhun_armor_m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</text:p>
          </table:table-cell>
          <table:table-cell table:style-name="ce10"/>
          <table:table-cell office:value-type="string" table:style-name="ce10">
            <text:p>itm_rhun_horse_b,itm_rhun_horse_d,</text:p>
          </table:table-cell>
          <table:table-cell office:value-type="string" table:style-name="ce11">
            <text:p>attr_evil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riding_5|knows_power_draw_4|knows_power_strike_1|knows_ironflesh_1|knows_power_throw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table:style-name="ce5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noble_cavalry</text:p>
          </table:table-cell>
          <table:table-cell office:value-type="string" table:style-name="ce6">
            <text:p>Rhun_Noble_Cavalryman</text:p>
          </table:table-cell>
          <table:table-cell office:value-type="string" table:style-name="ce6">
            <text:p>Rhun_Noble_Cavalry</text:p>
          </table:table-cell>
          <table:table-cell office:value-type="string" table:style-name="ce7">
            <text:p>tf_evil_man| tf_mounted| tfg_boots| tfg_armor| tfg_horse| tfg_shield|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g,itm_rhun_helm_h,</text:p>
          </table:table-cell>
          <table:table-cell office:value-type="string" table:style-name="ce10">
            <text:p>itm_rhun_armor_n,itm_rhun_armor_h,itm_rhun_armor_g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</text:p>
          </table:table-cell>
          <table:table-cell office:value-type="string" table:style-name="ce10">
            <text:p>itm_rhun_bull1_shield,itm_rhun_bull2_shield,</text:p>
          </table:table-cell>
          <table:table-cell office:value-type="string" table:style-name="ce10">
            <text:p>itm_rhun_horse_b,itm_rhun_horse_e,itm_rhun_horse_f,</text:p>
          </table:table-cell>
          <table:table-cell office:value-type="string" table:style-name="ce11">
            <text:p>attr_evil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riding_6|knows_power_strike_2|knows_power_draw_2|knows_power_throw_2|knows_ironflesh_2|knows_horse_archery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table:style-name="ce5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hun_heavy_noble_cavalry</text:p>
          </table:table-cell>
          <table:table-cell office:value-type="string" table:style-name="ce6">
            <text:p>Rhun_Heavy_Noble_Cavalryman</text:p>
          </table:table-cell>
          <table:table-cell office:value-type="string" table:style-name="ce6">
            <text:p>Rhun_Heavy_Noble_Cavalry</text:p>
          </table:table-cell>
          <table:table-cell office:value-type="string" table:style-name="ce7">
            <text:p>tf_evil_man| tf_mounted| tfg_boots| tfg_armor| tfg_horse| tfg_shield|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b,itm_rhun_helm_g,</text:p>
          </table:table-cell>
          <table:table-cell office:value-type="string" table:style-name="ce10">
            <text:p>itm_rhun_armor_p,itm_rhun_armor_k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itm_rhun_greatsword,</text:p>
          </table:table-cell>
          <table:table-cell office:value-type="string" table:style-name="ce10">
            <text:p>itm_rhun_bull3_shield,</text:p>
          </table:table-cell>
          <table:table-cell office:value-type="string" table:style-name="ce10">
            <text:p>itm_rhun_horse_g,itm_rhun_horse_h,</text:p>
          </table:table-cell>
          <table:table-cell office:value-type="string" table:style-name="ce11">
            <text:p>attr_evil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riding_6|knows_power_strike_3|knows_power_draw_2|knows_power_throw_2|knows_ironflesh_2|knows_horse_archery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table:style-name="ce5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orwinion_noble_of_rhun</text:p>
          </table:table-cell>
          <table:table-cell office:value-type="string" table:style-name="ce6">
            <text:p>Dorwinion_Noble_of_Rhun</text:p>
          </table:table-cell>
          <table:table-cell office:value-type="string" table:style-name="ce6">
            <text:p>Dorwinion_Nobles_of_Rhun</text:p>
          </table:table-cell>
          <table:table-cell office:value-type="string" table:style-name="ce7">
            <text:p>tf_evil_man| tf_mounted| tfg_boots| tfg_armor| tfg_horse| tfg_shield|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rhun</text:p>
          </table:table-cell>
          <table:table-cell office:value-type="string" table:style-name="ce10">
            <text:p>itm_rhun_helm_n,itm_rhun_helm_o,</text:p>
          </table:table-cell>
          <table:table-cell office:value-type="string" table:style-name="ce10">
            <text:p>itm_rhun_armor_p,itm_rhun_armor_k,</text:p>
          </table:table-cell>
          <table:table-cell table:style-name="ce10"/>
          <table:table-cell office:value-type="string" table:style-name="ce10">
            <text:p>itm_furry_boots,</text:p>
          </table:table-cell>
          <table:table-cell office:value-type="string" table:style-name="ce10">
            <text:p>itm_rhun_sword,itm_rhun_greatfalchion,</text:p>
          </table:table-cell>
          <table:table-cell office:value-type="string" table:style-name="ce10">
            <text:p>itm_rhun_bull3_shield,</text:p>
          </table:table-cell>
          <table:table-cell office:value-type="string" table:style-name="ce10">
            <text:p>itm_rhun_horse_g,itm_rhun_horse_h,</text:p>
          </table:table-cell>
          <table:table-cell office:value-type="string" table:style-name="ce11">
            <text:p>attr_evil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riding_7|knows_power_strike_4|knows_power_draw_2|knows_power_throw_2|knows_ironflesh_2|knows_horse_archery_1</text:p>
          </table:table-cell>
          <table:table-cell office:value-type="string" table:style-name="ce12">
            <text:p>rhun_man1</text:p>
          </table:table-cell>
          <table:table-cell office:value-type="string" table:style-name="ce12">
            <text:p>rhun_man2</text:p>
          </table:table-cell>
          <table:table-cell table:style-name="ce13"/>
          <table:table-cell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table:style-name="ce5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Dwarves</text:p>
          </table:table-cell>
          <table:table-cell table:number-columns-repeated="19" table:style-name="ce5"/>
          <table:table-cell office:value-type="string" office:string-value="#Dwarves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table:style-name="ce5">
            <text:p>#Dwarve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apprentice</text:p>
          </table:table-cell>
          <table:table-cell office:value-type="string" table:style-name="ce6">
            <text:p>Apprentice-dwarf</text:p>
          </table:table-cell>
          <table:table-cell office:value-type="string" table:style-name="ce6">
            <text:p>Apprentice-dwarves</text:p>
          </table:table-cell>
          <table:table-cell office:value-type="string" table:style-name="ce7">
            <text:p>tf_dwarf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lamedon_hood,</text:p>
          </table:table-cell>
          <table:table-cell office:value-type="string" table:style-name="ce10">
            <text:p>itm_leather_dwarf_armor_b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adz,itm_dwarf_mattock,itm_dwarf_sword_a,itm_dwarf_hand_axe,</text:p>
          </table:table-cell>
          <table:table-cell office:value-type="string" table:style-name="ce10">
            <text:p>itm_dwarf_shield_a,itm_dwarf_shield_b,</text:p>
          </table:table-cell>
          <table:table-cell table:style-name="ce10"/>
          <table:table-cell office:value-type="string" table:style-name="ce11">
            <text:p>attr_dwarf_tier_1</text:p>
          </table:table-cell>
          <table:table-cell office:value-type="string" table:style-name="ce11">
            <text:p>wp_dwarf_tier_1</text:p>
          </table:table-cell>
          <table:table-cell office:value-type="string" table:style-name="ce11">
            <text:p>knows_common_dwarf|knows_ironflesh_1|knows_power_strike_1</text:p>
          </table:table-cell>
          <table:table-cell office:value-type="string" table:style-name="ce12">
            <text:p>dwarf_face_2</text:p>
          </table:table-cell>
          <table:table-cell office:value-type="string" table:style-name="ce12">
            <text:p>dwarf_face_3</text:p>
          </table:table-cell>
          <table:table-cell table:style-name="ce13"/>
          <table:table-cell office:value-type="string" office:string-value="[&quot;dwarven_apprentice&quot;,&quot;Apprentice-dwarf&quot;,&quot;Apprentice-dwarves&quot;,tf_dwarf| tfg_armor| tfg_boots,0,0,fac_dwarf,[itm_lamedon_hood,itm_leather_dwarf_armor_b,itm_dwarf_pad_boots,itm_dwarf_adz,itm_dwarf_mattock,itm_dwarf_sword_a,itm_dwarf_hand_axe,itm_dwarf_shield_a,itm_dwarf_shield_b,],attr_dwarf_tier_1,wp_dwarf_tier_1,knows_common_dwarf|knows_ironflesh_1|knows_power_strike_1,dwarf_face_2,dwarf_face_3],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table:style-name="ce5">
            <text:p>["dwarven_apprentice","Apprentice-dwarf","Apprentice-dwarves",tf_dwarf| tfg_armor| tfg_boots,0,0,fac_dwarf,[itm_lamedon_hood,itm_leather_dwarf_armor_b,itm_dwarf_pad_boots,itm_dwarf_adz,itm_dwarf_mattock,itm_dwarf_sword_a,itm_dwarf_hand_axe,itm_dwarf_shield_a,itm_dwarf_shield_b,],attr_dwarf_tier_1,wp_dwarf_tier_1,knows_common_dwarf|knows_ironflesh_1|knows_power_strike_1,dwarf_face_2,dwarf_face_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warrior</text:p>
          </table:table-cell>
          <table:table-cell office:value-type="string" table:style-name="ce6">
            <text:p>Warrior-dwarf</text:p>
          </table:table-cell>
          <table:table-cell office:value-type="string" table:style-name="ce6">
            <text:p>Warrior-dwarves</text:p>
          </table:table-cell>
          <table:table-cell office:value-type="string" table:style-name="ce7">
            <text:p>tf_dwarf| tfg_armor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leather_dwarf_armor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adz,itm_dwarf_mattock,itm_dwarf_sword_a,itm_dwarf_hand_axe,</text:p>
          </table:table-cell>
          <table:table-cell office:value-type="string" table:style-name="ce10">
            <text:p>itm_dwarf_throwing_axe,itm_dwarf_shield_f,itm_dwarf_shield_j,</text:p>
          </table:table-cell>
          <table:table-cell table:style-name="ce10"/>
          <table:table-cell office:value-type="string" table:style-name="ce11">
            <text:p>attr_dwarf_tier_2</text:p>
          </table:table-cell>
          <table:table-cell office:value-type="string" table:style-name="ce11">
            <text:p>wp_dwarf_tier_2</text:p>
          </table:table-cell>
          <table:table-cell office:value-type="string" table:style-name="ce11">
            <text:p>knows_common_dwarf|knows_athletics_1|knows_power_strike_1|knows_power_throw_2|knows_ironflesh_1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dwarven_warrior&quot;,&quot;Warrior-dwarf&quot;,&quot;Warrior-dwarves&quot;,tf_dwarf| tfg_armor| tfg_shield| tfg_helm| tfg_boots,0,0,fac_dwarf,[itm_dwarf_helm_a,itm_leather_dwarf_armor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table:style-name="ce5">
            <text:p>["dwarven_warrior","Warrior-dwarf","Warrior-dwarves",tf_dwarf| tfg_armor| tfg_shield| tfg_helm| tfg_boots,0,0,fac_dwarf,[itm_dwarf_helm_a,itm_leather_dwarf_armor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hardened_warrior</text:p>
          </table:table-cell>
          <table:table-cell office:value-type="string" table:style-name="ce6">
            <text:p>Hardened_Warrior-dwarf</text:p>
          </table:table-cell>
          <table:table-cell office:value-type="string" table:style-name="ce6">
            <text:p>Hardened_Warrior-dwarves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c,itm_dwarf_helm_h,</text:p>
          </table:table-cell>
          <table:table-cell office:value-type="string" table:style-name="ce10">
            <text:p>itm_dwarf_armor_a,</text:p>
          </table:table-cell>
          <table:table-cell table:style-name="ce10"/>
          <table:table-cell office:value-type="string" table:style-name="ce10">
            <text:p>itm_dwarf_chain_boots,</text:p>
          </table:table-cell>
          <table:table-cell office:value-type="string" table:style-name="ce10">
            <text:p>itm_dwarf_adz,itm_dwarf_mattock,itm_dwarf_sword_a,</text:p>
          </table:table-cell>
          <table:table-cell office:value-type="string" table:style-name="ce10">
            <text:p>itm_dwarf_throwing_axe,itm_dwarf_shield_g,itm_dwarf_shield_k,</text:p>
          </table:table-cell>
          <table:table-cell table:style-name="ce10"/>
          <table:table-cell office:value-type="string" table:style-name="ce11">
            <text:p>attr_dwarf_tier_3</text:p>
          </table:table-cell>
          <table:table-cell office:value-type="string" table:style-name="ce11">
            <text:p>wp_dwarf_tier_3</text:p>
          </table:table-cell>
          <table:table-cell office:value-type="string" table:style-name="ce11">
            <text:p>knows_common_dwarf|knows_athletics_2|knows_power_strike_2|knows_power_throw_2|knows_ironflesh_3</text:p>
          </table:table-cell>
          <table:table-cell office:value-type="string" table:style-name="ce12">
            <text:p>dwarf_face_3</text:p>
          </table:table-cell>
          <table:table-cell office:value-type="string" table:style-name="ce12">
            <text:p>dwarf_face_4</text:p>
          </table:table-cell>
          <table:table-cell table:style-name="ce13"/>
          <table:table-cell office:value-type="string" office:string-value="[&quot;dwarven_hardened_warrior&quot;,&quot;Hardened_Warrior-dwarf&quot;,&quot;Hardened_Warrior-dwarves&quot;,tf_dwarf| tfg_armor| tfg_gloves| tfg_shield| tfg_helm| tfg_boots,0,0,fac_dwarf,[itm_dwarf_helm_c,itm_dwarf_helm_h,itm_dwarf_armor_a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table:style-name="ce5">
            <text:p>["dwarven_hardened_warrior","Hardened_Warrior-dwarf","Hardened_Warrior-dwarves",tf_dwarf| tfg_armor| tfg_gloves| tfg_shield| tfg_helm| tfg_boots,0,0,fac_dwarf,[itm_dwarf_helm_c,itm_dwarf_helm_h,itm_dwarf_armor_a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spearman</text:p>
          </table:table-cell>
          <table:table-cell office:value-type="string" table:style-name="ce6">
            <text:p>Spear-dwarf</text:p>
          </table:table-cell>
          <table:table-cell office:value-type="string" table:style-name="ce6">
            <text:p>Spear-dwarves</text:p>
          </table:table-cell>
          <table:table-cell office:value-type="string" table:style-name="ce7">
            <text:p>tf_dwarf| tfg_armor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dwarf_armor_a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spear,</text:p>
          </table:table-cell>
          <table:table-cell office:value-type="string" table:style-name="ce10">
            <text:p>itm_dwarf_throwing_axe,itm_dwarf_shield_f,itm_dwarf_shield_j,</text:p>
          </table:table-cell>
          <table:table-cell table:style-name="ce10"/>
          <table:table-cell office:value-type="string" table:style-name="ce11">
            <text:p>attr_dwarf_tier_4</text:p>
          </table:table-cell>
          <table:table-cell office:value-type="string" table:style-name="ce11">
            <text:p>wp_dwarf_tier_4</text:p>
          </table:table-cell>
          <table:table-cell office:value-type="string" table:style-name="ce11">
            <text:p>knows_common_dwarf|knows_athletics_3|knows_power_strike_4|knows_ironflesh_3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dwarven_spearman&quot;,&quot;Spear-dwarf&quot;,&quot;Spear-dwarves&quot;,tf_dwarf| tfg_armor| tfg_shield| tfg_helm| tfg_boots,0,0,fac_dwarf,[itm_dwarf_helm_a,itm_dwarf_armor_a,itm_dwarf_pad_boots,itm_dwarf_spear,itm_dwarf_throwing_axe,itm_dwarf_shield_f,itm_dwarf_shield_j,],attr_dwarf_tier_4,wp_dwarf_tier_4,knows_common_dwarf|knows_athletics_3|knows_power_strike_4|knows_ironflesh_3,dwarf_face_1,dwarf_face_2],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table:style-name="ce5">
            <text:p>["dwarven_spearman","Spear-dwarf","Spear-dwarves",tf_dwarf| tfg_armor| tfg_shield| tfg_helm| tfg_boots,0,0,fac_dwarf,[itm_dwarf_helm_a,itm_dwarf_armor_a,itm_dwarf_pad_boots,itm_dwarf_spear,itm_dwarf_throwing_axe,itm_dwarf_shield_f,itm_dwarf_shield_j,],attr_dwarf_tier_4,wp_dwarf_tier_4,knows_common_dwarf|knows_athletics_3|knows_power_strike_4|knows_ironflesh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pikeman</text:p>
          </table:table-cell>
          <table:table-cell office:value-type="string" table:style-name="ce6">
            <text:p>Pike-dwarf</text:p>
          </table:table-cell>
          <table:table-cell office:value-type="string" table:style-name="ce6">
            <text:p>Pike-dwarves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c,itm_dwarf_helm_h,</text:p>
          </table:table-cell>
          <table:table-cell office:value-type="string" table:style-name="ce10">
            <text:p>itm_dwarf_armor_a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pad_boots,</text:p>
          </table:table-cell>
          <table:table-cell office:value-type="string" table:style-name="ce10">
            <text:p>itm_dwarf_spear_b,</text:p>
          </table:table-cell>
          <table:table-cell office:value-type="string" table:style-name="ce10">
            <text:p>itm_dwarf_shield_f,</text:p>
          </table:table-cell>
          <table:table-cell table:style-name="ce10"/>
          <table:table-cell office:value-type="string" table:style-name="ce11">
            <text:p>attr_dwarf_tier_5</text:p>
          </table:table-cell>
          <table:table-cell office:value-type="string" table:style-name="ce11">
            <text:p>wp_dwarf_tier_5</text:p>
          </table:table-cell>
          <table:table-cell office:value-type="string" table:style-name="ce11">
            <text:p>knows_common_dwarf|knows_athletics_4|knows_power_strike_5|knows_ironflesh_4</text:p>
          </table:table-cell>
          <table:table-cell office:value-type="string" table:style-name="ce12">
            <text:p>dwarf_face_3</text:p>
          </table:table-cell>
          <table:table-cell office:value-type="string" table:style-name="ce12">
            <text:p>dwarf_face_4</text:p>
          </table:table-cell>
          <table:table-cell table:style-name="ce13"/>
          <table:table-cell office:value-type="string" office:string-value="[&quot;dwarven_pikeman&quot;,&quot;Pike-dwarf&quot;,&quot;Pike-dwarves&quot;,tf_dwarf| tfg_armor| tfg_gloves| tfg_shield| tfg_helm| tfg_boots,0,0,fac_dwarf,[itm_dwarf_helm_c,itm_dwarf_helm_h,itm_dwarf_armor_a,itm_mail_mittens,itm_dwarf_pad_boots,itm_dwarf_spear_b,itm_dwarf_shield_f,],attr_dwarf_tier_5,wp_dwarf_tier_5,knows_common_dwarf|knows_athletics_4|knows_power_strike_5|knows_ironflesh_4,dwarf_face_3,dwarf_face_4],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table:style-name="ce5">
            <text:p>["dwarven_pikeman","Pike-dwarf","Pike-dwarves",tf_dwarf| tfg_armor| tfg_gloves| tfg_shield| tfg_helm| tfg_boots,0,0,fac_dwarf,[itm_dwarf_helm_c,itm_dwarf_helm_h,itm_dwarf_armor_a,itm_mail_mittens,itm_dwarf_pad_boots,itm_dwarf_spear_b,itm_dwarf_shield_f,],attr_dwarf_tier_5,wp_dwarf_tier_5,knows_common_dwarf|knows_athletics_4|knows_power_strike_5|knows_ironflesh_4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halberdier</text:p>
          </table:table-cell>
          <table:table-cell office:value-type="string" table:style-name="ce6">
            <text:p>Longpike_Dwarf</text:p>
          </table:table-cell>
          <table:table-cell office:value-type="string" table:style-name="ce6">
            <text:p>Longpike_Dwarves</text:p>
          </table:table-cell>
          <table:table-cell office:value-type="string" table:style-name="ce7">
            <text:p>tf_dwarf| tfg_armor| tfg_shield| tfg_gloves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p,itm_dwarf_helm_u,itm_dwarf_helm_x,</text:p>
          </table:table-cell>
          <table:table-cell office:value-type="string" table:style-name="ce10">
            <text:p>itm_dwarf_armor_c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chain_boots,</text:p>
          </table:table-cell>
          <table:table-cell office:value-type="string" table:style-name="ce10">
            <text:p>itm_dwarf_spear_c,</text:p>
          </table:table-cell>
          <table:table-cell office:value-type="string" table:style-name="ce10">
            <text:p>itm_dwarf_shield_f,</text:p>
          </table:table-cell>
          <table:table-cell table:style-name="ce10"/>
          <table:table-cell office:value-type="string" table:style-name="ce11">
            <text:p>attr_dwarf_tier_6</text:p>
          </table:table-cell>
          <table:table-cell office:value-type="string" table:style-name="ce11">
            <text:p>wp_dwarf_tier_6</text:p>
          </table:table-cell>
          <table:table-cell office:value-type="string" table:style-name="ce11">
            <text:p>knows_common_dwarf|knows_athletics_4|knows_power_strike_6|knows_ironflesh_6</text:p>
          </table:table-cell>
          <table:table-cell office:value-type="string" table:style-name="ce12">
            <text:p>dwarf_face_7</text:p>
          </table:table-cell>
          <table:table-cell office:value-type="string" table:style-name="ce12">
            <text:p>dwarf_face_7</text:p>
          </table:table-cell>
          <table:table-cell table:style-name="ce13"/>
          <table:table-cell office:value-type="string" office:string-value="[&quot;dwarven_halberdier&quot;,&quot;Longpike_Dwarf&quot;,&quot;Longpike_Dwarves&quot;,tf_dwarf| tfg_armor| tfg_shield| tfg_gloves| tfg_helm| tfg_boots,0,0,fac_dwarf,[itm_dwarf_helm_p,itm_dwarf_helm_u,itm_dwarf_helm_x,itm_dwarf_armor_c,itm_mail_mittens,itm_dwarf_chain_boots,itm_dwarf_spear_c,itm_dwarf_shield_f,],attr_dwarf_tier_6,wp_dwarf_tier_6,knows_common_dwarf|knows_athletics_4|knows_power_strike_6|knows_ironflesh_6,dwarf_face_7,dwarf_face_7],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table:style-name="ce5">
            <text:p>["dwarven_halberdier","Longpike_Dwarf","Longpike_Dwarves",tf_dwarf| tfg_armor| tfg_shield| tfg_gloves| tfg_helm| tfg_boots,0,0,fac_dwarf,[itm_dwarf_helm_p,itm_dwarf_helm_u,itm_dwarf_helm_x,itm_dwarf_armor_c,itm_mail_mittens,itm_dwarf_chain_boots,itm_dwarf_spear_c,itm_dwarf_shield_f,],attr_dwarf_tier_6,wp_dwarf_tier_6,knows_common_dwarf|knows_athletics_4|knows_power_strike_6|knows_ironflesh_6,dwarf_face_7,dwarf_face_7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axeman</text:p>
          </table:table-cell>
          <table:table-cell office:value-type="string" table:style-name="ce6">
            <text:p>Axedwarf</text:p>
          </table:table-cell>
          <table:table-cell office:value-type="string" table:style-name="ce6">
            <text:p>Axedwarves</text:p>
          </table:table-cell>
          <table:table-cell office:value-type="string" table:style-name="ce7">
            <text:p>tf_dwarf| tfg_armor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dwarf_armor_a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mattock,itm_dwarf_hand_axe,</text:p>
          </table:table-cell>
          <table:table-cell office:value-type="string" table:style-name="ce10">
            <text:p>itm_dwarf_throwing_axe,itm_dwarf_shield_f,itm_dwarf_shield_j,</text:p>
          </table:table-cell>
          <table:table-cell table:style-name="ce10"/>
          <table:table-cell office:value-type="string" table:style-name="ce11">
            <text:p>attr_dwarf_tier_4</text:p>
          </table:table-cell>
          <table:table-cell office:value-type="string" table:style-name="ce11">
            <text:p>wp_dwarf_tier_4</text:p>
          </table:table-cell>
          <table:table-cell office:value-type="string" table:style-name="ce11">
            <text:p>knows_common_dwarf|knows_athletics_2|knows_power_throw_2|knows_power_strike_5|knows_ironflesh_3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dwarven_axeman&quot;,&quot;Axedwarf&quot;,&quot;Axedwarves&quot;,tf_dwarf| tfg_armor| tfg_shield| tfg_helm| tfg_boots,0,0,fac_dwarf,[itm_dwarf_helm_a,itm_dwarf_armor_a,itm_dwarf_pad_boots,itm_dwarf_mattock,itm_dwarf_hand_axe,itm_dwarf_throwing_axe,itm_dwarf_shield_f,itm_dwarf_shield_j,],attr_dwarf_tier_4,wp_dwarf_tier_4,knows_common_dwarf|knows_athletics_2|knows_power_throw_2|knows_power_strike_5|knows_ironflesh_3,dwarf_face_1,dwarf_face_2],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table:style-name="ce5">
            <text:p>["dwarven_axeman","Axedwarf","Axedwarves",tf_dwarf| tfg_armor| tfg_shield| tfg_helm| tfg_boots,0,0,fac_dwarf,[itm_dwarf_helm_a,itm_dwarf_armor_a,itm_dwarf_pad_boots,itm_dwarf_mattock,itm_dwarf_hand_axe,itm_dwarf_throwing_axe,itm_dwarf_shield_f,itm_dwarf_shield_j,],attr_dwarf_tier_4,wp_dwarf_tier_4,knows_common_dwarf|knows_athletics_2|knows_power_throw_2|knows_power_strike_5|knows_ironflesh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expert_axeman</text:p>
          </table:table-cell>
          <table:table-cell office:value-type="string" table:style-name="ce6">
            <text:p>Expert_Axedwarf</text:p>
          </table:table-cell>
          <table:table-cell office:value-type="string" table:style-name="ce6">
            <text:p>Expert_Axedwarves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c,itm_dwarf_helm_h,</text:p>
          </table:table-cell>
          <table:table-cell office:value-type="string" table:style-name="ce10">
            <text:p>itm_leather_dwarf_armor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chain_boots,</text:p>
          </table:table-cell>
          <table:table-cell office:value-type="string" table:style-name="ce10">
            <text:p>itm_dwarf_adz,itm_dwarf_mattock,itm_dwarf_hand_axe,</text:p>
          </table:table-cell>
          <table:table-cell office:value-type="string" table:style-name="ce10">
            <text:p>itm_dwarf_throwing_axe,itm_dwarf_shield_g,itm_dwarf_shield_k,</text:p>
          </table:table-cell>
          <table:table-cell table:style-name="ce10"/>
          <table:table-cell office:value-type="string" table:style-name="ce11">
            <text:p>attr_dwarf_tier_5</text:p>
          </table:table-cell>
          <table:table-cell office:value-type="string" table:style-name="ce11">
            <text:p>wp_dwarf_tier_5</text:p>
          </table:table-cell>
          <table:table-cell office:value-type="string" table:style-name="ce11">
            <text:p>knows_common_dwarf|knows_athletics_3|knows_power_throw_4|knows_power_strike_6|knows_ironflesh_4</text:p>
          </table:table-cell>
          <table:table-cell office:value-type="string" table:style-name="ce12">
            <text:p>dwarf_face_3</text:p>
          </table:table-cell>
          <table:table-cell office:value-type="string" table:style-name="ce12">
            <text:p>dwarf_face_4</text:p>
          </table:table-cell>
          <table:table-cell table:style-name="ce13"/>
          <table:table-cell office:value-type="string" office:string-value="[&quot;dwarven_expert_axeman&quot;,&quot;Expert_Axedwarf&quot;,&quot;Expert_Axedwarves&quot;,tf_dwarf| tfg_armor| tfg_gloves| tfg_shield| tfg_helm| tfg_boots,0,0,fac_dwarf,[itm_dwarf_helm_c,itm_dwarf_helm_h,itm_leather_dwarf_armor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table:style-name="ce5">
            <text:p>["dwarven_expert_axeman","Expert_Axedwarf","Expert_Axedwarves",tf_dwarf| tfg_armor| tfg_gloves| tfg_shield| tfg_helm| tfg_boots,0,0,fac_dwarf,[itm_dwarf_helm_c,itm_dwarf_helm_h,itm_leather_dwarf_armor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ngbeard_axeman</text:p>
          </table:table-cell>
          <table:table-cell office:value-type="string" table:style-name="ce6">
            <text:p>Longbeard_Axedwarf</text:p>
          </table:table-cell>
          <table:table-cell office:value-type="string" table:style-name="ce6">
            <text:p>Longbeard_Axedwarves</text:p>
          </table:table-cell>
          <table:table-cell office:value-type="string" table:style-name="ce7">
            <text:p>tf_dwarf| tfg_armor| tfg_gloves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p,itm_dwarf_helm_u,itm_dwarf_helm_x,</text:p>
          </table:table-cell>
          <table:table-cell office:value-type="string" table:style-name="ce10">
            <text:p>itm_dwarf_armor_c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scale_boots,</text:p>
          </table:table-cell>
          <table:table-cell office:value-type="string" table:style-name="ce10">
            <text:p>itm_dwarf_great_pick,itm_dwarf_war_pick,itm_dwarf_great_mattock,itm_dwarf_great_axe,</text:p>
          </table:table-cell>
          <table:table-cell office:value-type="string" table:style-name="ce10">
            <text:p>itm_dwarf_throwing_axe,</text:p>
          </table:table-cell>
          <table:table-cell table:style-name="ce10"/>
          <table:table-cell office:value-type="string" table:style-name="ce11">
            <text:p>attr_dwarf_tier_6</text:p>
          </table:table-cell>
          <table:table-cell office:value-type="string" table:style-name="ce11">
            <text:p>wp_dwarf_tier_6</text:p>
          </table:table-cell>
          <table:table-cell office:value-type="string" table:style-name="ce11">
            <text:p>knows_common_dwarf|knows_athletics_4|knows_power_throw_5|knows_power_strike_7|knows_ironflesh_6</text:p>
          </table:table-cell>
          <table:table-cell office:value-type="string" table:style-name="ce12">
            <text:p>dwarf_face_7</text:p>
          </table:table-cell>
          <table:table-cell office:value-type="string" table:style-name="ce12">
            <text:p>dwarf_face_7</text:p>
          </table:table-cell>
          <table:table-cell table:style-name="ce13"/>
          <table:table-cell office:value-type="string" office:string-value="[&quot;longbeard_axeman&quot;,&quot;Longbeard_Axedwarf&quot;,&quot;Longbeard_Axedwarves&quot;,tf_dwarf| tfg_armor| tfg_gloves| tfg_helm| tfg_boots,0,0,fac_dwarf,[itm_dwarf_helm_p,itm_dwarf_helm_u,itm_dwarf_helm_x,itm_dwarf_armor_c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table:style-name="ce5">
            <text:p>["longbeard_axeman","Longbeard_Axedwarf","Longbeard_Axedwarves",tf_dwarf| tfg_armor| tfg_gloves| tfg_helm| tfg_boots,0,0,fac_dwarf,[itm_dwarf_helm_p,itm_dwarf_helm_u,itm_dwarf_helm_x,itm_dwarf_armor_c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lookout</text:p>
          </table:table-cell>
          <table:table-cell office:value-type="string" table:style-name="ce6">
            <text:p>Lookout-dwarf</text:p>
          </table:table-cell>
          <table:table-cell office:value-type="string" table:style-name="ce6">
            <text:p>Lookout-dwarves</text:p>
          </table:table-cell>
          <table:table-cell office:value-type="string" table:style-name="ce7">
            <text:p>tf_dwarf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lamedon_hood,</text:p>
          </table:table-cell>
          <table:table-cell office:value-type="string" table:style-name="ce10">
            <text:p>itm_dwarf_armor_b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short_bow,itm_arrows,</text:p>
          </table:table-cell>
          <table:table-cell office:value-type="string" table:style-name="ce10">
            <text:p>itm_dwarf_sword_a,</text:p>
          </table:table-cell>
          <table:table-cell table:style-name="ce10"/>
          <table:table-cell office:value-type="string" table:style-name="ce11">
            <text:p>attr_dwarf_tier_2</text:p>
          </table:table-cell>
          <table:table-cell office:value-type="string" table:style-name="ce11">
            <text:p>wp_dwarf_tier_2</text:p>
          </table:table-cell>
          <table:table-cell office:value-type="string" table:style-name="ce11">
            <text:p>knows_common_dwarf|knows_athletics_1|knows_power_draw_1|knows_power_strike_1|knows_ironflesh_1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dwarven_lookout&quot;,&quot;Lookout-dwarf&quot;,&quot;Lookout-dwarves&quot;,tf_dwarf| tfg_ranged| tfg_armor| tfg_helm| tfg_boots,0,0,fac_dwarf,[itm_lamedon_hood,itm_dwarf_armor_b,itm_dwarf_pad_boots,itm_dwarf_short_bow,itm_arrows,itm_dwarf_sword_a,],attr_dwarf_tier_2,wp_dwarf_tier_2,knows_common_dwarf|knows_athletics_1|knows_power_draw_1|knows_power_strike_1|knows_ironflesh_1,dwarf_face_1,dwarf_face_2],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table:style-name="ce5">
            <text:p>["dwarven_lookout","Lookout-dwarf","Lookout-dwarves",tf_dwarf| tfg_ranged| tfg_armor| tfg_helm| tfg_boots,0,0,fac_dwarf,[itm_lamedon_hood,itm_dwarf_armor_b,itm_dwarf_pad_boots,itm_dwarf_short_bow,itm_arrows,itm_dwarf_sword_a,],attr_dwarf_tier_2,wp_dwarf_tier_2,knows_common_dwarf|knows_athletics_1|knows_power_draw_1|knows_power_strike_1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scout</text:p>
          </table:table-cell>
          <table:table-cell office:value-type="string" table:style-name="ce6">
            <text:p>Scout-dwarf</text:p>
          </table:table-cell>
          <table:table-cell office:value-type="string" table:style-name="ce6">
            <text:p>Scout-dwarves</text:p>
          </table:table-cell>
          <table:table-cell office:value-type="string" table:style-name="ce7">
            <text:p>tf_dwarf| tfg_ranged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dwarf_armor_b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short_bow,itm_arrows,</text:p>
          </table:table-cell>
          <table:table-cell office:value-type="string" table:style-name="ce10">
            <text:p>itm_dwarf_sword_a,</text:p>
          </table:table-cell>
          <table:table-cell table:style-name="ce10"/>
          <table:table-cell office:value-type="string" table:style-name="ce11">
            <text:p>attr_dwarf_tier_3</text:p>
          </table:table-cell>
          <table:table-cell office:value-type="string" table:style-name="ce11">
            <text:p>wp_dwarf_tier_3</text:p>
          </table:table-cell>
          <table:table-cell office:value-type="string" table:style-name="ce11">
            <text:p>knows_common_dwarf|knows_athletics_2|knows_power_draw_2|knows_power_strike_2|knows_ironflesh_1</text:p>
          </table:table-cell>
          <table:table-cell office:value-type="string" table:style-name="ce12">
            <text:p>dwarf_face_4</text:p>
          </table:table-cell>
          <table:table-cell office:value-type="string" table:style-name="ce12">
            <text:p>dwarf_face_5</text:p>
          </table:table-cell>
          <table:table-cell table:style-name="ce13"/>
          <table:table-cell office:value-type="string" office:string-value="[&quot;dwarven_scout&quot;,&quot;Scout-dwarf&quot;,&quot;Scout-dwarves&quot;,tf_dwarf| tfg_ranged| tfg_gloves| tfg_shield| tfg_armor| tfg_helm| tfg_boots,0,0,fac_dwarf,[itm_dwarf_helm_a,itm_dwarf_armor_b,itm_dwarf_pad_boots,itm_dwarf_short_bow,itm_arrows,itm_dwarf_sword_a,],attr_dwarf_tier_3,wp_dwarf_tier_3,knows_common_dwarf|knows_athletics_2|knows_power_draw_2|knows_power_strike_2|knows_ironflesh_1,dwarf_face_4,dwarf_face_5],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table:style-name="ce5">
            <text:p>["dwarven_scout","Scout-dwarf","Scout-dwarves",tf_dwarf| tfg_ranged| tfg_gloves| tfg_shield| tfg_armor| tfg_helm| tfg_boots,0,0,fac_dwarf,[itm_dwarf_helm_a,itm_dwarf_armor_b,itm_dwarf_pad_boots,itm_dwarf_short_bow,itm_arrows,itm_dwarf_sword_a,],attr_dwarf_tier_3,wp_dwarf_tier_3,knows_common_dwarf|knows_athletics_2|knows_power_draw_2|knows_power_strike_2|knows_ironflesh_1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bowman</text:p>
          </table:table-cell>
          <table:table-cell office:value-type="string" table:style-name="ce6">
            <text:p>Bow-dwarf</text:p>
          </table:table-cell>
          <table:table-cell office:value-type="string" table:style-name="ce6">
            <text:p>Bow-dwarves</text:p>
          </table:table-cell>
          <table:table-cell office:value-type="string" table:style-name="ce7">
            <text:p>tf_dwarf| tfg_ranged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dwarf_vest,</text:p>
          </table:table-cell>
          <table:table-cell table:style-name="ce10"/>
          <table:table-cell office:value-type="string" table:style-name="ce10">
            <text:p>itm_dwarf_pad_boots,</text:p>
          </table:table-cell>
          <table:table-cell office:value-type="string" table:style-name="ce10">
            <text:p>itm_dwarf_horn_bow,itm_arrows,</text:p>
          </table:table-cell>
          <table:table-cell office:value-type="string" table:style-name="ce10">
            <text:p>itm_dwarf_sword_a,</text:p>
          </table:table-cell>
          <table:table-cell table:style-name="ce10"/>
          <table:table-cell office:value-type="string" table:style-name="ce11">
            <text:p>attr_dwarf_tier_4</text:p>
          </table:table-cell>
          <table:table-cell office:value-type="string" table:style-name="ce11">
            <text:p>wp_dwarf_tier_4</text:p>
          </table:table-cell>
          <table:table-cell office:value-type="string" table:style-name="ce11">
            <text:p>knows_common_dwarf|knows_athletics_2|knows_power_draw_3|knows_power_strike_2|knows_ironflesh_2</text:p>
          </table:table-cell>
          <table:table-cell office:value-type="string" table:style-name="ce12">
            <text:p>dwarf_face_4</text:p>
          </table:table-cell>
          <table:table-cell office:value-type="string" table:style-name="ce12">
            <text:p>dwarf_face_5</text:p>
          </table:table-cell>
          <table:table-cell table:style-name="ce13"/>
          <table:table-cell office:value-type="string" office:string-value="[&quot;dwarven_bowman&quot;,&quot;Bow-dwarf&quot;,&quot;Bow-dwarves&quot;,tf_dwarf| tfg_ranged| tfg_gloves| tfg_shield| tfg_armor| tfg_helm| tfg_boots,0,0,fac_dwarf,[itm_dwarf_helm_a,itm_dwarf_vest,itm_dwarf_pad_boots,itm_dwarf_horn_bow,itm_arrows,itm_dwarf_sword_a,],attr_dwarf_tier_4,wp_dwarf_tier_4,knows_common_dwarf|knows_athletics_2|knows_power_draw_3|knows_power_strike_2|knows_ironflesh_2,dwarf_face_4,dwarf_face_5],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table:style-name="ce5">
            <text:p>["dwarven_bowman","Bow-dwarf","Bow-dwarves",tf_dwarf| tfg_ranged| tfg_gloves| tfg_shield| tfg_armor| tfg_helm| tfg_boots,0,0,fac_dwarf,[itm_dwarf_helm_a,itm_dwarf_vest,itm_dwarf_pad_boots,itm_dwarf_horn_bow,itm_arrows,itm_dwarf_sword_a,],attr_dwarf_tier_4,wp_dwarf_tier_4,knows_common_dwarf|knows_athletics_2|knows_power_draw_3|knows_power_strike_2|knows_ironflesh_2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warven_archer</text:p>
          </table:table-cell>
          <table:table-cell office:value-type="string" table:style-name="ce6">
            <text:p>Archer-dwarf</text:p>
          </table:table-cell>
          <table:table-cell office:value-type="string" table:style-name="ce6">
            <text:p>Archer-dwarves</text:p>
          </table:table-cell>
          <table:table-cell office:value-type="string" table:style-name="ce7">
            <text:p>tf_dwarf| tfg_ranged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dwarf_vest,</text:p>
          </table:table-cell>
          <table:table-cell table:style-name="ce10"/>
          <table:table-cell office:value-type="string" table:style-name="ce10">
            <text:p>itm_dwarf_chain_boots,</text:p>
          </table:table-cell>
          <table:table-cell office:value-type="string" table:style-name="ce10">
            <text:p>itm_dwarf_horn_bow,itm_arrows,</text:p>
          </table:table-cell>
          <table:table-cell office:value-type="string" table:style-name="ce10">
            <text:p>itm_dwarf_sword_a,</text:p>
          </table:table-cell>
          <table:table-cell table:style-name="ce10"/>
          <table:table-cell office:value-type="string" table:style-name="ce11">
            <text:p>attr_dwarf_tier_5</text:p>
          </table:table-cell>
          <table:table-cell office:value-type="string" table:style-name="ce11">
            <text:p>wp_dwarf_tier_5</text:p>
          </table:table-cell>
          <table:table-cell office:value-type="string" table:style-name="ce11">
            <text:p>knows_common_dwarf|knows_athletics_3|knows_power_draw_4|knows_power_strike_2|knows_ironflesh_2</text:p>
          </table:table-cell>
          <table:table-cell office:value-type="string" table:style-name="ce12">
            <text:p>dwarf_face_4</text:p>
          </table:table-cell>
          <table:table-cell office:value-type="string" table:style-name="ce12">
            <text:p>dwarf_face_5</text:p>
          </table:table-cell>
          <table:table-cell table:style-name="ce13"/>
          <table:table-cell office:value-type="string" office:string-value="[&quot;dwarven_archer&quot;,&quot;Archer-dwarf&quot;,&quot;Archer-dwarves&quot;,tf_dwarf| tfg_ranged| tfg_gloves| tfg_shield| tfg_armor| tfg_helm| tfg_boots,0,0,fac_dwarf,[itm_dwarf_helm_a,itm_dwarf_vest,itm_dwarf_chain_boots,itm_dwarf_horn_bow,itm_arrows,itm_dwarf_sword_a,],attr_dwarf_tier_5,wp_dwarf_tier_5,knows_common_dwarf|knows_athletics_3|knows_power_draw_4|knows_power_strike_2|knows_ironflesh_2,dwarf_face_4,dwarf_face_5],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table:style-name="ce5">
            <text:p>["dwarven_archer","Archer-dwarf","Archer-dwarves",tf_dwarf| tfg_ranged| tfg_gloves| tfg_shield| tfg_armor| tfg_helm| tfg_boots,0,0,fac_dwarf,[itm_dwarf_helm_a,itm_dwarf_vest,itm_dwarf_chain_boots,itm_dwarf_horn_bow,itm_arrows,itm_dwarf_sword_a,],attr_dwarf_tier_5,wp_dwarf_tier_5,knows_common_dwarf|knows_athletics_3|knows_power_draw_4|knows_power_strike_2|knows_ironflesh_2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rksman_of_ravenhill</text:p>
          </table:table-cell>
          <table:table-cell office:value-type="string" table:style-name="ce6">
            <text:p>Marks-dwarf_of_Ravenhill</text:p>
          </table:table-cell>
          <table:table-cell office:value-type="string" table:style-name="ce6">
            <text:p>Marks-dwarves_of_Ravenhill</text:p>
          </table:table-cell>
          <table:table-cell office:value-type="string" table:style-name="ce7">
            <text:p>tf_dwarf| tfg_ranged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a,</text:p>
          </table:table-cell>
          <table:table-cell office:value-type="string" table:style-name="ce10">
            <text:p>itm_leather_dwarf_armor,</text:p>
          </table:table-cell>
          <table:table-cell table:style-name="ce10"/>
          <table:table-cell office:value-type="string" table:style-name="ce10">
            <text:p>itm_dwarf_chain_boots,</text:p>
          </table:table-cell>
          <table:table-cell office:value-type="string" table:style-name="ce10">
            <text:p>itm_dwarf_horn_bow,itm_arrows,</text:p>
          </table:table-cell>
          <table:table-cell office:value-type="string" table:style-name="ce10">
            <text:p>itm_dwarf_sword_a,</text:p>
          </table:table-cell>
          <table:table-cell table:style-name="ce10"/>
          <table:table-cell office:value-type="string" table:style-name="ce11">
            <text:p>attr_dwarf_tier_6</text:p>
          </table:table-cell>
          <table:table-cell office:value-type="string" table:style-name="ce11">
            <text:p>wp_dwarf_tier_6</text:p>
          </table:table-cell>
          <table:table-cell office:value-type="string" table:style-name="ce11">
            <text:p>knows_common_dwarf|knows_athletics_4|knows_power_draw_5|knows_power_strike_3|knows_ironflesh_3</text:p>
          </table:table-cell>
          <table:table-cell office:value-type="string" table:style-name="ce12">
            <text:p>dwarf_face_4</text:p>
          </table:table-cell>
          <table:table-cell office:value-type="string" table:style-name="ce12">
            <text:p>dwarf_face_5</text:p>
          </table:table-cell>
          <table:table-cell table:style-name="ce13"/>
          <table:table-cell office:value-type="string" office:string-value="[&quot;marksman_of_ravenhill&quot;,&quot;Marks-dwarf_of_Ravenhill&quot;,&quot;Marks-dwarves_of_Ravenhill&quot;,tf_dwarf| tfg_ranged| tfg_gloves| tfg_shield| tfg_armor| tfg_helm| tfg_boots,0,0,fac_dwarf,[itm_dwarf_helm_a,itm_leather_dwarf_armor,itm_dwarf_chain_boots,itm_dwarf_horn_bow,itm_arrows,itm_dwarf_sword_a,],attr_dwarf_tier_6,wp_dwarf_tier_6,knows_common_dwarf|knows_athletics_4|knows_power_draw_5|knows_power_strike_3|knows_ironflesh_3,dwarf_face_4,dwarf_face_5],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table:style-name="ce5">
            <text:p>["marksman_of_ravenhill","Marks-dwarf_of_Ravenhill","Marks-dwarves_of_Ravenhill",tf_dwarf| tfg_ranged| tfg_gloves| tfg_shield| tfg_armor| tfg_helm| tfg_boots,0,0,fac_dwarf,[itm_dwarf_helm_a,itm_leather_dwarf_armor,itm_dwarf_chain_boots,itm_dwarf_horn_bow,itm_arrows,itm_dwarf_sword_a,],attr_dwarf_tier_6,wp_dwarf_tier_6,knows_common_dwarf|knows_athletics_4|knows_power_draw_5|knows_power_strike_3|knows_ironflesh_3,dwarf_face_4,dwarf_face_5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iron_hills_miner</text:p>
          </table:table-cell>
          <table:table-cell office:value-type="string" table:style-name="ce6">
            <text:p>Iron_Hills_Miner</text:p>
          </table:table-cell>
          <table:table-cell office:value-type="string" table:style-name="ce6">
            <text:p>Iron_Hills_Miners</text:p>
          </table:table-cell>
          <table:table-cell office:value-type="string" table:style-name="ce7">
            <text:p>tf_dwarf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table:style-name="ce10"/>
          <table:table-cell office:value-type="string" table:style-name="ce10">
            <text:p>itm_dwarf_vest_b,</text:p>
          </table:table-cell>
          <table:table-cell table:style-name="ce10"/>
          <table:table-cell office:value-type="string" table:style-name="ce10">
            <text:p>itm_dwarf_chain_boots,</text:p>
          </table:table-cell>
          <table:table-cell office:value-type="string" table:style-name="ce10">
            <text:p>itm_dwarf_mattock,itm_dwarf_sword_a,</text:p>
          </table:table-cell>
          <table:table-cell office:value-type="string" table:style-name="ce10">
            <text:p>itm_dwarf_shield_c,itm_dwarf_shield_d,</text:p>
          </table:table-cell>
          <table:table-cell table:style-name="ce10"/>
          <table:table-cell office:value-type="string" table:style-name="ce11">
            <text:p>attr_dwarf_tier_2</text:p>
          </table:table-cell>
          <table:table-cell office:value-type="string" table:style-name="ce11">
            <text:p>wp_dwarf_tier_2</text:p>
          </table:table-cell>
          <table:table-cell office:value-type="string" table:style-name="ce11">
            <text:p>knows_common_dwarf|knows_athletics_1|knows_power_strike_2|knows_ironflesh_1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iron_hills_miner&quot;,&quot;Iron_Hills_Miner&quot;,&quot;Iron_Hills_Miners&quot;,tf_dwarf| tfg_armor| tfg_boots,0,0,fac_dwarf,[itm_dwarf_vest_b,itm_dwarf_chain_boots,itm_dwarf_mattock,itm_dwarf_sword_a,itm_dwarf_shield_c,itm_dwarf_shield_d,],attr_dwarf_tier_2,wp_dwarf_tier_2,knows_common_dwarf|knows_athletics_1|knows_power_strike_2|knows_ironflesh_1,dwarf_face_1,dwarf_face_2],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table:style-name="ce5">
            <text:p>["iron_hills_miner","Iron_Hills_Miner","Iron_Hills_Miners",tf_dwarf| tfg_armor| tfg_boots,0,0,fac_dwarf,[itm_dwarf_vest_b,itm_dwarf_chain_boots,itm_dwarf_mattock,itm_dwarf_sword_a,itm_dwarf_shield_c,itm_dwarf_shield_d,],attr_dwarf_tier_2,wp_dwarf_tier_2,knows_common_dwarf|knows_athletics_1|knows_power_strike_2|knows_ironflesh_1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iron_hills_infantry</text:p>
          </table:table-cell>
          <table:table-cell office:value-type="string" table:style-name="ce6">
            <text:p>Iron_Hills_Infantry</text:p>
          </table:table-cell>
          <table:table-cell office:value-type="string" table:style-name="ce6">
            <text:p>Iron_Hills_Infantry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c,itm_dwarf_helm_h,</text:p>
          </table:table-cell>
          <table:table-cell office:value-type="string" table:style-name="ce10">
            <text:p>itm_dwarf_armor_a,</text:p>
          </table:table-cell>
          <table:table-cell table:style-name="ce10"/>
          <table:table-cell office:value-type="string" table:style-name="ce10">
            <text:p>itm_dwarf_chain_boots,</text:p>
          </table:table-cell>
          <table:table-cell office:value-type="string" table:style-name="ce10">
            <text:p>itm_dwarf_adz,itm_dwarf_mattock,itm_dwarf_sword_a,</text:p>
          </table:table-cell>
          <table:table-cell office:value-type="string" table:style-name="ce10">
            <text:p>itm_dwarf_shield_g,itm_dwarf_shield_k,</text:p>
          </table:table-cell>
          <table:table-cell table:style-name="ce10"/>
          <table:table-cell office:value-type="string" table:style-name="ce11">
            <text:p>attr_dwarf_tier_4</text:p>
          </table:table-cell>
          <table:table-cell office:value-type="string" table:style-name="ce11">
            <text:p>wp_dwarf_tier_4</text:p>
          </table:table-cell>
          <table:table-cell office:value-type="string" table:style-name="ce11">
            <text:p>knows_common_dwarf|knows_athletics_2|knows_power_strike_3|knows_ironflesh_2</text:p>
          </table:table-cell>
          <table:table-cell office:value-type="string" table:style-name="ce12">
            <text:p>dwarf_face_3</text:p>
          </table:table-cell>
          <table:table-cell office:value-type="string" table:style-name="ce12">
            <text:p>dwarf_face_4</text:p>
          </table:table-cell>
          <table:table-cell table:style-name="ce13"/>
          <table:table-cell office:value-type="string" office:string-value="[&quot;iron_hills_infantry&quot;,&quot;Iron_Hills_Infantry&quot;,&quot;Iron_Hills_Infantry&quot;,tf_dwarf| tfg_armor| tfg_gloves| tfg_shield| tfg_helm| tfg_boots,0,0,fac_dwarf,[itm_dwarf_helm_c,itm_dwarf_helm_h,itm_dwarf_armor_a,itm_dwarf_chain_boots,itm_dwarf_adz,itm_dwarf_mattock,itm_dwarf_sword_a,itm_dwarf_shield_g,itm_dwarf_shield_k,],attr_dwarf_tier_4,wp_dwarf_tier_4,knows_common_dwarf|knows_athletics_2|knows_power_strike_3|knows_ironflesh_2,dwarf_face_3,dwarf_face_4],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table:style-name="ce5">
            <text:p>["iron_hills_infantry","Iron_Hills_Infantry","Iron_Hills_Infantry",tf_dwarf| tfg_armor| tfg_gloves| tfg_shield| tfg_helm| tfg_boots,0,0,fac_dwarf,[itm_dwarf_helm_c,itm_dwarf_helm_h,itm_dwarf_armor_a,itm_dwarf_chain_boots,itm_dwarf_adz,itm_dwarf_mattock,itm_dwarf_sword_a,itm_dwarf_shield_g,itm_dwarf_shield_k,],attr_dwarf_tier_4,wp_dwarf_tier_4,knows_common_dwarf|knows_athletics_2|knows_power_strike_3|knows_ironflesh_2,dwarf_face_3,dwarf_face_4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iron_hills_battle_infantry</text:p>
          </table:table-cell>
          <table:table-cell office:value-type="string" table:style-name="ce6">
            <text:p>Iron_Hills_Battle-dwarf</text:p>
          </table:table-cell>
          <table:table-cell office:value-type="string" table:style-name="ce6">
            <text:p>Iron_Hills_Battle-dwarves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p,itm_dwarf_helm_u,itm_dwarf_helm_x,</text:p>
          </table:table-cell>
          <table:table-cell office:value-type="string" table:style-name="ce10">
            <text:p>itm_dwarf_armor_a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chain_boots,</text:p>
          </table:table-cell>
          <table:table-cell office:value-type="string" table:style-name="ce10">
            <text:p>itm_dwarf_great_pick,itm_dwarf_war_pick,itm_dwarf_great_mattock,</text:p>
          </table:table-cell>
          <table:table-cell table:number-columns-repeated="2" table:style-name="ce10"/>
          <table:table-cell office:value-type="string" table:style-name="ce11">
            <text:p>attr_dwarf_tier_5</text:p>
          </table:table-cell>
          <table:table-cell office:value-type="string" table:style-name="ce11">
            <text:p>wp_dwarf_tier_5</text:p>
          </table:table-cell>
          <table:table-cell office:value-type="string" table:style-name="ce11">
            <text:p>knows_common_dwarf|knows_athletics_3|knows_power_strike_4|knows_ironflesh_3</text:p>
          </table:table-cell>
          <table:table-cell office:value-type="string" table:style-name="ce12">
            <text:p>dwarf_face_1</text:p>
          </table:table-cell>
          <table:table-cell office:value-type="string" table:style-name="ce12">
            <text:p>dwarf_face_2</text:p>
          </table:table-cell>
          <table:table-cell table:style-name="ce13"/>
          <table:table-cell office:value-type="string" office:string-value="[&quot;iron_hills_battle_infantry&quot;,&quot;Iron_Hills_Battle-dwarf&quot;,&quot;Iron_Hills_Battle-dwarves&quot;,tf_dwarf| tfg_armor| tfg_gloves| tfg_shield| tfg_helm| tfg_boots,0,0,fac_dwarf,[itm_dwarf_helm_p,itm_dwarf_helm_u,itm_dwarf_helm_x,itm_dwarf_armor_a,itm_mail_mittens,itm_dwarf_chain_boots,itm_dwarf_great_pick,itm_dwarf_war_pick,itm_dwarf_great_mattock,],attr_dwarf_tier_5,wp_dwarf_tier_5,knows_common_dwarf|knows_athletics_3|knows_power_strike_4|knows_ironflesh_3,dwarf_face_1,dwarf_face_2],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table:style-name="ce5">
            <text:p>["iron_hills_battle_infantry","Iron_Hills_Battle-dwarf","Iron_Hills_Battle-dwarves",tf_dwarf| tfg_armor| tfg_gloves| tfg_shield| tfg_helm| tfg_boots,0,0,fac_dwarf,[itm_dwarf_helm_p,itm_dwarf_helm_u,itm_dwarf_helm_x,itm_dwarf_armor_a,itm_mail_mittens,itm_dwarf_chain_boots,itm_dwarf_great_pick,itm_dwarf_war_pick,itm_dwarf_great_mattock,],attr_dwarf_tier_5,wp_dwarf_tier_5,knows_common_dwarf|knows_athletics_3|knows_power_strike_4|knows_ironflesh_3,dwarf_face_1,dwarf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rors_guard</text:p>
          </table:table-cell>
          <table:table-cell office:value-type="string" table:style-name="ce6">
            <text:p>Gror's_Guard</text:p>
          </table:table-cell>
          <table:table-cell office:value-type="string" table:style-name="ce6">
            <text:p>Gror's_Guards</text:p>
          </table:table-cell>
          <table:table-cell office:value-type="string" table:style-name="ce7">
            <text:p>tf_dwarf| tfg_armor| tfg_gloves| tfg_shield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dwarf</text:p>
          </table:table-cell>
          <table:table-cell office:value-type="string" table:style-name="ce10">
            <text:p>itm_dwarf_helm_p,itm_dwarf_helm_u,itm_dwarf_helm_x,</text:p>
          </table:table-cell>
          <table:table-cell office:value-type="string" table:style-name="ce10">
            <text:p>itm_dwarf_armor_c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warf_scale_boots,</text:p>
          </table:table-cell>
          <table:table-cell table:style-name="ce10"/>
          <table:table-cell office:value-type="string" table:style-name="ce10">
            <text:p>itm_dwarf_great_pick,itm_dwarf_war_pick,itm_dwarf_great_mattock,</text:p>
          </table:table-cell>
          <table:table-cell table:style-name="ce10"/>
          <table:table-cell office:value-type="string" table:style-name="ce11">
            <text:p>attr_dwarf_tier_6</text:p>
          </table:table-cell>
          <table:table-cell office:value-type="string" table:style-name="ce11">
            <text:p>wp_dwarf_tier_6</text:p>
          </table:table-cell>
          <table:table-cell office:value-type="string" table:style-name="ce11">
            <text:p>knows_common_dwarf|knows_athletics_4|knows_power_strike_6|knows_ironflesh_5</text:p>
          </table:table-cell>
          <table:table-cell office:value-type="string" table:style-name="ce12">
            <text:p>dwarf_face_7</text:p>
          </table:table-cell>
          <table:table-cell office:value-type="string" table:style-name="ce12">
            <text:p>dwarf_face_7</text:p>
          </table:table-cell>
          <table:table-cell table:style-name="ce13"/>
          <table:table-cell office:value-type="string" office:string-value="[&quot;grors_guard&quot;,&quot;Gror's_Guard&quot;,&quot;Gror's_Guards&quot;,tf_dwarf| tfg_armor| tfg_gloves| tfg_shield| tfg_helm| tfg_boots,0,0,fac_dwarf,[itm_dwarf_helm_p,itm_dwarf_helm_u,itm_dwarf_helm_x,itm_dwarf_armor_c,itm_mail_mittens,itm_dwarf_scale_boots,itm_dwarf_great_pick,itm_dwarf_war_pick,itm_dwarf_great_mattock,],attr_dwarf_tier_6,wp_dwarf_tier_6,knows_common_dwarf|knows_athletics_4|knows_power_strike_6|knows_ironflesh_5,dwarf_face_7,dwarf_face_7],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table:style-name="ce5">
            <text:p>["grors_guard","Gror's_Guard","Gror's_Guards",tf_dwarf| tfg_armor| tfg_gloves| tfg_shield| tfg_helm| tfg_boots,0,0,fac_dwarf,[itm_dwarf_helm_p,itm_dwarf_helm_u,itm_dwarf_helm_x,itm_dwarf_armor_c,itm_mail_mittens,itm_dwarf_scale_boots,itm_dwarf_great_pick,itm_dwarf_war_pick,itm_dwarf_great_mattock,],attr_dwarf_tier_6,wp_dwarf_tier_6,knows_common_dwarf|knows_athletics_4|knows_power_strike_6|knows_ironflesh_5,dwarf_face_7,dwarf_face_7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Gondor</text:p>
          </table:table-cell>
          <table:table-cell table:number-columns-repeated="9" table:style-name="ce5"/>
          <table:table-cell table:style-name="ce4"/>
          <table:table-cell table:number-columns-repeated="9" table:style-name="ce5"/>
          <table:table-cell office:value-type="string" office:string-value="#Gondor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table:style-name="ce5">
            <text:p>#Gondor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commoner</text:p>
          </table:table-cell>
          <table:table-cell office:value-type="string" table:style-name="ce6">
            <text:p>Gondor_Levy</text:p>
          </table:table-cell>
          <table:table-cell office:value-type="string" table:style-name="ce6">
            <text:p>Gondor_Levies</text:p>
          </table:table-cell>
          <table:table-cell office:value-type="string" table:style-name="ce7">
            <text:p>tf_gondor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table:style-name="ce10"/>
          <table:table-cell office:value-type="string" table:style-name="ce10">
            <text:p>itm_gon_jerkin,itm_tld_tunic,</text:p>
          </table:table-cell>
          <table:table-cell table:style-name="ce14"/>
          <table:table-cell office:value-type="string" table:style-name="ce10">
            <text:p>itm_gondor_light_greaves,</text:p>
          </table:table-cell>
          <table:table-cell office:value-type="string" table:style-name="ce10">
            <text:p>itm_shortened_spear,</text:p>
          </table:table-cell>
          <table:table-cell office:value-type="string" table:style-name="ce10">
            <text:p>itm_gondor_arrows,itm_hunting_bow,itm_metal_scraps_bad,itm_metal_scraps_medium,itm_metal_scraps_good,</text:p>
          </table:table-cell>
          <table:table-cell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K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table:style-name="ce5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militiamen</text:p>
          </table:table-cell>
          <table:table-cell office:value-type="string" table:style-name="ce6">
            <text:p>Gondor_Watchman</text:p>
          </table:table-cell>
          <table:table-cell office:value-type="string" table:style-name="ce6">
            <text:p>Gondor_Watchmen</text:p>
          </table:table-cell>
          <table:table-cell office:value-type="string" table:style-name="ce7">
            <text:p>tf_gondor| tfg_armor| tfg_shield| tfg_boots| tfg_helm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auxila_helm,</text:p>
          </table:table-cell>
          <table:table-cell office:value-type="string" table:style-name="ce10">
            <text:p>itm_gon_jerki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shortened_spear,itm_gondor_short_sword,itm_good_mace,</text:p>
          </table:table-cell>
          <table:table-cell office:value-type="string" table:style-name="ce10">
            <text:p>itm_gondor_arrows,itm_gon_tab_shield_a,</text:p>
          </table:table-cell>
          <table:table-cell table:style-name="ce10"/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1|knows_power_strike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table:style-name="ce5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otmen_of_gondor</text:p>
          </table:table-cell>
          <table:table-cell office:value-type="string" table:style-name="ce6">
            <text:p>Footman_of_Gondor</text:p>
          </table:table-cell>
          <table:table-cell office:value-type="string" table:style-name="ce15">
            <text:p>Footmen_of_Gondor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ian_light_helm,</text:p>
          </table:table-cell>
          <table:table-cell office:value-type="string" table:style-name="ce10">
            <text:p>itm_gon_footman,</text:p>
          </table:table-cell>
          <table:table-cell table:style-name="ce16"/>
          <table:table-cell office:value-type="string" table:style-name="ce17">
            <text:p>itm_gondor_med_greaves,</text:p>
          </table:table-cell>
          <table:table-cell office:value-type="string" table:style-name="ce17">
            <text:p>itm_gondor_spear,itm_gondor_short_sword,itm_good_mace,</text:p>
          </table:table-cell>
          <table:table-cell office:value-type="string" table:style-name="ce18">
            <text:p>itm_gondor_shield_c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2|knows_shield_2|knows_power_strike_2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K83];[.K83];[.L83];[.M84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table:style-name="ce5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Gondor Spearmen</text:p>
          </table:table-cell>
          <table:table-cell table:number-columns-repeated="12" table:style-name="ce19"/>
          <table:table-cell table:style-name="ce20"/>
          <table:table-cell table:number-columns-repeated="5" table:style-name="ce19"/>
          <table:table-cell table:style-name="ce21"/>
          <table:table-cell office:value-type="string" office:string-value="#Gondor Spearmen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M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table:style-name="ce21">
            <text:p>#Gondor Spearmen</text:p>
          </table:table-cell>
          <table:table-cell table:number-columns-repeated="16363" table:style-name="ce22"/>
        </table:table-row>
        <table:table-row table:style-name="ro1">
          <table:table-cell office:value-type="string" table:style-name="ce6">
            <text:p>gondor_spearmen</text:p>
          </table:table-cell>
          <table:table-cell office:value-type="string" table:style-name="ce6">
            <text:p>Spearman_of_Gondor</text:p>
          </table:table-cell>
          <table:table-cell office:value-type="string" table:style-name="ce6">
            <text:p>Spearmen_of_Gondor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infantry_helm,</text:p>
          </table:table-cell>
          <table:table-cell office:value-type="string" table:style-name="ce10">
            <text:p>itm_gon_regular,itm_gon_regula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gondor_med_greaves,</text:p>
          </table:table-cell>
          <table:table-cell office:value-type="string" table:style-name="ce10">
            <text:p>itm_gondor_spear,</text:p>
          </table:table-cell>
          <table:table-cell office:value-type="string" table:style-name="ce10">
            <text:p>itm_gondor_shield_c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shield_3|knows_power_strike_3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table:style-name="ce5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veteran_spearmen</text:p>
          </table:table-cell>
          <table:table-cell office:value-type="string" table:style-name="ce6">
            <text:p>Veteran_Spearman_of_Gondor</text:p>
          </table:table-cell>
          <table:table-cell office:value-type="string" table:style-name="ce6">
            <text:p>Veteran_Spearmen_of_Gondor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infantry_helm,</text:p>
          </table:table-cell>
          <table:table-cell office:value-type="string" table:style-name="ce10">
            <text:p>itm_gon_regular,itm_gon_regular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spear,</text:p>
          </table:table-cell>
          <table:table-cell office:value-type="string" table:style-name="ce17">
            <text:p>itm_gondor_shield_c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3|knows_shield_4|knows_power_strike_4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table:style-name="ce5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uard_of_the_fountain_court</text:p>
          </table:table-cell>
          <table:table-cell office:value-type="string" table:style-name="ce6">
            <text:p>Guard_of_the_Fountain_Court</text:p>
          </table:table-cell>
          <table:table-cell office:value-type="string" table:style-name="ce6">
            <text:p>Guards_of_the_Fountain_Court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tower_guard_helm,</text:p>
          </table:table-cell>
          <table:table-cell office:value-type="string" table:style-name="ce17">
            <text:p>itm_gon_tower_guard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gondor_heavy_greaves,</text:p>
          </table:table-cell>
          <table:table-cell office:value-type="string" table:style-name="ce17">
            <text:p>itm_gondor_tower_spear,</text:p>
          </table:table-cell>
          <table:table-cell office:value-type="string" table:style-name="ce10">
            <text:p>itm_gondor_shield_a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4|knows_shield_6|knows_power_strike_6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table:style-name="ce5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Gondor swordsmen</text:p>
          </table:table-cell>
          <table:table-cell table:number-columns-repeated="9" table:style-name="ce19"/>
          <table:table-cell table:number-columns-repeated="2" table:style-name="ce23"/>
          <table:table-cell table:number-columns-repeated="7" table:style-name="ce19"/>
          <table:table-cell table:style-name="ce21"/>
          <table:table-cell office:value-type="string" office:string-value="#Gondor swordsmen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table:style-name="ce21">
            <text:p>#Gondor swordsme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swordsmen</text:p>
          </table:table-cell>
          <table:table-cell office:value-type="string" table:style-name="ce6">
            <text:p>Swordsman_of_Gondor</text:p>
          </table:table-cell>
          <table:table-cell office:value-type="string" table:style-name="ce6">
            <text:p>Swordsmen_of_Gondor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infantry_helm,</text:p>
          </table:table-cell>
          <table:table-cell office:value-type="string" table:style-name="ce10">
            <text:p>itm_gon_regular,itm_gon_regular,</text:p>
          </table:table-cell>
          <table:table-cell office:value-type="string" table:style-name="ce10">
            <text:p>itm_leather_gloves,</text:p>
          </table:table-cell>
          <table:table-cell office:value-type="string" table:style-name="ce17">
            <text:p>itm_gondor_med_greaves,</text:p>
          </table:table-cell>
          <table:table-cell office:value-type="string" table:style-name="ce17">
            <text:p>itm_gondor_sword,</text:p>
          </table:table-cell>
          <table:table-cell office:value-type="string" table:style-name="ce10">
            <text:p>itm_gondor_shield_c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shield_3|knows_power_strike_3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table:style-name="ce5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veteran_swordsmen</text:p>
          </table:table-cell>
          <table:table-cell office:value-type="string" table:style-name="ce6">
            <text:p>Veteran_Swordsman_of_Gondor</text:p>
          </table:table-cell>
          <table:table-cell office:value-type="string" table:style-name="ce6">
            <text:p>Veteran_Swordsmen_of_Gondor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infantry_helm,</text:p>
          </table:table-cell>
          <table:table-cell office:value-type="string" table:style-name="ce10">
            <text:p>itm_gon_regular,itm_gon_regular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sword,</text:p>
          </table:table-cell>
          <table:table-cell office:value-type="string" table:style-name="ce10">
            <text:p>itm_gondor_shield_c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3|knows_shield_4|knows_power_strike_4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table:style-name="ce5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ordsmen_of_the_tower_guard</text:p>
          </table:table-cell>
          <table:table-cell office:value-type="string" table:style-name="ce6">
            <text:p>Swordsman_of_the_Tower_Guard</text:p>
          </table:table-cell>
          <table:table-cell office:value-type="string" table:style-name="ce6">
            <text:p>Swordsmen_of_the_Tower_Guard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tower_guard_helm,</text:p>
          </table:table-cell>
          <table:table-cell office:value-type="string" table:style-name="ce10">
            <text:p>itm_gon_tower_guard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citadel_sword,</text:p>
          </table:table-cell>
          <table:table-cell office:value-type="string" table:style-name="ce17">
            <text:p>itm_gondor_shield_a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4|knows_shield_5|knows_power_strike_5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table:style-name="ce5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Gondor Noble Line</text:p>
          </table:table-cell>
          <table:table-cell table:number-columns-repeated="6" table:style-name="ce19"/>
          <table:table-cell table:style-name="ce23"/>
          <table:table-cell table:style-name="ce19"/>
          <table:table-cell table:number-columns-repeated="2" table:style-name="ce23"/>
          <table:table-cell table:style-name="ce19"/>
          <table:table-cell table:number-columns-repeated="2" table:style-name="ce23"/>
          <table:table-cell table:number-columns-repeated="5" table:style-name="ce19"/>
          <table:table-cell table:style-name="ce21"/>
          <table:table-cell office:value-type="string" office:string-value="#Gondor Noble Line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table:style-name="ce21">
            <text:p>#Gondor Noble Lin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ondor_noblemen</text:p>
          </table:table-cell>
          <table:table-cell office:value-type="string" table:style-name="ce6">
            <text:p>Gondor_Nobleman</text:p>
          </table:table-cell>
          <table:table-cell office:value-type="string" table:style-name="ce6">
            <text:p>Gondor_Noblemen</text:p>
          </table:table-cell>
          <table:table-cell office:value-type="string" table:style-name="ce7">
            <text:p>tf_gondor| tfg_armor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table:style-name="ce17"/>
          <table:table-cell office:value-type="string" table:style-name="ce17">
            <text:p>itm_gon_noble_cloak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7">
            <text:p>itm_gondor_cav_sword,</text:p>
          </table:table-cell>
          <table:table-cell table:number-columns-repeated="2"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table:style-name="ce5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quire_of_gondor</text:p>
          </table:table-cell>
          <table:table-cell office:value-type="string" table:style-name="ce6">
            <text:p>Squire_of_Gondor</text:p>
          </table:table-cell>
          <table:table-cell office:value-type="string" table:style-name="ce6">
            <text:p>Squires_of_Gondor</text:p>
          </table:table-cell>
          <table:table-cell office:value-type="string" table:style-name="ce7">
            <text:p>tf_gondor| tf_mounted| tfg_helm| tfg_armor| tfg_boots| tfg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squire_helm,</text:p>
          </table:table-cell>
          <table:table-cell office:value-type="string" table:style-name="ce10">
            <text:p>itm_gon_squire,</text:p>
          </table:table-cell>
          <table:table-cell table:style-name="ce10"/>
          <table:table-cell office:value-type="string" table:style-name="ce17">
            <text:p>itm_gondor_med_greaves,</text:p>
          </table:table-cell>
          <table:table-cell office:value-type="string" table:style-name="ce17">
            <text:p>itm_gondor_cav_sword,</text:p>
          </table:table-cell>
          <table:table-cell table:style-name="ce10"/>
          <table:table-cell office:value-type="string" table:style-name="ce10">
            <text:p>itm_gondor_courser,</text:p>
          </table:table-cell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power_strike_1|knows_riding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table:style-name="ce5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squire_of_gondor</text:p>
          </table:table-cell>
          <table:table-cell office:value-type="string" table:style-name="ce6">
            <text:p>Veteran_Squire_of_Gondor</text:p>
          </table:table-cell>
          <table:table-cell office:value-type="string" table:style-name="ce6">
            <text:p>Veteran_Squires_of_Gondor</text:p>
          </table:table-cell>
          <table:table-cell office:value-type="string" table:style-name="ce7">
            <text:p>tf_gondor| tf_mounted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squire_helm,</text:p>
          </table:table-cell>
          <table:table-cell office:value-type="string" table:style-name="ce10">
            <text:p>itm_gon_squire,</text:p>
          </table:table-cell>
          <table:table-cell office:value-type="string" table:style-name="ce10">
            <text:p>itm_leather_gloves,</text:p>
          </table:table-cell>
          <table:table-cell office:value-type="string" table:style-name="ce17">
            <text:p>itm_gondor_med_greaves,</text:p>
          </table:table-cell>
          <table:table-cell office:value-type="string" table:style-name="ce17">
            <text:p>itm_gondor_cav_sword,</text:p>
          </table:table-cell>
          <table:table-cell office:value-type="string" table:style-name="ce10">
            <text:p>itm_gondor_shield_d,</text:p>
          </table:table-cell>
          <table:table-cell office:value-type="string" table:style-name="ce10">
            <text:p>itm_gondor_courser,</text:p>
          </table:table-cell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riding_2|knows_shield_2|knows_power_strike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table:style-name="ce5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knight_of_gondor</text:p>
          </table:table-cell>
          <table:table-cell office:value-type="string" table:style-name="ce6">
            <text:p>Knight_of_Gondor</text:p>
          </table:table-cell>
          <table:table-cell office:value-type="string" table:style-name="ce6">
            <text:p>Knights_of_Gondor</text:p>
          </table:table-cell>
          <table:table-cell office:value-type="string" table:style-name="ce7">
            <text:p>tf_gondor| tf_mounted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knight_helm,</text:p>
          </table:table-cell>
          <table:table-cell office:value-type="string" table:style-name="ce17">
            <text:p>itm_gon_knight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cav_sword,itm_gondor_lance,</text:p>
          </table:table-cell>
          <table:table-cell office:value-type="string" table:style-name="ce10">
            <text:p>itm_gondor_shield_d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riding_3|knows_shield_3|knows_power_strike_3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table:style-name="ce5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knight_of_gondor</text:p>
          </table:table-cell>
          <table:table-cell office:value-type="string" table:style-name="ce6">
            <text:p>Veteran_Knight_of_Gondor</text:p>
          </table:table-cell>
          <table:table-cell office:value-type="string" table:style-name="ce6">
            <text:p>Veteran_Knights_of_Gondor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knight_helm,</text:p>
          </table:table-cell>
          <table:table-cell office:value-type="string" table:style-name="ce10">
            <text:p>itm_gon_knight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cav_sword,itm_gondor_lance,</text:p>
          </table:table-cell>
          <table:table-cell office:value-type="string" table:style-name="ce17">
            <text:p>itm_gondor_shield_d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riding_4|knows_shield_3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table:style-name="ce5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knight_of_the_citadel</text:p>
          </table:table-cell>
          <table:table-cell office:value-type="string" table:style-name="ce6">
            <text:p>Knight_of_the_Citadel</text:p>
          </table:table-cell>
          <table:table-cell office:value-type="string" table:style-name="ce6">
            <text:p>Knights_of_the_Citadel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citadel_knight_helm,</text:p>
          </table:table-cell>
          <table:table-cell office:value-type="string" table:style-name="ce10">
            <text:p>itm_gon_tower_knight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0">
            <text:p>itm_gondor_lance_banner,itm_gondor_citadel_sword,</text:p>
          </table:table-cell>
          <table:table-cell office:value-type="string" table:style-name="ce17">
            <text:p>itm_gondor_shield_b,</text:p>
          </table:table-cell>
          <table:table-cell office:value-type="string" table:style-name="ce17">
            <text:p>itm_gondor_warhorse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6|knows_shield_4|knows_power_strike_6|knows_ironflesh_6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table:style-name="ce5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Gondor Archers</text:p>
          </table:table-cell>
          <table:table-cell table:number-columns-repeated="9" table:style-name="ce19"/>
          <table:table-cell table:number-columns-repeated="2" table:style-name="ce23"/>
          <table:table-cell table:number-columns-repeated="7" table:style-name="ce19"/>
          <table:table-cell table:style-name="ce21"/>
          <table:table-cell office:value-type="string" office:string-value="#Gondor Archers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table:style-name="ce21">
            <text:p>#Gondor Archers</text:p>
          </table:table-cell>
          <table:table-cell table:number-columns-repeated="16363" table:style-name="ce22"/>
        </table:table-row>
        <table:table-row table:style-name="ro1">
          <table:table-cell office:value-type="string" table:style-name="ce6">
            <text:p>bowmen_of_gondor</text:p>
          </table:table-cell>
          <table:table-cell office:value-type="string" table:style-name="ce6">
            <text:p>Bowman_of_Gondor</text:p>
          </table:table-cell>
          <table:table-cell office:value-type="string" table:style-name="ce6">
            <text:p>Bowmen_of_Gondor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ian_light_helm_b,</text:p>
          </table:table-cell>
          <table:table-cell office:value-type="string" table:style-name="ce17">
            <text:p>itm_gon_bowman,</text:p>
          </table:table-cell>
          <table:table-cell table:style-name="ce10"/>
          <table:table-cell office:value-type="string" table:style-name="ce10">
            <text:p>itm_gondor_med_greaves,</text:p>
          </table:table-cell>
          <table:table-cell office:value-type="string" table:style-name="ce17">
            <text:p>itm_gondor_arrows,itm_regular_bow,</text:p>
          </table:table-cell>
          <table:table-cell office:value-type="string" table:style-name="ce10">
            <text:p>itm_gondor_short_sword,</text:p>
          </table:table-cell>
          <table:table-cell table:style-name="ce10"/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power_draw_2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table:style-name="ce5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archer_of_gondor</text:p>
          </table:table-cell>
          <table:table-cell office:value-type="string" table:style-name="ce6">
            <text:p>Archer_of_Gondor</text:p>
          </table:table-cell>
          <table:table-cell office:value-type="string" table:style-name="ce6">
            <text:p>Archers_of_Gondor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ian_archer_helm,</text:p>
          </table:table-cell>
          <table:table-cell office:value-type="string" table:style-name="ce10">
            <text:p>itm_gon_archer,</text:p>
          </table:table-cell>
          <table:table-cell table:style-name="ce10"/>
          <table:table-cell office:value-type="string" table:style-name="ce17">
            <text:p>itm_gondor_med_greaves,</text:p>
          </table:table-cell>
          <table:table-cell office:value-type="string" table:style-name="ce17">
            <text:p>itm_gondor_arrows,itm_gondor_bow,</text:p>
          </table:table-cell>
          <table:table-cell office:value-type="string" table:style-name="ce10">
            <text:p>itm_gondor_sword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power_draw_4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table:style-name="ce5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archer_of_gondor</text:p>
          </table:table-cell>
          <table:table-cell office:value-type="string" table:style-name="ce6">
            <text:p>Veteran_Archer_of_Gondor</text:p>
          </table:table-cell>
          <table:table-cell office:value-type="string" table:style-name="ce6">
            <text:p>Veteran_Archers_of_Gondor</text:p>
          </table:table-cell>
          <table:table-cell office:value-type="string" table:style-name="ce7">
            <text:p>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ian_archer_helm,</text:p>
          </table:table-cell>
          <table:table-cell office:value-type="string" table:style-name="ce10">
            <text:p>itm_gon_archer,</text:p>
          </table:table-cell>
          <table:table-cell table:style-name="ce10"/>
          <table:table-cell office:value-type="string" table:style-name="ce17">
            <text:p>itm_gondor_med_greaves,</text:p>
          </table:table-cell>
          <table:table-cell office:value-type="string" table:style-name="ce17">
            <text:p>itm_gondor_bow,itm_gondor_arrows,</text:p>
          </table:table-cell>
          <table:table-cell office:value-type="string" table:style-name="ce10">
            <text:p>itm_gondor_sword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draw_4|knows_power_strike_5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table:style-name="ce5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archer_of_the_tower_guard</text:p>
          </table:table-cell>
          <table:table-cell office:value-type="string" table:style-name="ce6">
            <text:p>Archer_of_the_Tower_Guard</text:p>
          </table:table-cell>
          <table:table-cell office:value-type="string" table:style-name="ce6">
            <text:p>Archers_of_the_Tower_Guard</text:p>
          </table:table-cell>
          <table:table-cell office:value-type="string" table:style-name="ce7">
            <text:p>tf_gondor| tfg_ranged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tower_archer_helm,</text:p>
          </table:table-cell>
          <table:table-cell office:value-type="string" table:style-name="ce17">
            <text:p>itm_gon_steward_guard,</text:p>
          </table:table-cell>
          <table:table-cell table:style-name="ce10"/>
          <table:table-cell office:value-type="string" table:style-name="ce17">
            <text:p>itm_gondor_heavy_greaves,</text:p>
          </table:table-cell>
          <table:table-cell office:value-type="string" table:style-name="ce17">
            <text:p>itm_gondor_bow,itm_gondor_arrows,</text:p>
          </table:table-cell>
          <table:table-cell office:value-type="string" table:style-name="ce10">
            <text:p>itm_gondor_citadel_sword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5|knows_power_draw_6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table:style-name="ce5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Special Denethor Guards (only for scene)</text:p>
          </table:table-cell>
          <table:table-cell table:number-columns-repeated="6" table:style-name="ce19"/>
          <table:table-cell table:style-name="ce23"/>
          <table:table-cell table:style-name="ce19"/>
          <table:table-cell table:number-columns-repeated="4" table:style-name="ce23"/>
          <table:table-cell table:number-columns-repeated="6" table:style-name="ce19"/>
          <table:table-cell table:style-name="ce21"/>
          <table:table-cell office:value-type="string" office:string-value="#Special Denethor Guards (only for scene)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table:style-name="ce21">
            <text:p>#Special Denethor Guards (only for scene)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teward_guard</text:p>
          </table:table-cell>
          <table:table-cell office:value-type="string" table:style-name="ce6">
            <text:p>Steward's_Guard</text:p>
          </table:table-cell>
          <table:table-cell office:value-type="string" table:style-name="ce6">
            <text:p>Steward's_Guards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tower_guard_helm,</text:p>
          </table:table-cell>
          <table:table-cell office:value-type="string" table:style-name="ce10">
            <text:p>itm_gon_steward_guard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0">
            <text:p>itm_gondor_tower_spear,</text:p>
          </table:table-cell>
          <table:table-cell office:value-type="string" table:style-name="ce17">
            <text:p>itm_gon_tab_shield_b,</text:p>
          </table:table-cell>
          <table:table-cell table:style-name="ce17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4|knows_shield_6|knows_power_strike_6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table:style-name="ce5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Rangers</text:p>
          </table:table-cell>
          <table:table-cell table:number-columns-repeated="19" table:style-name="ce5"/>
          <table:table-cell office:value-type="string" office:string-value="#Rangers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table:style-name="ce5">
            <text:p>#Ranger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anger_of_ithilien</text:p>
          </table:table-cell>
          <table:table-cell office:value-type="string" table:style-name="ce6">
            <text:p>Ranger_of_Ithilien</text:p>
          </table:table-cell>
          <table:table-cell office:value-type="string" table:style-name="ce6">
            <text:p>Rangers_of_Ithilien</text:p>
          </table:table-cell>
          <table:table-cell office:value-type="string" table:style-name="ce7">
            <text:p>tf_gondor| tfg_ranged| tfg_armor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rangers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ranger_hood,</text:p>
          </table:table-cell>
          <table:table-cell office:value-type="string" table:style-name="ce17">
            <text:p>itm_gon_ranger_cloak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7">
            <text:p>itm_ithilien_arrows,itm_gondor_bow,</text:p>
          </table:table-cell>
          <table:table-cell office:value-type="string" table:style-name="ce10">
            <text:p>itm_gondor_ranger_sword,</text:p>
          </table:table-cell>
          <table:table-cell table:style-name="ce10"/>
          <table:table-cell office:value-type="string" table:style-name="ce11">
            <text:p>attr_tier_4</text:p>
          </table:table-cell>
          <table:table-cell office:value-type="string" table:style-name="ce11">
            <text:p>wp_archery(200)|wp(170)</text:p>
          </table:table-cell>
          <table:table-cell office:value-type="string" table:style-name="ce11">
            <text:p>knows_common|knows_pathfinding_1|knows_riding_1|knows_athletics_6|knows_power_draw_3|knows_power_strike_3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table:style-name="ce5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ranger_of_ithilien</text:p>
          </table:table-cell>
          <table:table-cell office:value-type="string" table:style-name="ce6">
            <text:p>Veteran_Ranger_of_Ithilien</text:p>
          </table:table-cell>
          <table:table-cell office:value-type="string" table:style-name="ce6">
            <text:p>Veteran_Rangers_of_Ithilien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rangers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gon_ranger_cloak,</text:p>
          </table:table-cell>
          <table:table-cell table:style-name="ce10"/>
          <table:table-cell office:value-type="string" table:style-name="ce17">
            <text:p>itm_gondor_light_greaves,</text:p>
          </table:table-cell>
          <table:table-cell office:value-type="string" table:style-name="ce17">
            <text:p>itm_ithilien_arrows,itm_gondor_bow,</text:p>
          </table:table-cell>
          <table:table-cell office:value-type="string" table:style-name="ce10">
            <text:p>itm_gondor_ranger_sword,</text:p>
          </table:table-cell>
          <table:table-cell table:style-name="ce10"/>
          <table:table-cell office:value-type="string" table:style-name="ce11">
            <text:p>attr_tier_5</text:p>
          </table:table-cell>
          <table:table-cell office:value-type="string" table:style-name="ce11">
            <text:p>wp(250)</text:p>
          </table:table-cell>
          <table:table-cell office:value-type="string" table:style-name="ce11">
            <text:p>knows_common|knows_pathfinding_2|knows_riding_1|knows_athletics_7|knows_power_draw_3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table:style-name="ce5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ster_ranger_of_ithilien</text:p>
          </table:table-cell>
          <table:table-cell office:value-type="string" table:style-name="ce6">
            <text:p>Master_Ranger_of_Ithilien</text:p>
          </table:table-cell>
          <table:table-cell office:value-type="string" table:style-name="ce6">
            <text:p>Master_Rangers_of_Ithilien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rangers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ranger_hood_mask,</text:p>
          </table:table-cell>
          <table:table-cell office:value-type="string" table:style-name="ce10">
            <text:p>itm_gon_ranger_skirt,</text:p>
          </table:table-cell>
          <table:table-cell table:style-name="ce10"/>
          <table:table-cell office:value-type="string" table:style-name="ce17">
            <text:p>itm_gondor_light_greaves,</text:p>
          </table:table-cell>
          <table:table-cell office:value-type="string" table:style-name="ce17">
            <text:p>itm_ithilien_arrows,itm_gondor_bow,</text:p>
          </table:table-cell>
          <table:table-cell office:value-type="string" table:style-name="ce10">
            <text:p>itm_gondor_ranger_sword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melee(320)|wp_throwing(300)|wp_archery(380)</text:p>
          </table:table-cell>
          <table:table-cell office:value-type="string" table:style-name="ce11">
            <text:p>knows_common|knows_pathfinding_3|knows_riding_1|knows_athletics_8|knows_power_draw_5|knows_power_strike_5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table:style-name="ce5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ithilien_leader</text:p>
          </table:table-cell>
          <table:table-cell office:value-type="string" table:style-name="ce6">
            <text:p>Captain_of_Ithilien_Rangers</text:p>
          </table:table-cell>
          <table:table-cell office:value-type="string" table:style-name="ce6">
            <text:p>Captains_of_Ithilien_Rangers</text:p>
          </table:table-cell>
          <table:table-cell office:value-type="string" table:style-name="ce7">
            <text:p>tf_gondor| tfg_ranged| tfg_shield| tfg_armor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rangers</text:p>
          </table:table-cell>
          <table:table-cell office:value-type="string" table:style-name="ce9">
            <text:p>fac_gondor</text:p>
          </table:table-cell>
          <table:table-cell table:style-name="ce17"/>
          <table:table-cell office:value-type="string" table:style-name="ce17">
            <text:p>itm_gon_ranger_skirt,</text:p>
          </table:table-cell>
          <table:table-cell table:style-name="ce10"/>
          <table:table-cell office:value-type="string" table:style-name="ce17">
            <text:p>itm_gondor_light_greaves,</text:p>
          </table:table-cell>
          <table:table-cell office:value-type="string" table:style-name="ce17">
            <text:p>itm_ithilien_arrows,itm_gondor_bow,</text:p>
          </table:table-cell>
          <table:table-cell office:value-type="string" table:style-name="ce10">
            <text:p>itm_gondor_ranger_sword,</text:p>
          </table:table-cell>
          <table:table-cell table:style-name="ce10"/>
          <table:table-cell office:value-type="string" table:style-name="ce11">
            <text:p>attr_tier_7</text:p>
          </table:table-cell>
          <table:table-cell office:value-type="string" table:style-name="ce11">
            <text:p>wp_tier_7</text:p>
          </table:table-cell>
          <table:table-cell office:value-type="string" table:style-name="ce11">
            <text:p>knows_common|knows_pathfinding_4|knows_athletics_9|knows_shield_9|knows_power_draw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table:style-name="ce5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Lossarnach</text:p>
          </table:table-cell>
          <table:table-cell table:number-columns-repeated="6" table:style-name="ce19"/>
          <table:table-cell table:style-name="ce23"/>
          <table:table-cell table:style-name="ce19"/>
          <table:table-cell table:number-columns-repeated="4" table:style-name="ce23"/>
          <table:table-cell table:number-columns-repeated="6" table:style-name="ce19"/>
          <table:table-cell table:style-name="ce21"/>
          <table:table-cell office:value-type="string" office:string-value="#Lossarnach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table:style-name="ce21">
            <text:p>#Lossarnach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oodsman_of_lossarnach</text:p>
          </table:table-cell>
          <table:table-cell office:value-type="string" table:style-name="ce6">
            <text:p>Woodsman_of_Lossarnach</text:p>
          </table:table-cell>
          <table:table-cell office:value-type="string" table:style-name="ce6">
            <text:p>Woodsmen_of_Lossarnach</text:p>
          </table:table-cell>
          <table:table-cell office:value-type="string" table:style-name="ce7">
            <text:p>tf_gondor| tfg_armor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lossarnach_cloth_cap,</text:p>
          </table:table-cell>
          <table:table-cell office:value-type="string" table:style-name="ce10">
            <text:p>itm_lossarnach_shirt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loss_axe,</text:p>
          </table:table-cell>
          <table:table-cell office:value-type="string" table:style-name="ce10">
            <text:p>itm_gon_tab_shield_a,itm_loss_throwing_axes,</text:p>
          </table:table-cell>
          <table:table-cell table:style-name="ce10"/>
          <table:table-cell office:value-type="string" table:style-name="ce11">
            <text:p>str_7| agi_5| int_4| cha_4|level(4)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|knows_power_throw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table:style-name="ce5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axeman_of_lossarnach</text:p>
          </table:table-cell>
          <table:table-cell office:value-type="string" table:style-name="ce6">
            <text:p>Axeman_of_Lossarnach</text:p>
          </table:table-cell>
          <table:table-cell office:value-type="string" table:style-name="ce6">
            <text:p>Axemen_of_Lossarnach</text:p>
          </table:table-cell>
          <table:table-cell office:value-type="string" table:style-name="ce7">
            <text:p>tf_gondor| tfg_armor| tfg_shield| tfg_boots| tfg_he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lossarnach_leather_cap,</text:p>
          </table:table-cell>
          <table:table-cell office:value-type="string" table:style-name="ce17">
            <text:p>itm_lossarnach_axeman,</text:p>
          </table:table-cell>
          <table:table-cell table:style-name="ce17"/>
          <table:table-cell office:value-type="string" table:style-name="ce17">
            <text:p>itm_gondor_light_greaves,</text:p>
          </table:table-cell>
          <table:table-cell office:value-type="string" table:style-name="ce17">
            <text:p>itm_loss_axe,</text:p>
          </table:table-cell>
          <table:table-cell office:value-type="string" table:style-name="ce10">
            <text:p>itm_gon_tab_shield_a,itm_loss_throwing_axes,</text:p>
          </table:table-cell>
          <table:table-cell table:style-name="ce10"/>
          <table:table-cell office:value-type="string" table:style-name="ce11">
            <text:p>str_10| agi_7| int_4| cha_4|level(8)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power_throw_3|knows_athletics_1|knows_power_strike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table:style-name="ce5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_axeman_of_lossarnach</text:p>
          </table:table-cell>
          <table:table-cell office:value-type="string" table:style-name="ce6">
            <text:p>Lossarnach_Veteran_Axeman</text:p>
          </table:table-cell>
          <table:table-cell office:value-type="string" table:style-name="ce6">
            <text:p>Lossarnach_Veteran_Axemen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lossarnach_leather_cap,</text:p>
          </table:table-cell>
          <table:table-cell office:value-type="string" table:style-name="ce10">
            <text:p>itm_lossarnach_vet_axema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7">
            <text:p>itm_loss_axe,</text:p>
          </table:table-cell>
          <table:table-cell office:value-type="string" table:style-name="ce10">
            <text:p>itm_gon_tab_shield_a,itm_loss_throwing_axes,</text:p>
          </table:table-cell>
          <table:table-cell table:style-name="ce10"/>
          <table:table-cell office:value-type="string" table:style-name="ce11">
            <text:p>str_13|agi_11| int_4| cha_4|level(12)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power_throw_4|knows_athletics_3|knows_power_strike_3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table:style-name="ce5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heavy_lossarnach_axeman</text:p>
          </table:table-cell>
          <table:table-cell office:value-type="string" table:style-name="ce6">
            <text:p>Heavy_Lossarnach_Axeman</text:p>
          </table:table-cell>
          <table:table-cell office:value-type="string" table:style-name="ce6">
            <text:p>Heavy_Lossarnach_Axemen</text:p>
          </table:table-cell>
          <table:table-cell office:value-type="string" table:style-name="ce7">
            <text:p>tf_gondor| tfg_shield| tfg_armor| tfg_helm| tfg_boots| tfg_glove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lossarnach_scale_cap,</text:p>
          </table:table-cell>
          <table:table-cell office:value-type="string" table:style-name="ce10">
            <text:p>itm_lossarnach_warri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ossarnach_greaves,</text:p>
          </table:table-cell>
          <table:table-cell office:value-type="string" table:style-name="ce10">
            <text:p>itm_loss_axe,</text:p>
          </table:table-cell>
          <table:table-cell office:value-type="string" table:style-name="ce10">
            <text:p>itm_gon_tab_shield_a,itm_loss_throwing_axes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4|knows_power_strike_5|knows_ironflesh_4|knows_power_throw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table:style-name="ce5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axemaster_of_lossarnach</text:p>
          </table:table-cell>
          <table:table-cell office:value-type="string" table:style-name="ce6">
            <text:p>Axemaster_of_Lossarnach</text:p>
          </table:table-cell>
          <table:table-cell office:value-type="string" table:style-name="ce6">
            <text:p>Axemasters_of_Lossarnach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lossarnach_scale_cap,</text:p>
          </table:table-cell>
          <table:table-cell office:value-type="string" table:style-name="ce10">
            <text:p>itm_lossarnach_vet_warrior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lossarnach_greaves,</text:p>
          </table:table-cell>
          <table:table-cell office:value-type="string" table:style-name="ce17">
            <text:p>itm_loss_war_axe,</text:p>
          </table:table-cell>
          <table:table-cell office:value-type="string" table:style-name="ce17">
            <text:p>itm_gon_tab_shield_a,itm_loss_throwing_axes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wo_handed(320)|wp(200)</text:p>
          </table:table-cell>
          <table:table-cell office:value-type="string" table:style-name="ce11">
            <text:p>knows_common|knows_athletics_5|knows_power_strike_7|knows_ironflesh_5|knows_power_throw_6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table:style-name="ce5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ssarnach_leader</text:p>
          </table:table-cell>
          <table:table-cell office:value-type="string" table:style-name="ce6">
            <text:p>Captain_of_Lossarnach</text:p>
          </table:table-cell>
          <table:table-cell office:value-type="string" table:style-name="ce6">
            <text:p>Captains_of_Lossarnach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lossarnac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leader_helm,</text:p>
          </table:table-cell>
          <table:table-cell office:value-type="string" table:style-name="ce17">
            <text:p>itm_lossarnach_leader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lossarnach_greaves,</text:p>
          </table:table-cell>
          <table:table-cell office:value-type="string" table:style-name="ce17">
            <text:p>itm_gondor_cav_sword,itm_loss_axe,</text:p>
          </table:table-cell>
          <table:table-cell office:value-type="string" table:style-name="ce10">
            <text:p>itm_gon_tab_shield_a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8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table:style-name="ce5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Pelargir</text:p>
          </table:table-cell>
          <table:table-cell table:number-columns-repeated="6" table:style-name="ce19"/>
          <table:table-cell table:style-name="ce23"/>
          <table:table-cell table:style-name="ce19"/>
          <table:table-cell table:number-columns-repeated="2" table:style-name="ce23"/>
          <table:table-cell table:style-name="ce19"/>
          <table:table-cell table:number-columns-repeated="2" table:style-name="ce23"/>
          <table:table-cell table:number-columns-repeated="5" table:style-name="ce19"/>
          <table:table-cell table:style-name="ce21"/>
          <table:table-cell office:value-type="string" office:string-value="#Pelargir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table:style-name="ce21">
            <text:p>#Pelargir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watchman</text:p>
          </table:table-cell>
          <table:table-cell office:value-type="string" table:style-name="ce6">
            <text:p>Pelargir_Watchman</text:p>
          </table:table-cell>
          <table:table-cell office:value-type="string" table:style-name="ce6">
            <text:p>Pelargir_Watchmen</text:p>
          </table:table-cell>
          <table:table-cell office:value-type="string" table:style-name="ce7">
            <text:p>tf_gondor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table:style-name="ce10"/>
          <table:table-cell office:value-type="string" table:style-name="ce10">
            <text:p>itm_pel_jerki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gondor_arrows,itm_short_bow,</text:p>
          </table:table-cell>
          <table:table-cell office:value-type="string" table:style-name="ce10">
            <text:p>itm_shortened_spear,itm_gondor_javelin,</text:p>
          </table:table-cell>
          <table:table-cell table:style-name="ce10"/>
          <table:table-cell office:value-type="string" table:style-name="ce11">
            <text:p>str_7| agi_5| int_4| cha_4|level(4)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power_draw_2|knows_power_throw_2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table:style-name="ce5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marine</text:p>
          </table:table-cell>
          <table:table-cell office:value-type="string" table:style-name="ce6">
            <text:p>Pelargir_Marine</text:p>
          </table:table-cell>
          <table:table-cell office:value-type="string" table:style-name="ce6">
            <text:p>Pelargir_Marines</text:p>
          </table:table-cell>
          <table:table-cell office:value-type="string" table:style-name="ce7">
            <text:p>tf_gondor| tfg_ranged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pelargir_hood,</text:p>
          </table:table-cell>
          <table:table-cell office:value-type="string" table:style-name="ce17">
            <text:p>itm_pel_marine,</text:p>
          </table:table-cell>
          <table:table-cell table:style-name="ce17"/>
          <table:table-cell office:value-type="string" table:style-name="ce17">
            <text:p>itm_gondor_light_greaves,</text:p>
          </table:table-cell>
          <table:table-cell office:value-type="string" table:style-name="ce17">
            <text:p>itm_pelargir_eket,</text:p>
          </table:table-cell>
          <table:table-cell office:value-type="string" table:style-name="ce10">
            <text:p>itm_gondor_javelin,itm_gon_tab_shield_a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power_throw_5|knows_power_draw_5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table:style-name="ce5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vet_marine</text:p>
          </table:table-cell>
          <table:table-cell office:value-type="string" table:style-name="ce6">
            <text:p>Pelargir_Veteran_Marine</text:p>
          </table:table-cell>
          <table:table-cell office:value-type="string" table:style-name="ce6">
            <text:p>Pelargir_Veteran_Marines</text:p>
          </table:table-cell>
          <table:table-cell office:value-type="string" table:style-name="ce7">
            <text:p>tf_gondor| tfg_ranged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pelargir_hood,</text:p>
          </table:table-cell>
          <table:table-cell office:value-type="string" table:style-name="ce10">
            <text:p>itm_pel_marine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7">
            <text:p>itm_gondor_arrows,itm_short_bow,itm_regular_bow,</text:p>
          </table:table-cell>
          <table:table-cell office:value-type="string" table:style-name="ce10">
            <text:p>itm_pelargir_eket,itm_gon_tab_shield_a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draw_5|knows_power_strike_2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table:style-name="ce5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infantry</text:p>
          </table:table-cell>
          <table:table-cell office:value-type="string" table:style-name="ce6">
            <text:p>Pelargir_Infantryman</text:p>
          </table:table-cell>
          <table:table-cell office:value-type="string" table:style-name="ce6">
            <text:p>Pelargir_Infantrymen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pelargir_helmet_light,</text:p>
          </table:table-cell>
          <table:table-cell office:value-type="string" table:style-name="ce10">
            <text:p>itm_pel_footman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pelargir_greaves,</text:p>
          </table:table-cell>
          <table:table-cell office:value-type="string" table:style-name="ce10">
            <text:p>itm_pelargir_sword,</text:p>
          </table:table-cell>
          <table:table-cell office:value-type="string" table:style-name="ce10">
            <text:p>itm_gon_tab_shield_b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4|knows_power_throw_2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table:style-name="ce5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vet_infantry</text:p>
          </table:table-cell>
          <table:table-cell office:value-type="string" table:style-name="ce6">
            <text:p>Pelargir_Veteran_Infantryman</text:p>
          </table:table-cell>
          <table:table-cell office:value-type="string" table:style-name="ce6">
            <text:p>Pelargir_Veteran_Infantrymen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pelargir_helmet_heavy,</text:p>
          </table:table-cell>
          <table:table-cell office:value-type="string" table:style-name="ce10">
            <text:p>itm_pelargir_regular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pelargir_greaves,</text:p>
          </table:table-cell>
          <table:table-cell office:value-type="string" table:style-name="ce17">
            <text:p>itm_pelargir_sword,</text:p>
          </table:table-cell>
          <table:table-cell office:value-type="string" table:style-name="ce17">
            <text:p>itm_gon_tab_shield_b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5|knows_power_throw_3|knows_power_strike_5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table:style-name="ce5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leader</text:p>
          </table:table-cell>
          <table:table-cell office:value-type="string" table:style-name="ce6">
            <text:p>Captain_of_Pelargir</text:p>
          </table:table-cell>
          <table:table-cell office:value-type="string" table:style-name="ce6">
            <text:p>Captains_of_Pelargir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pelargir_helmet_light,</text:p>
          </table:table-cell>
          <table:table-cell office:value-type="string" table:style-name="ce17">
            <text:p>itm_pel_leader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pelargir_greaves,</text:p>
          </table:table-cell>
          <table:table-cell office:value-type="string" table:style-name="ce17">
            <text:p>itm_pelargir_sword,</text:p>
          </table:table-cell>
          <table:table-cell office:value-type="string" table:style-name="ce10">
            <text:p>itm_gon_tab_shield_c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7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table:style-name="ce5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elargir_marine_leader</text:p>
          </table:table-cell>
          <table:table-cell office:value-type="string" table:style-name="ce6">
            <text:p>Captain_of_Pelargir_Marines</text:p>
          </table:table-cell>
          <table:table-cell office:value-type="string" table:style-name="ce6">
            <text:p>Captains_of_Pelargir_Marine</text:p>
          </table:table-cell>
          <table:table-cell office:value-type="string" table:style-name="ce7">
            <text:p>tf_gondor| tfg_ranged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elargir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pelargir_helmet_light,</text:p>
          </table:table-cell>
          <table:table-cell office:value-type="string" table:style-name="ce10">
            <text:p>itm_pelargir_marine_leader,</text:p>
          </table:table-cell>
          <table:table-cell table:style-name="ce10"/>
          <table:table-cell office:value-type="string" table:style-name="ce10">
            <text:p>itm_pelargir_greaves,</text:p>
          </table:table-cell>
          <table:table-cell office:value-type="string" table:style-name="ce10">
            <text:p>itm_pelargir_sword,</text:p>
          </table:table-cell>
          <table:table-cell office:value-type="string" table:style-name="ce10">
            <text:p>itm_gon_tab_shield_c,</text:p>
          </table:table-cell>
          <table:table-cell table:style-name="ce10"/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athletics_7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table:style-name="ce5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Lamedon</text:p>
          </table:table-cell>
          <table:table-cell table:number-columns-repeated="18" table:style-name="ce19"/>
          <table:table-cell table:style-name="ce21"/>
          <table:table-cell office:value-type="string" office:string-value="#Lamedon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table:style-name="ce21">
            <text:p>#Lamedo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lansman_of_lamedon</text:p>
          </table:table-cell>
          <table:table-cell office:value-type="string" table:style-name="ce6">
            <text:p>Clansman_of_Lamedon</text:p>
          </table:table-cell>
          <table:table-cell office:value-type="string" table:style-name="ce6">
            <text:p>Clansmen_of_Lamedon</text:p>
          </table:table-cell>
          <table:table-cell office:value-type="string" table:style-name="ce7">
            <text:p>tf_gondor| tfg_armor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table:style-name="ce17"/>
          <table:table-cell office:value-type="string" table:style-name="ce17">
            <text:p>itm_lamedon_clansman,</text:p>
          </table:table-cell>
          <table:table-cell table:style-name="ce17"/>
          <table:table-cell office:value-type="string" table:style-name="ce17">
            <text:p>itm_gondor_light_greaves,</text:p>
          </table:table-cell>
          <table:table-cell office:value-type="string" table:style-name="ce17">
            <text:p>itm_loss_axe,itm_spear,</text:p>
          </table:table-cell>
          <table:table-cell office:value-type="string" table:style-name="ce10">
            <text:p>itm_gondor_arrows,itm_gondor_javelin,itm_gondor_javelin,itm_short_bow,</text:p>
          </table:table-cell>
          <table:table-cell table:style-name="ce10"/>
          <table:table-cell office:value-type="string" table:style-name="ce11">
            <text:p>str_7| agi_5| int_4| cha_4|level(4)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|knows_power_throw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table:style-name="ce5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otman_of_lamedon</text:p>
          </table:table-cell>
          <table:table-cell office:value-type="string" table:style-name="ce6">
            <text:p>Footman_of_Lamedon</text:p>
          </table:table-cell>
          <table:table-cell office:value-type="string" table:style-name="ce6">
            <text:p>Footmen_of_Lamedon</text:p>
          </table:table-cell>
          <table:table-cell office:value-type="string" table:style-name="ce7">
            <text:p>tf_gondor| tfg_shield| tfg_armor| tfg_boots| tfg_hel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lamedon_hood,</text:p>
          </table:table-cell>
          <table:table-cell office:value-type="string" table:style-name="ce10">
            <text:p>itm_lamedon_footma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gondor_spear,itm_loss_axe,itm_loss_axe,</text:p>
          </table:table-cell>
          <table:table-cell office:value-type="string" table:style-name="ce10">
            <text:p>itm_gondor_javelin,itm_gon_tab_shield_a,</text:p>
          </table:table-cell>
          <table:table-cell table:style-name="ce10"/>
          <table:table-cell office:value-type="string" table:style-name="ce11">
            <text:p>str_10| agi_7| int_4| cha_4|level(8)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1|knows_power_strike_1|knows_power_throw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table:style-name="ce5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of_lamedon</text:p>
          </table:table-cell>
          <table:table-cell office:value-type="string" table:style-name="ce6">
            <text:p>Veteran_of_Lamedon</text:p>
          </table:table-cell>
          <table:table-cell office:value-type="string" table:style-name="ce6">
            <text:p>Veterans_of_Lamedon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auxila_helm,</text:p>
          </table:table-cell>
          <table:table-cell office:value-type="string" table:style-name="ce10">
            <text:p>itm_lamedon_vetera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loss_axe,itm_gondor_spear,itm_gondor_sword,</text:p>
          </table:table-cell>
          <table:table-cell office:value-type="string" table:style-name="ce10">
            <text:p>itm_gon_tab_shield_a,</text:p>
          </table:table-cell>
          <table:table-cell table:style-name="ce10"/>
          <table:table-cell office:value-type="string" table:style-name="ce11">
            <text:p>str_13|agi_11| int_4| cha_4|level(12)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athletics_4|knows_power_strike_4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table:style-name="ce5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arrior_of_lamedon</text:p>
          </table:table-cell>
          <table:table-cell office:value-type="string" table:style-name="ce6">
            <text:p>Warrior_of_Lamedon</text:p>
          </table:table-cell>
          <table:table-cell office:value-type="string" table:style-name="ce6">
            <text:p>Warriors_of_Lamedon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auxila_helm,</text:p>
          </table:table-cell>
          <table:table-cell office:value-type="string" table:style-name="ce10">
            <text:p>itm_lamedon_warrior,</text:p>
          </table:table-cell>
          <table:table-cell table:style-name="ce17"/>
          <table:table-cell office:value-type="string" table:style-name="ce17">
            <text:p>itm_gondor_med_greaves,</text:p>
          </table:table-cell>
          <table:table-cell office:value-type="string" table:style-name="ce17">
            <text:p>itm_loss_axe,itm_gondor_sword,</text:p>
          </table:table-cell>
          <table:table-cell office:value-type="string" table:style-name="ce17">
            <text:p>itm_gon_tab_shield_d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4|knows_power_strike_5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table:style-name="ce5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hampion_of_lamedon</text:p>
          </table:table-cell>
          <table:table-cell office:value-type="string" table:style-name="ce6">
            <text:p>Champion_of_Lamedon</text:p>
          </table:table-cell>
          <table:table-cell office:value-type="string" table:style-name="ce6">
            <text:p>Champions_of_Lamedon</text:p>
          </table:table-cell>
          <table:table-cell office:value-type="string" table:style-name="ce7">
            <text:p>tf_gondor| tfg_gloves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lamedon_helm,</text:p>
          </table:table-cell>
          <table:table-cell office:value-type="string" table:style-name="ce17">
            <text:p>itm_lamedon_vet_warrior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bastard,itm_gondor_bastard,itm_loss_war_axe,</text:p>
          </table:table-cell>
          <table:table-cell table:number-columns-repeated="2"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5|knows_power_strike_5|knows_ironflesh_6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table:style-name="ce5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knight_of_lamedon</text:p>
          </table:table-cell>
          <table:table-cell office:value-type="string" table:style-name="ce6">
            <text:p>Knight_of_Lamedon</text:p>
          </table:table-cell>
          <table:table-cell office:value-type="string" table:style-name="ce6">
            <text:p>Knights_of_Lamedon</text:p>
          </table:table-cell>
          <table:table-cell office:value-type="string" table:style-name="ce7">
            <text:p>tf_gondor| tf_mounted | tfg_gloves| tfg_shield| tfg_horse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lamedon_helm,</text:p>
          </table:table-cell>
          <table:table-cell office:value-type="string" table:style-name="ce10">
            <text:p>itm_lamedon_knight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gondor_heavy_greaves,</text:p>
          </table:table-cell>
          <table:table-cell office:value-type="string" table:style-name="ce10">
            <text:p>itm_gondor_cav_sword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lam_horse,</text:p>
          </table:table-cell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riding_6|knows_power_strike_6|knows_ironflesh_7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table:style-name="ce5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amedon_leader</text:p>
          </table:table-cell>
          <table:table-cell office:value-type="string" table:style-name="ce6">
            <text:p>Captain_of_Lamedon</text:p>
          </table:table-cell>
          <table:table-cell office:value-type="string" table:style-name="ce6">
            <text:p>Captains_of_Lamedon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ethring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lamedon_leader_helm,</text:p>
          </table:table-cell>
          <table:table-cell office:value-type="string" table:style-name="ce17">
            <text:p>itm_lamedon_leader_surcoat_cloak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gondor_heavy_greaves,</text:p>
          </table:table-cell>
          <table:table-cell office:value-type="string" table:style-name="ce17">
            <text:p>itm_gondor_cav_sword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lam_horse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8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table:style-name="ce5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19">
            <text:p>Pinnath Gelin</text:p>
          </table:table-cell>
          <table:table-cell table:number-columns-repeated="6" table:style-name="ce19"/>
          <table:table-cell table:style-name="ce23"/>
          <table:table-cell table:number-columns-repeated="3" table:style-name="ce19"/>
          <table:table-cell table:style-name="ce23"/>
          <table:table-cell table:number-columns-repeated="7" table:style-name="ce19"/>
          <table:table-cell table:style-name="ce21"/>
          <table:table-cell office:value-type="string" office:string-value="#Pinnath Gelin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table:style-name="ce21">
            <text:p>#Pinnath Geli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innath_gelin_plainsman</text:p>
          </table:table-cell>
          <table:table-cell office:value-type="string" table:style-name="ce6">
            <text:p>Plainsman_of_Pinnath_Gelin</text:p>
          </table:table-cell>
          <table:table-cell office:value-type="string" table:style-name="ce6">
            <text:p>Plainsmen_of_Pinnath_Gelin</text:p>
          </table:table-cell>
          <table:table-cell office:value-type="string" table:style-name="ce7">
            <text:p>tf_gondor| tfg_armor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ranger_hood,</text:p>
          </table:table-cell>
          <table:table-cell office:value-type="string" table:style-name="ce10">
            <text:p>itm_pinnath_footman,</text:p>
          </table:table-cell>
          <table:table-cell table:style-name="ce10"/>
          <table:table-cell office:value-type="string" table:style-name="ce10">
            <text:p>itm_gondor_light_greaves,</text:p>
          </table:table-cell>
          <table:table-cell office:value-type="string" table:style-name="ce10">
            <text:p>itm_shortened_spear,</text:p>
          </table:table-cell>
          <table:table-cell office:value-type="string" table:style-name="ce10">
            <text:p>itm_gondor_arrows,itm_short_bow,</text:p>
          </table:table-cell>
          <table:table-cell table:style-name="ce10"/>
          <table:table-cell office:value-type="string" table:style-name="ce11">
            <text:p>str_10| agi_7| int_4| cha_4|level(8)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athletics_3|knows_power_throw_1|knows_power_strike_3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table:style-name="ce5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innath_gelin_spearman</text:p>
          </table:table-cell>
          <table:table-cell office:value-type="string" table:style-name="ce6">
            <text:p>Spearman_of_Pinnath_Gelin</text:p>
          </table:table-cell>
          <table:table-cell office:value-type="string" table:style-name="ce6">
            <text:p>Spearmen_of_Pinnath_Gelin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auxila_helm,</text:p>
          </table:table-cell>
          <table:table-cell office:value-type="string" table:style-name="ce10">
            <text:p>itm_pinnath_footman,</text:p>
          </table:table-cell>
          <table:table-cell office:value-type="string" table:style-name="ce17">
            <text:p>itm_leather_gloves,</text:p>
          </table:table-cell>
          <table:table-cell office:value-type="string" table:style-name="ce17">
            <text:p>itm_gondor_light_greaves,</text:p>
          </table:table-cell>
          <table:table-cell office:value-type="string" table:style-name="ce17">
            <text:p>itm_spear,</text:p>
          </table:table-cell>
          <table:table-cell office:value-type="string" table:style-name="ce17">
            <text:p>itm_gon_tab_shield_a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throw_2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table:style-name="ce5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arrior_of_pinnath_gelin</text:p>
          </table:table-cell>
          <table:table-cell office:value-type="string" table:style-name="ce6">
            <text:p>Warrior_of_Pinnath_Gelin</text:p>
          </table:table-cell>
          <table:table-cell office:value-type="string" table:style-name="ce6">
            <text:p>Warriors_of_Pinnath_Gelin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auxila_helm,</text:p>
          </table:table-cell>
          <table:table-cell office:value-type="string" table:style-name="ce10">
            <text:p>itm_pinnath_warri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gondor_med_greaves,</text:p>
          </table:table-cell>
          <table:table-cell office:value-type="string" table:style-name="ce10">
            <text:p>itm_gondor_spear,itm_gondor_sword,</text:p>
          </table:table-cell>
          <table:table-cell office:value-type="string" table:style-name="ce10">
            <text:p>itm_gon_tab_shield_d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one_handed(200)|wp_two_handed(200)|wp_polearm(320)</text:p>
          </table:table-cell>
          <table:table-cell office:value-type="string" table:style-name="ce11">
            <text:p>knows_common|knows_athletics_5|knows_power_throw_3|knows_power_strike_6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table:style-name="ce5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innath_gelin_bowman</text:p>
          </table:table-cell>
          <table:table-cell office:value-type="string" table:style-name="ce6">
            <text:p>Bowman_of_Pinnath_Gelin</text:p>
          </table:table-cell>
          <table:table-cell office:value-type="string" table:style-name="ce6">
            <text:p>Bowmen_of_Pinnath_Gelin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ranger_hood,</text:p>
          </table:table-cell>
          <table:table-cell office:value-type="string" table:style-name="ce17">
            <text:p>itm_pinnath_vet_footman,</text:p>
          </table:table-cell>
          <table:table-cell table:style-name="ce17"/>
          <table:table-cell office:value-type="string" table:style-name="ce17">
            <text:p>itm_gondor_light_greaves,</text:p>
          </table:table-cell>
          <table:table-cell office:value-type="string" table:style-name="ce17">
            <text:p>itm_gondor_arrows,itm_regular_bow,</text:p>
          </table:table-cell>
          <table:table-cell office:value-type="string" table:style-name="ce10">
            <text:p>itm_gondor_sword,itm_gondor_short_sword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power_draw_4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table:style-name="ce5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innath_gelin_archer</text:p>
          </table:table-cell>
          <table:table-cell office:value-type="string" table:style-name="ce6">
            <text:p>Archer_of_Pinnath_Gelin</text:p>
          </table:table-cell>
          <table:table-cell office:value-type="string" table:style-name="ce6">
            <text:p>Archers_of_Pinnath_Gelin</text:p>
          </table:table-cell>
          <table:table-cell office:value-type="string" table:style-name="ce7">
            <text:p>tf_gondor| tfg_ranged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ranger_hood,</text:p>
          </table:table-cell>
          <table:table-cell office:value-type="string" table:style-name="ce10">
            <text:p>itm_pinnath_archer,</text:p>
          </table:table-cell>
          <table:table-cell table:style-name="ce10"/>
          <table:table-cell office:value-type="string" table:style-name="ce10">
            <text:p>itm_gondor_med_greaves,</text:p>
          </table:table-cell>
          <table:table-cell office:value-type="string" table:style-name="ce17">
            <text:p>itm_gondor_arrows,itm_regular_bow,</text:p>
          </table:table-cell>
          <table:table-cell office:value-type="string" table:style-name="ce10">
            <text:p>itm_gondor_sword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draw_5|knows_power_strike_2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table:style-name="ce5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innath_leader</text:p>
          </table:table-cell>
          <table:table-cell office:value-type="string" table:style-name="ce6">
            <text:p>Captain_of_Pinnath_Gelin</text:p>
          </table:table-cell>
          <table:table-cell office:value-type="string" table:style-name="ce6">
            <text:p>Captains_of_Pinnath_Gelin</text:p>
          </table:table-cell>
          <table:table-cell office:value-type="string" table:style-name="ce7">
            <text:p>tf_gondor| tf_mounted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pinnath_gelin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leader_helm,</text:p>
          </table:table-cell>
          <table:table-cell office:value-type="string" table:style-name="ce10">
            <text:p>itm_pinnath_leader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gondor_med_greaves,</text:p>
          </table:table-cell>
          <table:table-cell office:value-type="string" table:style-name="ce10">
            <text:p>itm_gondor_cav_sword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8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table:style-name="ce5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7">
            <text:p>Blackroot Vale</text:p>
          </table:table-cell>
          <table:table-cell table:number-columns-repeated="2" table:style-name="ce27"/>
          <table:table-cell table:style-name="ce28"/>
          <table:table-cell table:number-columns-repeated="2" table:style-name="ce29"/>
          <table:table-cell table:style-name="ce30"/>
          <table:table-cell table:number-columns-repeated="2" table:style-name="ce31"/>
          <table:table-cell table:number-columns-repeated="4" table:style-name="ce32"/>
          <table:table-cell table:style-name="ce31"/>
          <table:table-cell table:number-columns-repeated="3" table:style-name="ce33"/>
          <table:table-cell table:number-columns-repeated="2" table:style-name="ce34"/>
          <table:table-cell table:style-name="ce35"/>
          <table:table-cell office:value-type="string" office:string-value="#Blackroot Vale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table:style-name="ce36">
            <text:p>#Blackroot Val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lackroot_vale_archer</text:p>
          </table:table-cell>
          <table:table-cell office:value-type="string" table:style-name="ce6">
            <text:p>Hunter_of_Blackroot_Vale</text:p>
          </table:table-cell>
          <table:table-cell office:value-type="string" table:style-name="ce6">
            <text:p>Hunter_of_Blackroot_Vale</text:p>
          </table:table-cell>
          <table:table-cell office:value-type="string" table:style-name="ce7">
            <text:p>tf_gondor| <text:s/>tfg_armor| <text:s/>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table:style-name="ce17"/>
          <table:table-cell office:value-type="string" table:style-name="ce17">
            <text:p>itm_blackroot_footman,</text:p>
          </table:table-cell>
          <table:table-cell table:style-name="ce10"/>
          <table:table-cell office:value-type="string" table:style-name="ce17">
            <text:p>itm_gondor_light_greaves,</text:p>
          </table:table-cell>
          <table:table-cell office:value-type="string" table:style-name="ce17">
            <text:p>itm_short_bow,itm_gondor_arrows,</text:p>
          </table:table-cell>
          <table:table-cell office:value-type="string" table:style-name="ce10">
            <text:p>itm_spear,</text:p>
          </table:table-cell>
          <table:table-cell table:style-name="ce10"/>
          <table:table-cell office:value-type="string" table:style-name="ce11">
            <text:p>str_10| agi_7| int_4| cha_4|level(8)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power_draw_3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table:style-name="ce5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blackroot_vale_archer</text:p>
          </table:table-cell>
          <table:table-cell office:value-type="string" table:style-name="ce6">
            <text:p>Bowman_of_Blackroot_Vale</text:p>
          </table:table-cell>
          <table:table-cell office:value-type="string" table:style-name="ce6">
            <text:p>Bowmen_of_Blackroot_Vale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blackroot_hood,</text:p>
          </table:table-cell>
          <table:table-cell office:value-type="string" table:style-name="ce17">
            <text:p>itm_blackroot_bowman,</text:p>
          </table:table-cell>
          <table:table-cell table:style-name="ce10"/>
          <table:table-cell office:value-type="string" table:style-name="ce17">
            <text:p>itm_gondor_light_greaves,</text:p>
          </table:table-cell>
          <table:table-cell office:value-type="string" table:style-name="ce17">
            <text:p>itm_gondor_arrows,itm_regular_bow,</text:p>
          </table:table-cell>
          <table:table-cell office:value-type="string" table:style-name="ce10">
            <text:p>itm_gondor_sword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2|knows_power_draw_4|knows_ironflesh_1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table:style-name="ce5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ster_blackroot_vale_archer</text:p>
          </table:table-cell>
          <table:table-cell office:value-type="string" table:style-name="ce6">
            <text:p>Archer_of_Blackroot_Vale</text:p>
          </table:table-cell>
          <table:table-cell office:value-type="string" table:style-name="ce6">
            <text:p>Archers_of_Blackroot_Vale</text:p>
          </table:table-cell>
          <table:table-cell office:value-type="string" table:style-name="ce7">
            <text:p>tf_gondor| tfg_range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blackroot_hood,</text:p>
          </table:table-cell>
          <table:table-cell office:value-type="string" table:style-name="ce10">
            <text:p>itm_blackroot_archer,</text:p>
          </table:table-cell>
          <table:table-cell table:style-name="ce10"/>
          <table:table-cell office:value-type="string" table:style-name="ce10">
            <text:p>itm_gondor_med_greaves,</text:p>
          </table:table-cell>
          <table:table-cell office:value-type="string" table:style-name="ce10">
            <text:p>itm_gondor_arrows,itm_gondor_bow,</text:p>
          </table:table-cell>
          <table:table-cell office:value-type="string" table:style-name="ce10">
            <text:p>itm_gondor_short_sword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4|knows_power_draw_5|knows_power_strike_2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table:style-name="ce5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otman_of_blackroot_vale</text:p>
          </table:table-cell>
          <table:table-cell office:value-type="string" table:style-name="ce6">
            <text:p>Footman_of_Blackroot_Vale</text:p>
          </table:table-cell>
          <table:table-cell office:value-type="string" table:style-name="ce6">
            <text:p>Footmen_of_Blackroot_Vale</text:p>
          </table:table-cell>
          <table:table-cell office:value-type="string" table:style-name="ce7">
            <text:p>tf_gondor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auxila_helm,</text:p>
          </table:table-cell>
          <table:table-cell office:value-type="string" table:style-name="ce17">
            <text:p>itm_blackroot_footman,</text:p>
          </table:table-cell>
          <table:table-cell table:style-name="ce17"/>
          <table:table-cell office:value-type="string" table:style-name="ce17">
            <text:p>itm_gondor_light_greaves,</text:p>
          </table:table-cell>
          <table:table-cell office:value-type="string" table:style-name="ce17">
            <text:p>itm_gondor_spear,</text:p>
          </table:table-cell>
          <table:table-cell office:value-type="string" table:style-name="ce10">
            <text:p>itm_gon_tab_shield_a,</text:p>
          </table:table-cell>
          <table:table-cell table:style-name="ce10"/>
          <table:table-cell office:value-type="string" table:style-name="ce11">
            <text:p>str_15|agi_15| int_4| cha_4|level(16)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athletics_4|knows_power_throw_2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table:style-name="ce5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pearman_of_blackroot_vale</text:p>
          </table:table-cell>
          <table:table-cell office:value-type="string" table:style-name="ce6">
            <text:p>Spearman_of_Blackroot_Vale</text:p>
          </table:table-cell>
          <table:table-cell office:value-type="string" table:style-name="ce6">
            <text:p>Spearmen_of_Blackroot_Vale</text:p>
          </table:table-cell>
          <table:table-cell office:value-type="string" table:style-name="ce7">
            <text:p>tf_gondor| tfg_gloves| tfg_shield| tfg_armor| tfg_helm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auxila_helm,</text:p>
          </table:table-cell>
          <table:table-cell office:value-type="string" table:style-name="ce10">
            <text:p>itm_blackroot_warri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gondor_med_greaves,</text:p>
          </table:table-cell>
          <table:table-cell office:value-type="string" table:style-name="ce17">
            <text:p>itm_gondor_spear,</text:p>
          </table:table-cell>
          <table:table-cell office:value-type="string" table:style-name="ce10">
            <text:p>itm_gon_tab_shield_d,</text:p>
          </table:table-cell>
          <table:table-cell table:style-name="ce10"/>
          <table:table-cell office:value-type="string" table:style-name="ce11">
            <text:p>str_18|agi_18| int_4| cha_4|level(25)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athletics_5|knows_power_throw_3|knows_power_strike_5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table:style-name="ce5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lackroot_leader</text:p>
          </table:table-cell>
          <table:table-cell office:value-type="string" table:style-name="ce6">
            <text:p>Captain_of_Blackroot_Vale</text:p>
          </table:table-cell>
          <table:table-cell office:value-type="string" table:style-name="ce6">
            <text:p>Captains_of_Blackroot_Vale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blackroot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leader_helm,</text:p>
          </table:table-cell>
          <table:table-cell office:value-type="string" table:style-name="ce10">
            <text:p>itm_blackroot_leader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gondor_med_greaves,</text:p>
          </table:table-cell>
          <table:table-cell office:value-type="string" table:style-name="ce10">
            <text:p>itm_gondor_cav_sword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8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table:style-name="ce5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27">
            <text:p>Dol Amroth</text:p>
          </table:table-cell>
          <table:table-cell table:number-columns-repeated="2" table:style-name="ce27"/>
          <table:table-cell table:style-name="ce28"/>
          <table:table-cell table:number-columns-repeated="2" table:style-name="ce29"/>
          <table:table-cell table:style-name="ce30"/>
          <table:table-cell table:number-columns-repeated="2" table:style-name="ce31"/>
          <table:table-cell table:number-columns-repeated="4" table:style-name="ce32"/>
          <table:table-cell table:style-name="ce31"/>
          <table:table-cell table:number-columns-repeated="3" table:style-name="ce33"/>
          <table:table-cell table:number-columns-repeated="2" table:style-name="ce34"/>
          <table:table-cell table:style-name="ce35"/>
          <table:table-cell office:value-type="string" office:string-value="#Dol Amroth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table:style-name="ce36">
            <text:p>#Dol Amroth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ol_amroth_youth</text:p>
          </table:table-cell>
          <table:table-cell office:value-type="string" table:style-name="ce6">
            <text:p>Dol_Amroth_Recruit</text:p>
          </table:table-cell>
          <table:table-cell office:value-type="string" table:style-name="ce6">
            <text:p>Dol_Amroth_Recruits</text:p>
          </table:table-cell>
          <table:table-cell office:value-type="string" table:style-name="ce7">
            <text:p>tf_gondor| tfg_armor| tfg_shield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table:style-name="ce17"/>
          <table:table-cell office:value-type="string" table:style-name="ce17">
            <text:p>itm_dol_shirt,</text:p>
          </table:table-cell>
          <table:table-cell table:style-name="ce10"/>
          <table:table-cell office:value-type="string" table:style-name="ce17">
            <text:p>itm_dol_shoes,</text:p>
          </table:table-cell>
          <table:table-cell office:value-type="string" table:style-name="ce17">
            <text:p>itm_gondor_spear,</text:p>
          </table:table-cell>
          <table:table-cell office:value-type="string" table:style-name="ce10">
            <text:p>itm_gon_tab_shield_a,</text:p>
          </table:table-cell>
          <table:table-cell table:style-name="ce10"/>
          <table:table-cell office:value-type="string" table:style-name="ce11">
            <text:p>attr_tier_1</text:p>
          </table:table-cell>
          <table:table-cell office:value-type="string" table:style-name="ce11">
            <text:p>wp_tier_1</text:p>
          </table:table-cell>
          <table:table-cell office:value-type="string" table:style-name="ce11">
            <text:p>knows_common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2</text:p>
          </table:table-cell>
          <table:table-cell table:style-name="ce13"/>
          <table:table-cell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table:style-name="ce5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quire_of_dol_amroth</text:p>
          </table:table-cell>
          <table:table-cell office:value-type="string" table:style-name="ce6">
            <text:p>Squire_of_Dol_Amroth</text:p>
          </table:table-cell>
          <table:table-cell office:value-type="string" table:style-name="ce6">
            <text:p>Squires_of_Dol_Amroth</text:p>
          </table:table-cell>
          <table:table-cell office:value-type="string" table:style-name="ce7">
            <text:p>tf_gondor| tf_mounted| tfg_gloves| tfg_shield| tfg_armor| tfg_helm| tfg_horse| tfg_boot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gondor_dolamroth_helm,</text:p>
          </table:table-cell>
          <table:table-cell office:value-type="string" table:style-name="ce10">
            <text:p>itm_dol_padded_coa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dol_shoes,</text:p>
          </table:table-cell>
          <table:table-cell office:value-type="string" table:style-name="ce10">
            <text:p>itm_gondor_lance,itm_amroth_sword_a,itm_gondor_lance,itm_gondor_lance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2</text:p>
          </table:table-cell>
          <table:table-cell office:value-type="string" table:style-name="ce11">
            <text:p>wp_tier_2</text:p>
          </table:table-cell>
          <table:table-cell office:value-type="string" table:style-name="ce11">
            <text:p>knows_common|knows_riding_2|knows_shield_2|knows_power_strike_2|knows_ironflesh_2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table:style-name="ce5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squire_of_dol_amroth</text:p>
          </table:table-cell>
          <table:table-cell office:value-type="string" table:style-name="ce6">
            <text:p>Veteran_Squire_of_Dol_Amroth</text:p>
          </table:table-cell>
          <table:table-cell office:value-type="string" table:style-name="ce6">
            <text:p>Veteran_Squires_of_Dol_Amroth</text:p>
          </table:table-cell>
          <table:table-cell office:value-type="string" table:style-name="ce7">
            <text:p>tf_gondor| tf_mounted| tfg_gloves| tfg_shield| tfg_armor| tfg_helm| tfg_horse| tfg_boots |tfg_polear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dolamroth_helm,</text:p>
          </table:table-cell>
          <table:table-cell office:value-type="string" table:style-name="ce17">
            <text:p>itm_dol_padded_coat,</text:p>
          </table:table-cell>
          <table:table-cell office:value-type="string" table:style-name="ce17">
            <text:p>itm_leather_gloves,</text:p>
          </table:table-cell>
          <table:table-cell office:value-type="string" table:style-name="ce17">
            <text:p>itm_dol_shoes,</text:p>
          </table:table-cell>
          <table:table-cell office:value-type="string" table:style-name="ce17">
            <text:p>itm_gondor_lance,itm_amroth_sword_a,itm_gondor_lance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gondor_hunter,</text:p>
          </table:table-cell>
          <table:table-cell office:value-type="string" table:style-name="ce11">
            <text:p>attr_tier_3</text:p>
          </table:table-cell>
          <table:table-cell office:value-type="string" table:style-name="ce11">
            <text:p>wp_tier_3</text:p>
          </table:table-cell>
          <table:table-cell office:value-type="string" table:style-name="ce11">
            <text:p>knows_common|knows_riding_3|knows_shield_3|knows_power_strike_3|knows_ironflesh_3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table:style-name="ce5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knight_of_dol_amroth</text:p>
          </table:table-cell>
          <table:table-cell office:value-type="string" table:style-name="ce6">
            <text:p>Knight_of_Dol_Amroth</text:p>
          </table:table-cell>
          <table:table-cell office:value-type="string" table:style-name="ce6">
            <text:p>Knights_of_Dol_Amroth</text:p>
          </table:table-cell>
          <table:table-cell office:value-type="string" table:style-name="ce7">
            <text:p>tf_gondor| tf_mounted| tfg_gloves| tfg_shield| tfg_armor| tfg_helm| tfg_horse| tfg_boots|tfg_polear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swan_knight_helm,</text:p>
          </table:table-cell>
          <table:table-cell office:value-type="string" table:style-name="ce10">
            <text:p>itm_dol_hauberk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ol_greaves,</text:p>
          </table:table-cell>
          <table:table-cell office:value-type="string" table:style-name="ce17">
            <text:p>itm_gondor_lance,itm_gondor_lance,itm_amroth_sword_b,itm_gondor_lance,itm_gondor_lance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dol_amroth_warhorse,</text:p>
          </table:table-cell>
          <table:table-cell office:value-type="string" table:style-name="ce11">
            <text:p>attr_tier_4</text:p>
          </table:table-cell>
          <table:table-cell office:value-type="string" table:style-name="ce11">
            <text:p>wp_tier_4</text:p>
          </table:table-cell>
          <table:table-cell office:value-type="string" table:style-name="ce11">
            <text:p>knows_common|knows_riding_4|knows_shield_4|knows_power_strike_4|knows_ironflesh_4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table:style-name="ce5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eteran_knight_of_dol_amroth</text:p>
          </table:table-cell>
          <table:table-cell office:value-type="string" table:style-name="ce6">
            <text:p>Veteran_Knight_of_Dol_Amroth</text:p>
          </table:table-cell>
          <table:table-cell office:value-type="string" table:style-name="ce6">
            <text:p>Veteran_Knights_of_Dol_Amroth</text:p>
          </table:table-cell>
          <table:table-cell office:value-type="string" table:style-name="ce7">
            <text:p>tf_gondor| tf_mounted| tfg_gloves| tfg_shield| tfg_armor| tfg_helm| tfg_horse| tfg_boots |tfg_polear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swan_knight_helm,</text:p>
          </table:table-cell>
          <table:table-cell office:value-type="string" table:style-name="ce10">
            <text:p>itm_dol_heavy_mail,itm_dol_heavy_mail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dol_greaves,</text:p>
          </table:table-cell>
          <table:table-cell office:value-type="string" table:style-name="ce10">
            <text:p>itm_gondor_lance,itm_gondor_lance,itm_amroth_sword_b,itm_gondor_lance,itm_gondor_lance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dol_amroth_warhorse,</text:p>
          </table:table-cell>
          <table:table-cell office:value-type="string" table:style-name="ce11">
            <text:p>attr_tier_5</text:p>
          </table:table-cell>
          <table:table-cell office:value-type="string" table:style-name="ce11">
            <text:p>wp_tier_5</text:p>
          </table:table-cell>
          <table:table-cell office:value-type="string" table:style-name="ce11">
            <text:p>knows_common|knows_riding_5|knows_shield_4|knows_power_strike_5|knows_ironflesh_5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table:style-name="ce5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n_knight_of_dol_amroth</text:p>
          </table:table-cell>
          <table:table-cell office:value-type="string" table:style-name="ce6">
            <text:p>Swan_Knight_of_Dol_Amroth</text:p>
          </table:table-cell>
          <table:table-cell office:value-type="string" table:style-name="ce6">
            <text:p>Swan_Knights_of_Dol_Amroth</text:p>
          </table:table-cell>
          <table:table-cell office:value-type="string" table:style-name="ce7">
            <text:p>tf_gondor| tf_mounted| tfg_gloves| tfg_shield| tfg_armor| tfg_helm| tfg_horse| tfg_boots |tfg_polear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0">
            <text:p>itm_swan_knight_helm,</text:p>
          </table:table-cell>
          <table:table-cell office:value-type="string" table:style-name="ce10">
            <text:p>itm_dol_very_heavy_mail,</text:p>
          </table:table-cell>
          <table:table-cell office:value-type="string" table:style-name="ce17">
            <text:p>itm_mail_mittens,</text:p>
          </table:table-cell>
          <table:table-cell office:value-type="string" table:style-name="ce17">
            <text:p>itm_dol_greaves,</text:p>
          </table:table-cell>
          <table:table-cell office:value-type="string" table:style-name="ce17">
            <text:p>itm_amroth_lance_banner,itm_amroth_sword_b,</text:p>
          </table:table-cell>
          <table:table-cell office:value-type="string" table:style-name="ce17">
            <text:p>itm_gon_tab_shield_c,</text:p>
          </table:table-cell>
          <table:table-cell office:value-type="string" table:style-name="ce10">
            <text:p>itm_dol_amroth_warhorse2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(360)</text:p>
          </table:table-cell>
          <table:table-cell office:value-type="string" table:style-name="ce11">
            <text:p>knows_common|knows_riding_8|knows_shield_4|knows_power_strike_8|knows_ironflesh_6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table:style-name="ce5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ol_amroth_leader</text:p>
          </table:table-cell>
          <table:table-cell office:value-type="string" table:style-name="ce6">
            <text:p>Captain_of_Dol_Amroth</text:p>
          </table:table-cell>
          <table:table-cell office:value-type="string" table:style-name="ce6">
            <text:p>Captains_of_Dol_Amroth</text:p>
          </table:table-cell>
          <table:table-cell office:value-type="string" table:style-name="ce7">
            <text:p>tf_gondor| tf_mounted| tfg_gloves| tfg_shield| tfg_armor| tfg_helm| tfg_horse| tfg_boots |tfg_polear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subfac_dol_amroth</text:p>
          </table:table-cell>
          <table:table-cell office:value-type="string" table:style-name="ce9">
            <text:p>fac_gondor</text:p>
          </table:table-cell>
          <table:table-cell office:value-type="string" table:style-name="ce17">
            <text:p>itm_gondor_leader_helm,</text:p>
          </table:table-cell>
          <table:table-cell office:value-type="string" table:style-name="ce17">
            <text:p>itm_dol_very_heavy_mail,</text:p>
          </table:table-cell>
          <table:table-cell office:value-type="string" table:style-name="ce10">
            <text:p>itm_mail_mittens,</text:p>
          </table:table-cell>
          <table:table-cell office:value-type="string" table:style-name="ce17">
            <text:p>itm_dol_greaves,</text:p>
          </table:table-cell>
          <table:table-cell office:value-type="string" table:style-name="ce17">
            <text:p>itm_amroth_bastard,itm_amroth_lance_banner,</text:p>
          </table:table-cell>
          <table:table-cell office:value-type="string" table:style-name="ce10">
            <text:p>itm_gon_tab_shield_c,</text:p>
          </table:table-cell>
          <table:table-cell office:value-type="string" table:style-name="ce10">
            <text:p>itm_dol_amroth_warhorse2,</text:p>
          </table:table-cell>
          <table:table-cell office:value-type="string" table:style-name="ce11">
            <text:p>attr_tier_6</text:p>
          </table:table-cell>
          <table:table-cell office:value-type="string" table:style-name="ce11">
            <text:p>wp_tier_6</text:p>
          </table:table-cell>
          <table:table-cell office:value-type="string" table:style-name="ce11">
            <text:p>knows_common|knows_riding_8|knows_shield_9|knows_power_strike_8|knows_ironflesh_10</text:p>
          </table:table-cell>
          <table:table-cell office:value-type="string" table:style-name="ce12">
            <text:p>gondor_face1</text:p>
          </table:table-cell>
          <table:table-cell office:value-type="string" table:style-name="ce12">
            <text:p>gondor_face3</text:p>
          </table:table-cell>
          <table:table-cell table:style-name="ce13"/>
          <table:table-cell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table:style-name="ce5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5" table:style-name="ce17"/>
          <table:table-cell table:number-columns-repeated="2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style-name="ce17"/>
          <table:table-cell table:number-columns-repeated="3" table:style-name="ce10"/>
          <table:table-cell table:style-name="ce17"/>
          <table:table-cell table:number-columns-repeated="2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0"/>
          <table:table-cell table:number-columns-repeated="4" table:style-name="ce17"/>
          <table:table-cell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7"/>
          <table:table-cell table:style-name="ce10"/>
          <table:table-cell table:number-columns-repeated="2" table:style-name="ce17"/>
          <table:table-cell table:number-columns-repeated="2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table:style-name="ce5"/>
          <table:table-cell table:number-columns-repeated="16363"/>
        </table:table-row>
        <table:table-row table:style-name="ro1">
          <table:table-cell table:number-columns-repeated="5" table:style-name="ce1"/>
          <table:table-cell table:style-name="ce5"/>
          <table:table-cell table:number-columns-repeated="16378" table:style-name="ce1"/>
        </table:table-row>
        <table:table-row table:style-name="ro1">
          <table:table-cell table:style-name="ce4"/>
          <table:table-cell table:style-name="ce5"/>
          <table:table-cell table:style-name="ce1"/>
          <table:table-cell table:number-columns-repeated="17" table:style-name="ce5"/>
          <table:table-cell office:value-type="string" office:string-value="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number-columns-repeated="2" table:style-name="ce17"/>
          <table:table-cell table:number-columns-repeated="2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7"/>
          <table:table-cell table:number-columns-repeated="3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style-name="ce17"/>
          <table:table-cell table:number-columns-repeated="3" table:style-name="ce10"/>
          <table:table-cell table:style-name="ce17"/>
          <table:table-cell table:number-columns-repeated="2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7"/>
          <table:table-cell table:number-columns-repeated="3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style-name="ce17"/>
          <table:table-cell table:style-name="ce10"/>
          <table:table-cell table:number-columns-repeated="3" table:style-name="ce17"/>
          <table:table-cell table:style-name="ce10"/>
          <table:table-cell table:style-name="ce17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7"/>
          <table:table-cell table:style-name="ce10"/>
          <table:table-cell table:number-columns-repeated="4" table:style-name="ce17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table:style-name="ce5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7"/>
          <table:table-cell table:number-columns-repeated="2" table:style-name="ce10"/>
          <table:table-cell table:style-name="ce17"/>
          <table:table-cell table:number-columns-repeated="2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style-name="ce17"/>
          <table:table-cell table:number-columns-repeated="2" table:style-name="ce10"/>
          <table:table-cell table:style-name="ce17"/>
          <table:table-cell table:style-name="ce24"/>
          <table:table-cell table:style-name="ce17"/>
          <table:table-cell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number-columns-repeated="3" table:style-name="ce17"/>
          <table:table-cell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0"/>
          <table:table-cell table:style-name="ce17"/>
          <table:table-cell table:number-columns-repeated="3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table:style-name="ce5"/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254]+[.F255]+[.F256]+[.F257]+[.F258]+[.F259]" table:style-name="ce5">
            <text:p>0</text:p>
          </table:table-cell>
          <table:table-cell table:number-columns-repeated="15" table:style-name="ce5"/>
          <table:table-cell table:number-columns-repeated="16363"/>
        </table:table-row>
        <table:table-row table:number-rows-repeated="824" table:style-name="ro1">
          <table:table-cell table:number-columns-repeated="21" table:style-name="ce5"/>
          <table:table-cell table:number-columns-repeated="16363"/>
        </table:table-row>
        <table:table-row table:number-rows-repeated="1047492" table:style-name="ro4">
          <table:table-cell table:number-columns-repeated="16384"/>
        </table:table-row>
      </table:table>
      <table:table table:name="Variables" table:style-name="ta1">
        <table:table-column table:style-name="co2" table:number-columns-repeated="1024" table:default-cell-style-name="ce1"/>
        <table:table-column table:style-name="co8" table:number-columns-repeated="15360" table:default-cell-style-name="ce1"/>
        <table:table-row table:style-name="ro5">
          <table:table-cell table:number-columns-repeated="7" table:style-name="ce1"/>
          <table:table-cell office:value-type="string" table:style-name="ce25">
            <text:p>Char 1</text:p>
          </table:table-cell>
          <table:table-cell office:value-type="string" table:style-name="ce25">
            <text:p>[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2</text:p>
          </table:table-cell>
          <table:table-cell office:value-type="string" table:style-name="ce25">
            <text:p>]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3</text:p>
          </table:table-cell>
          <table:table-cell office:value-type="string" table:style-name="ce25">
            <text:p>(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4</text:p>
          </table:table-cell>
          <table:table-cell office:value-type="string" table:style-name="ce25">
            <text:p>)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5</text:p>
          </table:table-cell>
          <table:table-cell office:value-type="string" table:style-name="ce25">
            <text:p>|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6</text:p>
          </table:table-cell>
          <table:table-cell office:value-type="string" table:style-name="ce25">
            <text:p>,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5">
            <text:p>Char 7</text:p>
          </table:table-cell>
          <table:table-cell office:value-type="string" table:style-name="ce25">
            <text:p>"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26">
            <text:p><text:a xlink:href="http://steamcommunity.com/groups/boe-dt/discussions/0/882966056395203033/">http://steamcommunity.com/groups/boe-dt/discussions/0/882966056395203033/</text:a></text:p>
          </table:table-cell>
          <table:table-cell table:number-columns-repeated="16383" table:style-name="ce1"/>
        </table:table-row>
        <table:table-row table:number-rows-repeated="10485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/>
    <dc:creator>Paolo Roberto de Leon</dc:creator>
    <meta:creation-date>2018-01-09T20:56:58Z</meta:creation-date>
    <dc:date>2018-01-12T20:28:23Z</dc:date>
  </office:meta>
</office:document-meta>
</file>